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KL " table:style-name="ta1">
        <table:shapes>
          <draw:frame draw:z-index="0" draw:style-name="gr1" draw:text-style-name="P1" svg:width="453.34pt" svg:height="255.23pt" svg:x="997.97pt" svg:y="8.28pt">
            <loext:p draw:notify-on-update-of-ranges="'AKL '.G2:'AKL '.G82 'AKL '.M1:'AKL '.M1 'AKL '.M2:'AKL '.M82 'AKL '.H1:'AKL '.H1 'AKL '.H2:'AKL '.H82 'AKL '.G2:'AKL '.G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6pt" svg:x="998.65pt" svg:y="271.05pt">
            <loext:p draw:notify-on-update-of-ranges="'AKL '.O1:'AKL '.O1 'AKL '.O2:'AKL '.O82 'AKL '.G2:'AKL '.G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9pt" svg:height="255.23pt" svg:x="1004.88pt" svg:y="553.41pt">
            <loext:p draw:notify-on-update-of-ranges="'AKL '.I1:'AKL '.I1 'AKL '.I2:'AKL '.I82 'AKL '.G2:'AKL '.G8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QDL</text:p>
          </table:table-cell>
          <table:table-cell table:number-columns-repeated="2"/>
          <table:table-cell office:value-type="string" calcext:value-type="string">
            <text:p>OFFSET: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Mit QDL</text:p>
          </table:table-cell>
          <table:table-cell office:value-type="string" calcext:value-type="string">
            <text:p>D QDL</text:p>
          </table:table-cell>
          <table:table-cell/>
          <table:table-cell office:value-type="string" calcext:value-type="string">
            <text:p>PHI Ref</text:p>
          </table:table-cell>
          <table:table-cell office:value-type="string" calcext:value-type="string">
            <text:p>D REF</text:p>
          </table:table-cell>
          <table:table-cell office:value-type="string" calcext:value-type="string">
            <text:p>Referenz</text:p>
          </table:table-cell>
          <table:table-cell/>
          <table:table-cell office:value-type="string" calcext:value-type="string">
            <text:p>Korrekturfaktore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2351" calcext:value-type="float">
            <text:p>0.002351</text:p>
          </table:table-cell>
          <table:table-cell office:value-type="float" office:value="0.000465" calcext:value-type="float">
            <text:p>0.000465</text:p>
          </table:table-cell>
          <table:table-cell table:number-columns-repeated="3"/>
          <table:table-cell table:formula="of:=OFFSET([.$A$82]; (ROW()-2)*5;0)" office:value-type="float" office:value="380" calcext:value-type="float">
            <text:p>380</text:p>
          </table:table-cell>
          <table:table-cell table:formula="of:=OFFSET([.$B$82]; (ROW()-2)*5;0)" office:value-type="float" office:value="0.044703" calcext:value-type="float">
            <text:p>0.044703</text:p>
          </table:table-cell>
          <table:table-cell table:formula="of:=OFFSET([.$C$82]; (ROW()-2)*5;0)" office:value-type="float" office:value="17.190132" calcext:value-type="float">
            <text:p>17.190132</text:p>
          </table:table-cell>
          <table:table-cell/>
          <table:table-cell table:style-name="ce1" office:value-type="float" office:value="810.896" calcext:value-type="float">
            <text:p>810.896</text:p>
          </table:table-cell>
          <table:table-cell table:style-name="ce1" office:value-type="float" office:value="0.29583881" calcext:value-type="float">
            <text:p>0.296</text:p>
          </table:table-cell>
          <table:table-cell table:style-name="ce4" office:value-type="float" office:value="0.08367697" calcext:value-type="float">
            <text:p>0.084</text:p>
          </table:table-cell>
          <table:table-cell/>
          <table:table-cell table:formula="of:=[.M2]/[.H2]" office:value-type="float" office:value="1.87184238194305" calcext:value-type="float">
            <text:p>1.871842381943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.008314" calcext:value-type="float">
            <text:p>0.008314</text:p>
          </table:table-cell>
          <table:table-cell table:number-columns-repeated="3"/>
          <table:table-cell table:formula="of:=OFFSET([.$A$82]; (ROW()-2)*5;0)" office:value-type="float" office:value="385" calcext:value-type="float">
            <text:p>385</text:p>
          </table:table-cell>
          <table:table-cell table:formula="of:=OFFSET([.$B$82]; (ROW()-2)*5;0)" office:value-type="float" office:value="0.057575" calcext:value-type="float">
            <text:p>0.057575</text:p>
          </table:table-cell>
          <table:table-cell table:formula="of:=OFFSET([.$C$82]; (ROW()-2)*5;0)" office:value-type="float" office:value="17.987131" calcext:value-type="float">
            <text:p>17.987131</text:p>
          </table:table-cell>
          <table:table-cell/>
          <table:table-cell table:style-name="ce2" office:value-type="float" office:value="905.977" calcext:value-type="float">
            <text:p>905.977</text:p>
          </table:table-cell>
          <table:table-cell table:style-name="ce2" office:value-type="float" office:value="0.37256338" calcext:value-type="float">
            <text:p>0.373</text:p>
          </table:table-cell>
          <table:table-cell table:style-name="ce5" office:value-type="float" office:value="0.10619877" calcext:value-type="float">
            <text:p>0.106</text:p>
          </table:table-cell>
          <table:table-cell/>
          <table:table-cell table:formula="of:=[.M3]/[.H3]" office:value-type="float" office:value="1.84452922275293" calcext:value-type="float">
            <text:p>1.8445292227529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-0.018929" calcext:value-type="float">
            <text:p>-0.018929</text:p>
          </table:table-cell>
          <table:table-cell table:number-columns-repeated="3"/>
          <table:table-cell table:formula="of:=OFFSET([.$A$82]; (ROW()-2)*5;0)" office:value-type="float" office:value="390" calcext:value-type="float">
            <text:p>390</text:p>
          </table:table-cell>
          <table:table-cell table:formula="of:=OFFSET([.$B$82]; (ROW()-2)*5;0)" office:value-type="float" office:value="0.068387" calcext:value-type="float">
            <text:p>0.068387</text:p>
          </table:table-cell>
          <table:table-cell table:formula="of:=OFFSET([.$C$82]; (ROW()-2)*5;0)" office:value-type="float" office:value="18.845312" calcext:value-type="float">
            <text:p>18.845312</text:p>
          </table:table-cell>
          <table:table-cell/>
          <table:table-cell table:style-name="ce2" office:value-type="float" office:value="1005.381" calcext:value-type="float">
            <text:p>1005.381</text:p>
          </table:table-cell>
          <table:table-cell table:style-name="ce2" office:value-type="float" office:value="0.44716985" calcext:value-type="float">
            <text:p>0.447</text:p>
          </table:table-cell>
          <table:table-cell table:style-name="ce5" office:value-type="float" office:value="0.12789302" calcext:value-type="float">
            <text:p>0.128</text:p>
          </table:table-cell>
          <table:table-cell/>
          <table:table-cell table:formula="of:=[.M4]/[.H4]" office:value-type="float" office:value="1.87013642943834" calcext:value-type="float">
            <text:p>1.8701364294383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22859" calcext:value-type="float">
            <text:p>0.022859</text:p>
          </table:table-cell>
          <table:table-cell table:number-columns-repeated="3"/>
          <table:table-cell table:formula="of:=OFFSET([.$A$82]; (ROW()-2)*5;0)" office:value-type="float" office:value="395" calcext:value-type="float">
            <text:p>395</text:p>
          </table:table-cell>
          <table:table-cell table:formula="of:=OFFSET([.$B$82]; (ROW()-2)*5;0)" office:value-type="float" office:value="0.082084" calcext:value-type="float">
            <text:p>0.082084</text:p>
          </table:table-cell>
          <table:table-cell table:formula="of:=OFFSET([.$C$82]; (ROW()-2)*5;0)" office:value-type="float" office:value="23.322887" calcext:value-type="float">
            <text:p>23.322887</text:p>
          </table:table-cell>
          <table:table-cell/>
          <table:table-cell table:style-name="ce2" office:value-type="float" office:value="1115.52" calcext:value-type="float">
            <text:p>1115.520</text:p>
          </table:table-cell>
          <table:table-cell table:style-name="ce2" office:value-type="float" office:value="0.54209191" calcext:value-type="float">
            <text:p>0.542</text:p>
          </table:table-cell>
          <table:table-cell table:style-name="ce5" office:value-type="float" office:value="0.15646505" calcext:value-type="float">
            <text:p>0.156</text:p>
          </table:table-cell>
          <table:table-cell/>
          <table:table-cell table:formula="of:=[.M5]/[.H5]" office:value-type="float" office:value="1.90615771648555" calcext:value-type="float">
            <text:p>1.906157716485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19223" calcext:value-type="float">
            <text:p>0.019223</text:p>
          </table:table-cell>
          <table:table-cell table:number-columns-repeated="3"/>
          <table:table-cell table:formula="of:=OFFSET([.$A$82]; (ROW()-2)*5;0)" office:value-type="float" office:value="400" calcext:value-type="float">
            <text:p>400</text:p>
          </table:table-cell>
          <table:table-cell table:formula="of:=OFFSET([.$B$82]; (ROW()-2)*5;0)" office:value-type="float" office:value="0.110375" calcext:value-type="float">
            <text:p>0.110375</text:p>
          </table:table-cell>
          <table:table-cell table:formula="of:=OFFSET([.$C$82]; (ROW()-2)*5;0)" office:value-type="float" office:value="33.492584" calcext:value-type="float">
            <text:p>33.492584</text:p>
          </table:table-cell>
          <table:table-cell/>
          <table:table-cell table:style-name="ce2" office:value-type="float" office:value="1225.781" calcext:value-type="float">
            <text:p>1225.781</text:p>
          </table:table-cell>
          <table:table-cell table:style-name="ce2" office:value-type="float" office:value="0.71285781" calcext:value-type="float">
            <text:p>0.713</text:p>
          </table:table-cell>
          <table:table-cell table:style-name="ce5" office:value-type="float" office:value="0.20600272" calcext:value-type="float">
            <text:p>0.206</text:p>
          </table:table-cell>
          <table:table-cell/>
          <table:table-cell table:formula="of:=[.M6]/[.H6]" office:value-type="float" office:value="1.86638930917327" calcext:value-type="float">
            <text:p>1.8663893091732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-0.014081" calcext:value-type="float">
            <text:p>-0.014081</text:p>
          </table:table-cell>
          <table:table-cell table:number-columns-repeated="3"/>
          <table:table-cell table:formula="of:=OFFSET([.$A$82]; (ROW()-2)*5;0)" office:value-type="float" office:value="405" calcext:value-type="float">
            <text:p>405</text:p>
          </table:table-cell>
          <table:table-cell table:formula="of:=OFFSET([.$B$82]; (ROW()-2)*5;0)" office:value-type="float" office:value="0.144605" calcext:value-type="float">
            <text:p>0.144605</text:p>
          </table:table-cell>
          <table:table-cell table:formula="of:=OFFSET([.$C$82]; (ROW()-2)*5;0)" office:value-type="float" office:value="77.693794" calcext:value-type="float">
            <text:p>77.693794</text:p>
          </table:table-cell>
          <table:table-cell/>
          <table:table-cell table:style-name="ce2" office:value-type="float" office:value="1358.344" calcext:value-type="float">
            <text:p>1358.344</text:p>
          </table:table-cell>
          <table:table-cell table:style-name="ce2" office:value-type="float" office:value="0.91832183" calcext:value-type="float">
            <text:p>0.918</text:p>
          </table:table-cell>
          <table:table-cell table:style-name="ce5" office:value-type="float" office:value="0.27040492" calcext:value-type="float">
            <text:p>0.270</text:p>
          </table:table-cell>
          <table:table-cell/>
          <table:table-cell table:formula="of:=[.M7]/[.H7]" office:value-type="float" office:value="1.86995553404101" calcext:value-type="float">
            <text:p>1.869955534041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49526" calcext:value-type="float">
            <text:p>0.049526</text:p>
          </table:table-cell>
          <table:table-cell table:number-columns-repeated="3"/>
          <table:table-cell table:formula="of:=OFFSET([.$A$82]; (ROW()-2)*5;0)" office:value-type="float" office:value="410" calcext:value-type="float">
            <text:p>410</text:p>
          </table:table-cell>
          <table:table-cell table:formula="of:=OFFSET([.$B$82]; (ROW()-2)*5;0)" office:value-type="float" office:value="0.170181" calcext:value-type="float">
            <text:p>0.170181</text:p>
          </table:table-cell>
          <table:table-cell table:formula="of:=OFFSET([.$C$82]; (ROW()-2)*5;0)" office:value-type="float" office:value="83.496223" calcext:value-type="float">
            <text:p>83.496223</text:p>
          </table:table-cell>
          <table:table-cell/>
          <table:table-cell table:style-name="ce2" office:value-type="float" office:value="1480.241" calcext:value-type="float">
            <text:p>1480.241</text:p>
          </table:table-cell>
          <table:table-cell table:style-name="ce2" office:value-type="float" office:value="1.14336183" calcext:value-type="float">
            <text:p>1.143</text:p>
          </table:table-cell>
          <table:table-cell table:style-name="ce5" office:value-type="float" office:value="0.33882559" calcext:value-type="float">
            <text:p>0.339</text:p>
          </table:table-cell>
          <table:table-cell/>
          <table:table-cell table:formula="of:=[.M8]/[.H8]" office:value-type="float" office:value="1.99097190638203" calcext:value-type="float">
            <text:p>1.990971906382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39253" calcext:value-type="float">
            <text:p>0.039253</text:p>
          </table:table-cell>
          <table:table-cell table:number-columns-repeated="3"/>
          <table:table-cell table:formula="of:=OFFSET([.$A$82]; (ROW()-2)*5;0)" office:value-type="float" office:value="415" calcext:value-type="float">
            <text:p>415</text:p>
          </table:table-cell>
          <table:table-cell table:formula="of:=OFFSET([.$B$82]; (ROW()-2)*5;0)" office:value-type="float" office:value="0.19932" calcext:value-type="float">
            <text:p>0.19932</text:p>
          </table:table-cell>
          <table:table-cell table:formula="of:=OFFSET([.$C$82]; (ROW()-2)*5;0)" office:value-type="float" office:value="68.182281" calcext:value-type="float">
            <text:p>68.182281</text:p>
          </table:table-cell>
          <table:table-cell/>
          <table:table-cell table:style-name="ce2" office:value-type="float" office:value="1615.892" calcext:value-type="float">
            <text:p>1615.892</text:p>
          </table:table-cell>
          <table:table-cell table:style-name="ce2" office:value-type="float" office:value="1.37148003" calcext:value-type="float">
            <text:p>1.371</text:p>
          </table:table-cell>
          <table:table-cell table:style-name="ce5" office:value-type="float" office:value="0.4119598" calcext:value-type="float">
            <text:p>0.412</text:p>
          </table:table-cell>
          <table:table-cell/>
          <table:table-cell table:formula="of:=[.M9]/[.H9]" office:value-type="float" office:value="2.06682620911098" calcext:value-type="float">
            <text:p>2.0668262091109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63495" calcext:value-type="float">
            <text:p>0.063495</text:p>
          </table:table-cell>
          <table:table-cell table:number-columns-repeated="3"/>
          <table:table-cell table:formula="of:=OFFSET([.$A$82]; (ROW()-2)*5;0)" office:value-type="float" office:value="420" calcext:value-type="float">
            <text:p>420</text:p>
          </table:table-cell>
          <table:table-cell table:formula="of:=OFFSET([.$B$82]; (ROW()-2)*5;0)" office:value-type="float" office:value="0.242738" calcext:value-type="float">
            <text:p>0.242738</text:p>
          </table:table-cell>
          <table:table-cell table:formula="of:=OFFSET([.$C$82]; (ROW()-2)*5;0)" office:value-type="float" office:value="66.382286" calcext:value-type="float">
            <text:p>66.382286</text:p>
          </table:table-cell>
          <table:table-cell/>
          <table:table-cell table:style-name="ce2" office:value-type="float" office:value="1749.518" calcext:value-type="float">
            <text:p>1749.518</text:p>
          </table:table-cell>
          <table:table-cell table:style-name="ce2" office:value-type="float" office:value="1.61654368" calcext:value-type="float">
            <text:p>1.617</text:p>
          </table:table-cell>
          <table:table-cell table:style-name="ce5" office:value-type="float" office:value="0.4945721" calcext:value-type="float">
            <text:p>0.495</text:p>
          </table:table-cell>
          <table:table-cell/>
          <table:table-cell table:formula="of:=[.M10]/[.H10]" office:value-type="float" office:value="2.03747291318211" calcext:value-type="float">
            <text:p>2.037472913182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81041" calcext:value-type="float">
            <text:p>0.081041</text:p>
          </table:table-cell>
          <table:table-cell table:number-columns-repeated="3"/>
          <table:table-cell table:formula="of:=OFFSET([.$A$82]; (ROW()-2)*5;0)" office:value-type="float" office:value="425" calcext:value-type="float">
            <text:p>425</text:p>
          </table:table-cell>
          <table:table-cell table:formula="of:=OFFSET([.$B$82]; (ROW()-2)*5;0)" office:value-type="float" office:value="0.294326" calcext:value-type="float">
            <text:p>0.294326</text:p>
          </table:table-cell>
          <table:table-cell table:formula="of:=OFFSET([.$C$82]; (ROW()-2)*5;0)" office:value-type="float" office:value="78.89138" calcext:value-type="float">
            <text:p>78.89138</text:p>
          </table:table-cell>
          <table:table-cell/>
          <table:table-cell table:style-name="ce2" office:value-type="float" office:value="1890.761" calcext:value-type="float">
            <text:p>1890.761</text:p>
          </table:table-cell>
          <table:table-cell table:style-name="ce2" office:value-type="float" office:value="1.89750686" calcext:value-type="float">
            <text:p>1.898</text:p>
          </table:table-cell>
          <table:table-cell table:style-name="ce5" office:value-type="float" office:value="0.58556572" calcext:value-type="float">
            <text:p>0.586</text:p>
          </table:table-cell>
          <table:table-cell/>
          <table:table-cell table:formula="of:=[.M11]/[.H11]" office:value-type="float" office:value="1.9895140762284" calcext:value-type="float">
            <text:p>1.989514076228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.041677" calcext:value-type="float">
            <text:p>0.041677</text:p>
          </table:table-cell>
          <table:table-cell table:number-columns-repeated="3"/>
          <table:table-cell table:formula="of:=OFFSET([.$A$82]; (ROW()-2)*5;0)" office:value-type="float" office:value="430" calcext:value-type="float">
            <text:p>430</text:p>
          </table:table-cell>
          <table:table-cell table:formula="of:=OFFSET([.$B$82]; (ROW()-2)*5;0)" office:value-type="float" office:value="0.314181" calcext:value-type="float">
            <text:p>0.314181</text:p>
          </table:table-cell>
          <table:table-cell table:formula="of:=OFFSET([.$C$82]; (ROW()-2)*5;0)" office:value-type="float" office:value="90.015007" calcext:value-type="float">
            <text:p>90.015007</text:p>
          </table:table-cell>
          <table:table-cell/>
          <table:table-cell table:style-name="ce2" office:value-type="float" office:value="2034.314" calcext:value-type="float">
            <text:p>2034.314</text:p>
          </table:table-cell>
          <table:table-cell table:style-name="ce2" office:value-type="float" office:value="2.03604337" calcext:value-type="float">
            <text:p>2.036</text:p>
          </table:table-cell>
          <table:table-cell table:style-name="ce5" office:value-type="float" office:value="0.63759351" calcext:value-type="float">
            <text:p>0.638</text:p>
          </table:table-cell>
          <table:table-cell/>
          <table:table-cell table:formula="of:=[.M12]/[.H12]" office:value-type="float" office:value="2.02938277617042" calcext:value-type="float">
            <text:p>2.0293827761704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.059223" calcext:value-type="float">
            <text:p>0.059223</text:p>
          </table:table-cell>
          <table:table-cell table:number-columns-repeated="3"/>
          <table:table-cell table:formula="of:=OFFSET([.$A$82]; (ROW()-2)*5;0)" office:value-type="float" office:value="435" calcext:value-type="float">
            <text:p>435</text:p>
          </table:table-cell>
          <table:table-cell table:formula="of:=OFFSET([.$B$82]; (ROW()-2)*5;0)" office:value-type="float" office:value="0.331611" calcext:value-type="float">
            <text:p>0.331611</text:p>
          </table:table-cell>
          <table:table-cell table:formula="of:=OFFSET([.$C$82]; (ROW()-2)*5;0)" office:value-type="float" office:value="107.034409" calcext:value-type="float">
            <text:p>107.034409</text:p>
          </table:table-cell>
          <table:table-cell/>
          <table:table-cell table:style-name="ce2" office:value-type="float" office:value="2187.975" calcext:value-type="float">
            <text:p>2187.975</text:p>
          </table:table-cell>
          <table:table-cell table:style-name="ce2" office:value-type="float" office:value="2.18591152" calcext:value-type="float">
            <text:p>2.186</text:p>
          </table:table-cell>
          <table:table-cell table:style-name="ce5" office:value-type="float" office:value="0.69022876" calcext:value-type="float">
            <text:p>0.690</text:p>
          </table:table-cell>
          <table:table-cell/>
          <table:table-cell table:formula="of:=[.M13]/[.H13]" office:value-type="float" office:value="2.08144108609184" calcext:value-type="float">
            <text:p>2.0814410860918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2448" calcext:value-type="float">
            <text:p>0.002448</text:p>
          </table:table-cell>
          <table:table-cell office:value-type="float" office:value="0.02892" calcext:value-type="float">
            <text:p>0.02892</text:p>
          </table:table-cell>
          <table:table-cell table:number-columns-repeated="3"/>
          <table:table-cell table:formula="of:=OFFSET([.$A$82]; (ROW()-2)*5;0)" office:value-type="float" office:value="440" calcext:value-type="float">
            <text:p>440</text:p>
          </table:table-cell>
          <table:table-cell table:formula="of:=OFFSET([.$B$82]; (ROW()-2)*5;0)" office:value-type="float" office:value="0.358205" calcext:value-type="float">
            <text:p>0.358205</text:p>
          </table:table-cell>
          <table:table-cell table:formula="of:=OFFSET([.$C$82]; (ROW()-2)*5;0)" office:value-type="float" office:value="129.274399" calcext:value-type="float">
            <text:p>129.274399</text:p>
          </table:table-cell>
          <table:table-cell/>
          <table:table-cell table:style-name="ce2" office:value-type="float" office:value="2344.563" calcext:value-type="float">
            <text:p>2344.563</text:p>
          </table:table-cell>
          <table:table-cell table:style-name="ce2" office:value-type="float" office:value="2.34902367" calcext:value-type="float">
            <text:p>2.349</text:p>
          </table:table-cell>
          <table:table-cell table:style-name="ce5" office:value-type="float" office:value="0.75597909" calcext:value-type="float">
            <text:p>0.756</text:p>
          </table:table-cell>
          <table:table-cell/>
          <table:table-cell table:formula="of:=[.M14]/[.H14]" office:value-type="float" office:value="2.11046492930026" calcext:value-type="float">
            <text:p>2.1104649293002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21071" calcext:value-type="float">
            <text:p>0.021071</text:p>
          </table:table-cell>
          <table:table-cell table:number-columns-repeated="3"/>
          <table:table-cell table:formula="of:=OFFSET([.$A$82]; (ROW()-2)*5;0)" office:value-type="float" office:value="445" calcext:value-type="float">
            <text:p>445</text:p>
          </table:table-cell>
          <table:table-cell table:formula="of:=OFFSET([.$B$82]; (ROW()-2)*5;0)" office:value-type="float" office:value="0.41166" calcext:value-type="float">
            <text:p>0.41166</text:p>
          </table:table-cell>
          <table:table-cell table:formula="of:=OFFSET([.$C$82]; (ROW()-2)*5;0)" office:value-type="float" office:value="94.68589" calcext:value-type="float">
            <text:p>94.68589</text:p>
          </table:table-cell>
          <table:table-cell/>
          <table:table-cell table:style-name="ce2" office:value-type="float" office:value="2517.036" calcext:value-type="float">
            <text:p>2517.036</text:p>
          </table:table-cell>
          <table:table-cell table:style-name="ce2" office:value-type="float" office:value="2.58107047" calcext:value-type="float">
            <text:p>2.581</text:p>
          </table:table-cell>
          <table:table-cell table:style-name="ce5" office:value-type="float" office:value="0.84545298" calcext:value-type="float">
            <text:p>0.845</text:p>
          </table:table-cell>
          <table:table-cell/>
          <table:table-cell table:formula="of:=[.M15]/[.H15]" office:value-type="float" office:value="2.05376519457805" calcext:value-type="float">
            <text:p>2.053765194578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89526" calcext:value-type="float">
            <text:p>0.089526</text:p>
          </table:table-cell>
          <table:table-cell table:number-columns-repeated="3"/>
          <table:table-cell table:formula="of:=OFFSET([.$A$82]; (ROW()-2)*5;0)" office:value-type="float" office:value="450" calcext:value-type="float">
            <text:p>450</text:p>
          </table:table-cell>
          <table:table-cell table:formula="of:=OFFSET([.$B$82]; (ROW()-2)*5;0)" office:value-type="float" office:value="0.476072" calcext:value-type="float">
            <text:p>0.476072</text:p>
          </table:table-cell>
          <table:table-cell table:formula="of:=OFFSET([.$C$82]; (ROW()-2)*5;0)" office:value-type="float" office:value="79.471344" calcext:value-type="float">
            <text:p>79.471344</text:p>
          </table:table-cell>
          <table:table-cell/>
          <table:table-cell table:style-name="ce2" office:value-type="float" office:value="2690.834" calcext:value-type="float">
            <text:p>2690.834</text:p>
          </table:table-cell>
          <table:table-cell table:style-name="ce2" office:value-type="float" office:value="2.87896042" calcext:value-type="float">
            <text:p>2.879</text:p>
          </table:table-cell>
          <table:table-cell table:style-name="ce5" office:value-type="float" office:value="0.95366788" calcext:value-type="float">
            <text:p>0.954</text:p>
          </table:table-cell>
          <table:table-cell/>
          <table:table-cell table:formula="of:=[.M16]/[.H16]" office:value-type="float" office:value="2.00320094439497" calcext:value-type="float">
            <text:p>2.003200944394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116193" calcext:value-type="float">
            <text:p>0.116193</text:p>
          </table:table-cell>
          <table:table-cell table:number-columns-repeated="3"/>
          <table:table-cell table:formula="of:=OFFSET([.$A$82]; (ROW()-2)*5;0)" office:value-type="float" office:value="455" calcext:value-type="float">
            <text:p>455</text:p>
          </table:table-cell>
          <table:table-cell table:formula="of:=OFFSET([.$B$82]; (ROW()-2)*5;0)" office:value-type="float" office:value="0.519345" calcext:value-type="float">
            <text:p>0.519345</text:p>
          </table:table-cell>
          <table:table-cell table:formula="of:=OFFSET([.$C$82]; (ROW()-2)*5;0)" office:value-type="float" office:value="64.762253" calcext:value-type="float">
            <text:p>64.762253</text:p>
          </table:table-cell>
          <table:table-cell/>
          <table:table-cell table:style-name="ce2" office:value-type="float" office:value="2861.218" calcext:value-type="float">
            <text:p>2861.218</text:p>
          </table:table-cell>
          <table:table-cell table:style-name="ce2" office:value-type="float" office:value="3.07082476" calcext:value-type="float">
            <text:p>3.071</text:p>
          </table:table-cell>
          <table:table-cell table:style-name="ce5" office:value-type="float" office:value="1.03373184" calcext:value-type="float">
            <text:p>1.034</text:p>
          </table:table-cell>
          <table:table-cell/>
          <table:table-cell table:formula="of:=[.M17]/[.H17]" office:value-type="float" office:value="1.99045305143979" calcext:value-type="float">
            <text:p>1.9904530514397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127737" calcext:value-type="float">
            <text:p>0.127737</text:p>
          </table:table-cell>
          <table:table-cell table:number-columns-repeated="3"/>
          <table:table-cell table:formula="of:=OFFSET([.$A$82]; (ROW()-2)*5;0)" office:value-type="float" office:value="460" calcext:value-type="float">
            <text:p>460</text:p>
          </table:table-cell>
          <table:table-cell table:formula="of:=OFFSET([.$B$82]; (ROW()-2)*5;0)" office:value-type="float" office:value="0.546497" calcext:value-type="float">
            <text:p>0.546497</text:p>
          </table:table-cell>
          <table:table-cell table:formula="of:=OFFSET([.$C$82]; (ROW()-2)*5;0)" office:value-type="float" office:value="55.900433" calcext:value-type="float">
            <text:p>55.900433</text:p>
          </table:table-cell>
          <table:table-cell/>
          <table:table-cell table:style-name="ce2" office:value-type="float" office:value="3032.007" calcext:value-type="float">
            <text:p>3032.007</text:p>
          </table:table-cell>
          <table:table-cell table:style-name="ce2" office:value-type="float" office:value="3.21447524" calcext:value-type="float">
            <text:p>3.214</text:p>
          </table:table-cell>
          <table:table-cell table:style-name="ce5" office:value-type="float" office:value="1.09582672" calcext:value-type="float">
            <text:p>1.096</text:p>
          </table:table-cell>
          <table:table-cell/>
          <table:table-cell table:formula="of:=[.M18]/[.H18]" office:value-type="float" office:value="2.00518341363265" calcext:value-type="float">
            <text:p>2.0051834136326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4969" calcext:value-type="float">
            <text:p>0.004969</text:p>
          </table:table-cell>
          <table:table-cell office:value-type="float" office:value="0.16589" calcext:value-type="float">
            <text:p>0.16589</text:p>
          </table:table-cell>
          <table:table-cell table:number-columns-repeated="3"/>
          <table:table-cell table:formula="of:=OFFSET([.$A$82]; (ROW()-2)*5;0)" office:value-type="float" office:value="465" calcext:value-type="float">
            <text:p>465</text:p>
          </table:table-cell>
          <table:table-cell table:formula="of:=OFFSET([.$B$82]; (ROW()-2)*5;0)" office:value-type="float" office:value="0.573188" calcext:value-type="float">
            <text:p>0.573188</text:p>
          </table:table-cell>
          <table:table-cell table:formula="of:=OFFSET([.$C$82]; (ROW()-2)*5;0)" office:value-type="float" office:value="46.958618" calcext:value-type="float">
            <text:p>46.958618</text:p>
          </table:table-cell>
          <table:table-cell/>
          <table:table-cell table:style-name="ce2" office:value-type="float" office:value="3214.846" calcext:value-type="float">
            <text:p>3214.846</text:p>
          </table:table-cell>
          <table:table-cell table:style-name="ce2" office:value-type="float" office:value="3.44535829" calcext:value-type="float">
            <text:p>3.445</text:p>
          </table:table-cell>
          <table:table-cell table:style-name="ce5" office:value-type="float" office:value="1.19270204" calcext:value-type="float">
            <text:p>1.193</text:p>
          </table:table-cell>
          <table:table-cell/>
          <table:table-cell table:formula="of:=[.M19]/[.H19]" office:value-type="float" office:value="2.08082171992435" calcext:value-type="float">
            <text:p>2.080821719924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16895" calcext:value-type="float">
            <text:p>0.16895</text:p>
          </table:table-cell>
          <table:table-cell table:number-columns-repeated="3"/>
          <table:table-cell table:formula="of:=OFFSET([.$A$82]; (ROW()-2)*5;0)" office:value-type="float" office:value="470" calcext:value-type="float">
            <text:p>470</text:p>
          </table:table-cell>
          <table:table-cell table:formula="of:=OFFSET([.$B$82]; (ROW()-2)*5;0)" office:value-type="float" office:value="0.640921" calcext:value-type="float">
            <text:p>0.640921</text:p>
          </table:table-cell>
          <table:table-cell table:formula="of:=OFFSET([.$C$82]; (ROW()-2)*5;0)" office:value-type="float" office:value="49.890739" calcext:value-type="float">
            <text:p>49.890739</text:p>
          </table:table-cell>
          <table:table-cell/>
          <table:table-cell table:style-name="ce2" office:value-type="float" office:value="3396.338" calcext:value-type="float">
            <text:p>3396.338</text:p>
          </table:table-cell>
          <table:table-cell table:style-name="ce2" office:value-type="float" office:value="3.89012515" calcext:value-type="float">
            <text:p>3.890</text:p>
          </table:table-cell>
          <table:table-cell table:style-name="ce5" office:value-type="float" office:value="1.3630705" calcext:value-type="float">
            <text:p>1.363</text:p>
          </table:table-cell>
          <table:table-cell/>
          <table:table-cell table:formula="of:=[.M20]/[.H20]" office:value-type="float" office:value="2.12673714857213" calcext:value-type="float">
            <text:p>2.126737148572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158041" calcext:value-type="float">
            <text:p>0.158041</text:p>
          </table:table-cell>
          <table:table-cell table:number-columns-repeated="3"/>
          <table:table-cell table:formula="of:=OFFSET([.$A$82]; (ROW()-2)*5;0)" office:value-type="float" office:value="475" calcext:value-type="float">
            <text:p>475</text:p>
          </table:table-cell>
          <table:table-cell table:formula="of:=OFFSET([.$B$82]; (ROW()-2)*5;0)" office:value-type="float" office:value="0.768823" calcext:value-type="float">
            <text:p>0.768823</text:p>
          </table:table-cell>
          <table:table-cell table:formula="of:=OFFSET([.$C$82]; (ROW()-2)*5;0)" office:value-type="float" office:value="57.353188" calcext:value-type="float">
            <text:p>57.353188</text:p>
          </table:table-cell>
          <table:table-cell/>
          <table:table-cell table:style-name="ce2" office:value-type="float" office:value="3595.443" calcext:value-type="float">
            <text:p>3595.443</text:p>
          </table:table-cell>
          <table:table-cell table:style-name="ce2" office:value-type="float" office:value="4.58444193" calcext:value-type="float">
            <text:p>4.584</text:p>
          </table:table-cell>
          <table:table-cell table:style-name="ce5" office:value-type="float" office:value="1.63062246" calcext:value-type="float">
            <text:p>1.631</text:p>
          </table:table-cell>
          <table:table-cell/>
          <table:table-cell table:formula="of:=[.M21]/[.H21]" office:value-type="float" office:value="2.12093350485092" calcext:value-type="float">
            <text:p>2.120933504850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211951" calcext:value-type="float">
            <text:p>0.211951</text:p>
          </table:table-cell>
          <table:table-cell table:number-columns-repeated="3"/>
          <table:table-cell table:formula="of:=OFFSET([.$A$82]; (ROW()-2)*5;0)" office:value-type="float" office:value="480" calcext:value-type="float">
            <text:p>480</text:p>
          </table:table-cell>
          <table:table-cell table:formula="of:=OFFSET([.$B$82]; (ROW()-2)*5;0)" office:value-type="float" office:value="0.936702" calcext:value-type="float">
            <text:p>0.936702</text:p>
          </table:table-cell>
          <table:table-cell table:formula="of:=OFFSET([.$C$82]; (ROW()-2)*5;0)" office:value-type="float" office:value="59.661072" calcext:value-type="float">
            <text:p>59.661072</text:p>
          </table:table-cell>
          <table:table-cell/>
          <table:table-cell table:style-name="ce2" office:value-type="float" office:value="3794.096" calcext:value-type="float">
            <text:p>3794.096</text:p>
          </table:table-cell>
          <table:table-cell table:style-name="ce2" office:value-type="float" office:value="5.47451711" calcext:value-type="float">
            <text:p>5.475</text:p>
          </table:table-cell>
          <table:table-cell table:style-name="ce5" office:value-type="float" office:value="1.97756275" calcext:value-type="float">
            <text:p>1.978</text:p>
          </table:table-cell>
          <table:table-cell/>
          <table:table-cell table:formula="of:=[.M22]/[.H22]" office:value-type="float" office:value="2.1111973178236" calcext:value-type="float">
            <text:p>2.111197317823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.221071" calcext:value-type="float">
            <text:p>0.221071</text:p>
          </table:table-cell>
          <table:table-cell table:number-columns-repeated="3"/>
          <table:table-cell table:formula="of:=OFFSET([.$A$82]; (ROW()-2)*5;0)" office:value-type="float" office:value="485" calcext:value-type="float">
            <text:p>485</text:p>
          </table:table-cell>
          <table:table-cell table:formula="of:=OFFSET([.$B$82]; (ROW()-2)*5;0)" office:value-type="float" office:value="1.112944" calcext:value-type="float">
            <text:p>1.112944</text:p>
          </table:table-cell>
          <table:table-cell table:formula="of:=OFFSET([.$C$82]; (ROW()-2)*5;0)" office:value-type="float" office:value="72.058647" calcext:value-type="float">
            <text:p>72.058647</text:p>
          </table:table-cell>
          <table:table-cell/>
          <table:table-cell table:style-name="ce2" office:value-type="float" office:value="3994.588" calcext:value-type="float">
            <text:p>3994.588</text:p>
          </table:table-cell>
          <table:table-cell table:style-name="ce2" office:value-type="float" office:value="6.4731824" calcext:value-type="float">
            <text:p>6.473</text:p>
          </table:table-cell>
          <table:table-cell table:style-name="ce5" office:value-type="float" office:value="2.36432973" calcext:value-type="float">
            <text:p>2.364</text:p>
          </table:table-cell>
          <table:table-cell/>
          <table:table-cell table:formula="of:=[.M23]/[.H23]" office:value-type="float" office:value="2.12439235936399" calcext:value-type="float">
            <text:p>2.124392359363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0.25195" calcext:value-type="float">
            <text:p>0.25195</text:p>
          </table:table-cell>
          <table:table-cell table:number-columns-repeated="3"/>
          <table:table-cell table:formula="of:=OFFSET([.$A$82]; (ROW()-2)*5;0)" office:value-type="float" office:value="490" calcext:value-type="float">
            <text:p>490</text:p>
          </table:table-cell>
          <table:table-cell table:formula="of:=OFFSET([.$B$82]; (ROW()-2)*5;0)" office:value-type="float" office:value="1.227902" calcext:value-type="float">
            <text:p>1.227902</text:p>
          </table:table-cell>
          <table:table-cell table:formula="of:=OFFSET([.$C$82]; (ROW()-2)*5;0)" office:value-type="float" office:value="73.446533" calcext:value-type="float">
            <text:p>73.446533</text:p>
          </table:table-cell>
          <table:table-cell/>
          <table:table-cell table:style-name="ce2" office:value-type="float" office:value="4193.333" calcext:value-type="float">
            <text:p>4193.333</text:p>
          </table:table-cell>
          <table:table-cell table:style-name="ce2" office:value-type="float" office:value="7.24298791" calcext:value-type="float">
            <text:p>7.243</text:p>
          </table:table-cell>
          <table:table-cell table:style-name="ce5" office:value-type="float" office:value="2.67909659" calcext:value-type="float">
            <text:p>2.679</text:p>
          </table:table-cell>
          <table:table-cell/>
          <table:table-cell table:formula="of:=[.M24]/[.H24]" office:value-type="float" office:value="2.18184886904655" calcext:value-type="float">
            <text:p>2.1818488690465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287102" calcext:value-type="float">
            <text:p>0.287102</text:p>
          </table:table-cell>
          <table:table-cell table:number-columns-repeated="3"/>
          <table:table-cell table:formula="of:=OFFSET([.$A$82]; (ROW()-2)*5;0)" office:value-type="float" office:value="495" calcext:value-type="float">
            <text:p>495</text:p>
          </table:table-cell>
          <table:table-cell table:formula="of:=OFFSET([.$B$82]; (ROW()-2)*5;0)" office:value-type="float" office:value="1.29166" calcext:value-type="float">
            <text:p>1.29166</text:p>
          </table:table-cell>
          <table:table-cell table:formula="of:=OFFSET([.$C$82]; (ROW()-2)*5;0)" office:value-type="float" office:value="57.04953" calcext:value-type="float">
            <text:p>57.04953</text:p>
          </table:table-cell>
          <table:table-cell/>
          <table:table-cell table:style-name="ce2" office:value-type="float" office:value="4410.142" calcext:value-type="float">
            <text:p>4410.142</text:p>
          </table:table-cell>
          <table:table-cell table:style-name="ce2" office:value-type="float" office:value="7.68100752" calcext:value-type="float">
            <text:p>7.681</text:p>
          </table:table-cell>
          <table:table-cell table:style-name="ce5" office:value-type="float" office:value="2.88331947" calcext:value-type="float">
            <text:p>2.883</text:p>
          </table:table-cell>
          <table:table-cell/>
          <table:table-cell table:formula="of:=[.M25]/[.H25]" office:value-type="float" office:value="2.23225885294892" calcext:value-type="float">
            <text:p>2.2322588529489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4169" calcext:value-type="float">
            <text:p>0.004169</text:p>
          </table:table-cell>
          <table:table-cell office:value-type="float" office:value="0.31804" calcext:value-type="float">
            <text:p>0.31804</text:p>
          </table:table-cell>
          <table:table-cell table:number-columns-repeated="3"/>
          <table:table-cell table:formula="of:=OFFSET([.$A$82]; (ROW()-2)*5;0)" office:value-type="float" office:value="500" calcext:value-type="float">
            <text:p>500</text:p>
          </table:table-cell>
          <table:table-cell table:formula="of:=OFFSET([.$B$82]; (ROW()-2)*5;0)" office:value-type="float" office:value="1.319151" calcext:value-type="float">
            <text:p>1.319151</text:p>
          </table:table-cell>
          <table:table-cell table:formula="of:=OFFSET([.$C$82]; (ROW()-2)*5;0)" office:value-type="float" office:value="48.603462" calcext:value-type="float">
            <text:p>48.603462</text:p>
          </table:table-cell>
          <table:table-cell/>
          <table:table-cell table:style-name="ce2" office:value-type="float" office:value="4624.403" calcext:value-type="float">
            <text:p>4624.403</text:p>
          </table:table-cell>
          <table:table-cell table:style-name="ce2" office:value-type="float" office:value="7.90827759" calcext:value-type="float">
            <text:p>7.908</text:p>
          </table:table-cell>
          <table:table-cell table:style-name="ce5" office:value-type="float" office:value="3.00540207" calcext:value-type="float">
            <text:p>3.005</text:p>
          </table:table-cell>
          <table:table-cell/>
          <table:table-cell table:formula="of:=[.M26]/[.H26]" office:value-type="float" office:value="2.27828510155395" calcext:value-type="float">
            <text:p>2.2782851015539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0.394981" calcext:value-type="float">
            <text:p>0.394981</text:p>
          </table:table-cell>
          <table:table-cell table:number-columns-repeated="3"/>
          <table:table-cell table:formula="of:=OFFSET([.$A$82]; (ROW()-2)*5;0)" office:value-type="float" office:value="505" calcext:value-type="float">
            <text:p>505</text:p>
          </table:table-cell>
          <table:table-cell table:formula="of:=OFFSET([.$B$82]; (ROW()-2)*5;0)" office:value-type="float" office:value="1.346618" calcext:value-type="float">
            <text:p>1.346618</text:p>
          </table:table-cell>
          <table:table-cell table:formula="of:=OFFSET([.$C$82]; (ROW()-2)*5;0)" office:value-type="float" office:value="41.86771" calcext:value-type="float">
            <text:p>41.86771</text:p>
          </table:table-cell>
          <table:table-cell/>
          <table:table-cell table:style-name="ce2" office:value-type="float" office:value="4844.251" calcext:value-type="float">
            <text:p>4844.251</text:p>
          </table:table-cell>
          <table:table-cell table:style-name="ce2" office:value-type="float" office:value="8.0454976" calcext:value-type="float">
            <text:p>8.045</text:p>
          </table:table-cell>
          <table:table-cell table:style-name="ce5" office:value-type="float" office:value="3.08663717" calcext:value-type="float">
            <text:p>3.087</text:p>
          </table:table-cell>
          <table:table-cell/>
          <table:table-cell table:formula="of:=[.M27]/[.H27]" office:value-type="float" office:value="2.29214013922285" calcext:value-type="float">
            <text:p>2.2921401392228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5429" calcext:value-type="float">
            <text:p>0.005429</text:p>
          </table:table-cell>
          <table:table-cell office:value-type="float" office:value="0.412586" calcext:value-type="float">
            <text:p>0.412586</text:p>
          </table:table-cell>
          <table:table-cell table:number-columns-repeated="3"/>
          <table:table-cell table:formula="of:=OFFSET([.$A$82]; (ROW()-2)*5;0)" office:value-type="float" office:value="510" calcext:value-type="float">
            <text:p>510</text:p>
          </table:table-cell>
          <table:table-cell table:formula="of:=OFFSET([.$B$82]; (ROW()-2)*5;0)" office:value-type="float" office:value="1.435611" calcext:value-type="float">
            <text:p>1.435611</text:p>
          </table:table-cell>
          <table:table-cell table:formula="of:=OFFSET([.$C$82]; (ROW()-2)*5;0)" office:value-type="float" office:value="39.850159" calcext:value-type="float">
            <text:p>39.850159</text:p>
          </table:table-cell>
          <table:table-cell/>
          <table:table-cell table:style-name="ce2" office:value-type="float" office:value="5062.954" calcext:value-type="float">
            <text:p>5062.954</text:p>
          </table:table-cell>
          <table:table-cell table:style-name="ce2" office:value-type="float" office:value="8.40015784" calcext:value-type="float">
            <text:p>8.400</text:p>
          </table:table-cell>
          <table:table-cell table:style-name="ce5" office:value-type="float" office:value="3.26251678" calcext:value-type="float">
            <text:p>3.263</text:p>
          </table:table-cell>
          <table:table-cell/>
          <table:table-cell table:formula="of:=[.M28]/[.H28]" office:value-type="float" office:value="2.27256323614127" calcext:value-type="float">
            <text:p>2.272563236141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4823" calcext:value-type="float">
            <text:p>0.004823</text:p>
          </table:table-cell>
          <table:table-cell office:value-type="float" office:value="0.424707" calcext:value-type="float">
            <text:p>0.424707</text:p>
          </table:table-cell>
          <table:table-cell table:number-columns-repeated="3"/>
          <table:table-cell table:formula="of:=OFFSET([.$A$82]; (ROW()-2)*5;0)" office:value-type="float" office:value="515" calcext:value-type="float">
            <text:p>515</text:p>
          </table:table-cell>
          <table:table-cell table:formula="of:=OFFSET([.$B$82]; (ROW()-2)*5;0)" office:value-type="float" office:value="1.618884" calcext:value-type="float">
            <text:p>1.618884</text:p>
          </table:table-cell>
          <table:table-cell table:formula="of:=OFFSET([.$C$82]; (ROW()-2)*5;0)" office:value-type="float" office:value="41.60289" calcext:value-type="float">
            <text:p>41.60289</text:p>
          </table:table-cell>
          <table:table-cell/>
          <table:table-cell table:style-name="ce2" office:value-type="float" office:value="5277.815" calcext:value-type="float">
            <text:p>5277.815</text:p>
          </table:table-cell>
          <table:table-cell table:style-name="ce2" office:value-type="float" office:value="9.1925104" calcext:value-type="float">
            <text:p>9.193</text:p>
          </table:table-cell>
          <table:table-cell table:style-name="ce5" office:value-type="float" office:value="3.61826645" calcext:value-type="float">
            <text:p>3.618</text:p>
          </table:table-cell>
          <table:table-cell/>
          <table:table-cell table:formula="of:=[.M29]/[.H29]" office:value-type="float" office:value="2.23503750114276" calcext:value-type="float">
            <text:p>2.2350375011427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431344" calcext:value-type="float">
            <text:p>0.431344</text:p>
          </table:table-cell>
          <table:table-cell table:number-columns-repeated="3"/>
          <table:table-cell table:formula="of:=OFFSET([.$A$82]; (ROW()-2)*5;0)" office:value-type="float" office:value="520" calcext:value-type="float">
            <text:p>520</text:p>
          </table:table-cell>
          <table:table-cell table:formula="of:=OFFSET([.$B$82]; (ROW()-2)*5;0)" office:value-type="float" office:value="1.875176" calcext:value-type="float">
            <text:p>1.875176</text:p>
          </table:table-cell>
          <table:table-cell table:formula="of:=OFFSET([.$C$82]; (ROW()-2)*5;0)" office:value-type="float" office:value="44.539227" calcext:value-type="float">
            <text:p>44.539227</text:p>
          </table:table-cell>
          <table:table-cell/>
          <table:table-cell table:style-name="ce2" office:value-type="float" office:value="5493.997" calcext:value-type="float">
            <text:p>5493.997</text:p>
          </table:table-cell>
          <table:table-cell table:style-name="ce2" office:value-type="float" office:value="10.2614515" calcext:value-type="float">
            <text:p>10.261</text:p>
          </table:table-cell>
          <table:table-cell table:style-name="ce5" office:value-type="float" office:value="4.07975319" calcext:value-type="float">
            <text:p>4.080</text:p>
          </table:table-cell>
          <table:table-cell/>
          <table:table-cell table:formula="of:=[.M30]/[.H30]" office:value-type="float" office:value="2.17566414565886" calcext:value-type="float">
            <text:p>2.1756641456588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.516828" calcext:value-type="float">
            <text:p>0.516828</text:p>
          </table:table-cell>
          <table:table-cell table:number-columns-repeated="3"/>
          <table:table-cell table:formula="of:=OFFSET([.$A$82]; (ROW()-2)*5;0)" office:value-type="float" office:value="525" calcext:value-type="float">
            <text:p>525</text:p>
          </table:table-cell>
          <table:table-cell table:formula="of:=OFFSET([.$B$82]; (ROW()-2)*5;0)" office:value-type="float" office:value="2.053794" calcext:value-type="float">
            <text:p>2.053794</text:p>
          </table:table-cell>
          <table:table-cell table:formula="of:=OFFSET([.$C$82]; (ROW()-2)*5;0)" office:value-type="float" office:value="45.727104" calcext:value-type="float">
            <text:p>45.727104</text:p>
          </table:table-cell>
          <table:table-cell/>
          <table:table-cell table:style-name="ce2" office:value-type="float" office:value="5715.639" calcext:value-type="float">
            <text:p>5715.639</text:p>
          </table:table-cell>
          <table:table-cell table:style-name="ce2" office:value-type="float" office:value="11.023041" calcext:value-type="float">
            <text:p>11.023</text:p>
          </table:table-cell>
          <table:table-cell table:style-name="ce5" office:value-type="float" office:value="4.43169867" calcext:value-type="float">
            <text:p>4.432</text:p>
          </table:table-cell>
          <table:table-cell/>
          <table:table-cell table:formula="of:=[.M31]/[.H31]" office:value-type="float" office:value="2.15781070058633" calcext:value-type="float">
            <text:p>2.157810700586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.596193" calcext:value-type="float">
            <text:p>0.596193</text:p>
          </table:table-cell>
          <table:table-cell table:number-columns-repeated="3"/>
          <table:table-cell table:formula="of:=OFFSET([.$A$82]; (ROW()-2)*5;0)" office:value-type="float" office:value="530" calcext:value-type="float">
            <text:p>530</text:p>
          </table:table-cell>
          <table:table-cell table:formula="of:=OFFSET([.$B$82]; (ROW()-2)*5;0)" office:value-type="float" office:value="2.117769" calcext:value-type="float">
            <text:p>2.117769</text:p>
          </table:table-cell>
          <table:table-cell table:formula="of:=OFFSET([.$C$82]; (ROW()-2)*5;0)" office:value-type="float" office:value="47.394405" calcext:value-type="float">
            <text:p>47.394405</text:p>
          </table:table-cell>
          <table:table-cell/>
          <table:table-cell table:style-name="ce2" office:value-type="float" office:value="5936.067" calcext:value-type="float">
            <text:p>5936.067</text:p>
          </table:table-cell>
          <table:table-cell table:style-name="ce2" office:value-type="float" office:value="11.2389693" calcext:value-type="float">
            <text:p>11.239</text:p>
          </table:table-cell>
          <table:table-cell table:style-name="ce5" office:value-type="float" office:value="4.57514894" calcext:value-type="float">
            <text:p>4.575</text:p>
          </table:table-cell>
          <table:table-cell/>
          <table:table-cell table:formula="of:=[.M32]/[.H32]" office:value-type="float" office:value="2.16036259856481" calcext:value-type="float">
            <text:p>2.160362598564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5188" calcext:value-type="float">
            <text:p>0.005188</text:p>
          </table:table-cell>
          <table:table-cell office:value-type="float" office:value="0.684678" calcext:value-type="float">
            <text:p>0.684678</text:p>
          </table:table-cell>
          <table:table-cell table:number-columns-repeated="3"/>
          <table:table-cell table:formula="of:=OFFSET([.$A$82]; (ROW()-2)*5;0)" office:value-type="float" office:value="535" calcext:value-type="float">
            <text:p>535</text:p>
          </table:table-cell>
          <table:table-cell table:formula="of:=OFFSET([.$B$82]; (ROW()-2)*5;0)" office:value-type="float" office:value="2.10235" calcext:value-type="float">
            <text:p>2.10235</text:p>
          </table:table-cell>
          <table:table-cell table:formula="of:=OFFSET([.$C$82]; (ROW()-2)*5;0)" office:value-type="float" office:value="57.619858" calcext:value-type="float">
            <text:p>57.619858</text:p>
          </table:table-cell>
          <table:table-cell/>
          <table:table-cell table:style-name="ce2" office:value-type="float" office:value="6170.85" calcext:value-type="float">
            <text:p>6170.850</text:p>
          </table:table-cell>
          <table:table-cell table:style-name="ce2" office:value-type="float" office:value="11.1695781" calcext:value-type="float">
            <text:p>11.170</text:p>
          </table:table-cell>
          <table:table-cell table:style-name="ce5" office:value-type="float" office:value="4.59225491" calcext:value-type="float">
            <text:p>4.592</text:p>
          </table:table-cell>
          <table:table-cell/>
          <table:table-cell table:formula="of:=[.M33]/[.H33]" office:value-type="float" office:value="2.18434366780032" calcext:value-type="float">
            <text:p>2.1843436678003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4993" calcext:value-type="float">
            <text:p>0.004993</text:p>
          </table:table-cell>
          <table:table-cell office:value-type="float" office:value="0.825919" calcext:value-type="float">
            <text:p>0.825919</text:p>
          </table:table-cell>
          <table:table-cell table:number-columns-repeated="3"/>
          <table:table-cell table:formula="of:=OFFSET([.$A$82]; (ROW()-2)*5;0)" office:value-type="float" office:value="540" calcext:value-type="float">
            <text:p>540</text:p>
          </table:table-cell>
          <table:table-cell table:formula="of:=OFFSET([.$B$82]; (ROW()-2)*5;0)" office:value-type="float" office:value="2.079418" calcext:value-type="float">
            <text:p>2.079418</text:p>
          </table:table-cell>
          <table:table-cell table:formula="of:=OFFSET([.$C$82]; (ROW()-2)*5;0)" office:value-type="float" office:value="74.272552" calcext:value-type="float">
            <text:p>74.272552</text:p>
          </table:table-cell>
          <table:table-cell/>
          <table:table-cell table:style-name="ce2" office:value-type="float" office:value="6409.772" calcext:value-type="float">
            <text:p>6409.772</text:p>
          </table:table-cell>
          <table:table-cell table:style-name="ce2" office:value-type="float" office:value="11.0384183" calcext:value-type="float">
            <text:p>11.038</text:p>
          </table:table-cell>
          <table:table-cell table:style-name="ce5" office:value-type="float" office:value="4.59068502" calcext:value-type="float">
            <text:p>4.591</text:p>
          </table:table-cell>
          <table:table-cell/>
          <table:table-cell table:formula="of:=[.M34]/[.H34]" office:value-type="float" office:value="2.20767783100848" calcext:value-type="float">
            <text:p>2.207677831008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5091" calcext:value-type="float">
            <text:p>0.005091</text:p>
          </table:table-cell>
          <table:table-cell office:value-type="float" office:value="0.929526" calcext:value-type="float">
            <text:p>0.929526</text:p>
          </table:table-cell>
          <table:table-cell table:number-columns-repeated="3"/>
          <table:table-cell table:formula="of:=OFFSET([.$A$82]; (ROW()-2)*5;0)" office:value-type="float" office:value="545" calcext:value-type="float">
            <text:p>545</text:p>
          </table:table-cell>
          <table:table-cell table:formula="of:=OFFSET([.$B$82]; (ROW()-2)*5;0)" office:value-type="float" office:value="2.076121" calcext:value-type="float">
            <text:p>2.076121</text:p>
          </table:table-cell>
          <table:table-cell table:formula="of:=OFFSET([.$C$82]; (ROW()-2)*5;0)" office:value-type="float" office:value="122.242249" calcext:value-type="float">
            <text:p>122.242249</text:p>
          </table:table-cell>
          <table:table-cell/>
          <table:table-cell table:style-name="ce2" office:value-type="float" office:value="6632.497" calcext:value-type="float">
            <text:p>6632.497</text:p>
          </table:table-cell>
          <table:table-cell table:style-name="ce2" office:value-type="float" office:value="10.9261395" calcext:value-type="float">
            <text:p>10.926</text:p>
          </table:table-cell>
          <table:table-cell table:style-name="ce5" office:value-type="float" office:value="4.59223968" calcext:value-type="float">
            <text:p>4.592</text:p>
          </table:table-cell>
          <table:table-cell/>
          <table:table-cell table:formula="of:=[.M35]/[.H35]" office:value-type="float" office:value="2.21193258003748" calcext:value-type="float">
            <text:p>2.2119325800374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1.076828" calcext:value-type="float">
            <text:p>1.076828</text:p>
          </table:table-cell>
          <table:table-cell table:number-columns-repeated="3"/>
          <table:table-cell table:formula="of:=OFFSET([.$A$82]; (ROW()-2)*5;0)" office:value-type="float" office:value="550" calcext:value-type="float">
            <text:p>550</text:p>
          </table:table-cell>
          <table:table-cell table:formula="of:=OFFSET([.$B$82]; (ROW()-2)*5;0)" office:value-type="float" office:value="2.098254" calcext:value-type="float">
            <text:p>2.098254</text:p>
          </table:table-cell>
          <table:table-cell table:formula="of:=OFFSET([.$C$82]; (ROW()-2)*5;0)" office:value-type="float" office:value="179.951996" calcext:value-type="float">
            <text:p>179.951996</text:p>
          </table:table-cell>
          <table:table-cell/>
          <table:table-cell table:style-name="ce2" office:value-type="float" office:value="6852.84" calcext:value-type="float">
            <text:p>6852.840</text:p>
          </table:table-cell>
          <table:table-cell table:style-name="ce2" office:value-type="float" office:value="10.8409536" calcext:value-type="float">
            <text:p>10.841</text:p>
          </table:table-cell>
          <table:table-cell table:style-name="ce5" office:value-type="float" office:value="4.60653709" calcext:value-type="float">
            <text:p>4.607</text:p>
          </table:table-cell>
          <table:table-cell/>
          <table:table-cell table:formula="of:=[.M36]/[.H36]" office:value-type="float" office:value="2.19541442075173" calcext:value-type="float">
            <text:p>2.1954144207517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1.172586" calcext:value-type="float">
            <text:p>1.172586</text:p>
          </table:table-cell>
          <table:table-cell table:number-columns-repeated="3"/>
          <table:table-cell table:formula="of:=OFFSET([.$A$82]; (ROW()-2)*5;0)" office:value-type="float" office:value="555" calcext:value-type="float">
            <text:p>555</text:p>
          </table:table-cell>
          <table:table-cell table:formula="of:=OFFSET([.$B$82]; (ROW()-2)*5;0)" office:value-type="float" office:value="2.149308" calcext:value-type="float">
            <text:p>2.149308</text:p>
          </table:table-cell>
          <table:table-cell table:formula="of:=OFFSET([.$C$82]; (ROW()-2)*5;0)" office:value-type="float" office:value="128.505905" calcext:value-type="float">
            <text:p>128.505905</text:p>
          </table:table-cell>
          <table:table-cell/>
          <table:table-cell table:style-name="ce2" office:value-type="float" office:value="7089.738" calcext:value-type="float">
            <text:p>7089.738</text:p>
          </table:table-cell>
          <table:table-cell table:style-name="ce2" office:value-type="float" office:value="10.8636233" calcext:value-type="float">
            <text:p>10.864</text:p>
          </table:table-cell>
          <table:table-cell table:style-name="ce5" office:value-type="float" office:value="4.66119292" calcext:value-type="float">
            <text:p>4.661</text:p>
          </table:table-cell>
          <table:table-cell/>
          <table:table-cell table:formula="of:=[.M37]/[.H37]" office:value-type="float" office:value="2.16869472406933" calcext:value-type="float">
            <text:p>2.168694724069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5503" calcext:value-type="float">
            <text:p>0.005503</text:p>
          </table:table-cell>
          <table:table-cell office:value-type="float" office:value="1.242254" calcext:value-type="float">
            <text:p>1.242254</text:p>
          </table:table-cell>
          <table:table-cell table:number-columns-repeated="3"/>
          <table:table-cell table:formula="of:=OFFSET([.$A$82]; (ROW()-2)*5;0)" office:value-type="float" office:value="560" calcext:value-type="float">
            <text:p>560</text:p>
          </table:table-cell>
          <table:table-cell table:formula="of:=OFFSET([.$B$82]; (ROW()-2)*5;0)" office:value-type="float" office:value="2.224048" calcext:value-type="float">
            <text:p>2.224048</text:p>
          </table:table-cell>
          <table:table-cell table:formula="of:=OFFSET([.$C$82]; (ROW()-2)*5;0)" office:value-type="float" office:value="85.118614" calcext:value-type="float">
            <text:p>85.118614</text:p>
          </table:table-cell>
          <table:table-cell/>
          <table:table-cell table:style-name="ce2" office:value-type="float" office:value="7324.727" calcext:value-type="float">
            <text:p>7324.727</text:p>
          </table:table-cell>
          <table:table-cell table:style-name="ce2" office:value-type="float" office:value="10.8950686" calcext:value-type="float">
            <text:p>10.895</text:p>
          </table:table-cell>
          <table:table-cell table:style-name="ce5" office:value-type="float" office:value="4.72394581" calcext:value-type="float">
            <text:p>4.724</text:p>
          </table:table-cell>
          <table:table-cell/>
          <table:table-cell table:formula="of:=[.M38]/[.H38]" office:value-type="float" office:value="2.12403051103214" calcext:value-type="float">
            <text:p>2.124030511032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.25501" calcext:value-type="float">
            <text:p>1.25501</text:p>
          </table:table-cell>
          <table:table-cell table:number-columns-repeated="3"/>
          <table:table-cell table:formula="of:=OFFSET([.$A$82]; (ROW()-2)*5;0)" office:value-type="float" office:value="565" calcext:value-type="float">
            <text:p>565</text:p>
          </table:table-cell>
          <table:table-cell table:formula="of:=OFFSET([.$B$82]; (ROW()-2)*5;0)" office:value-type="float" office:value="2.259854" calcext:value-type="float">
            <text:p>2.259854</text:p>
          </table:table-cell>
          <table:table-cell table:formula="of:=OFFSET([.$C$82]; (ROW()-2)*5;0)" office:value-type="float" office:value="67.924675" calcext:value-type="float">
            <text:p>67.924675</text:p>
          </table:table-cell>
          <table:table-cell/>
          <table:table-cell table:style-name="ce2" office:value-type="float" office:value="7564.527" calcext:value-type="float">
            <text:p>7564.527</text:p>
          </table:table-cell>
          <table:table-cell table:style-name="ce2" office:value-type="float" office:value="10.8402907" calcext:value-type="float">
            <text:p>10.840</text:p>
          </table:table-cell>
          <table:table-cell table:style-name="ce5" office:value-type="float" office:value="4.74523085" calcext:value-type="float">
            <text:p>4.745</text:p>
          </table:table-cell>
          <table:table-cell/>
          <table:table-cell table:formula="of:=[.M39]/[.H39]" office:value-type="float" office:value="2.09979531863563" calcext:value-type="float">
            <text:p>2.0997953186356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6497" calcext:value-type="float">
            <text:p>0.006497</text:p>
          </table:table-cell>
          <table:table-cell office:value-type="float" office:value="1.316193" calcext:value-type="float">
            <text:p>1.316193</text:p>
          </table:table-cell>
          <table:table-cell table:number-columns-repeated="3"/>
          <table:table-cell table:formula="of:=OFFSET([.$A$82]; (ROW()-2)*5;0)" office:value-type="float" office:value="570" calcext:value-type="float">
            <text:p>570</text:p>
          </table:table-cell>
          <table:table-cell table:formula="of:=OFFSET([.$B$82]; (ROW()-2)*5;0)" office:value-type="float" office:value="2.254375" calcext:value-type="float">
            <text:p>2.254375</text:p>
          </table:table-cell>
          <table:table-cell table:formula="of:=OFFSET([.$C$82]; (ROW()-2)*5;0)" office:value-type="float" office:value="64.848946" calcext:value-type="float">
            <text:p>64.848946</text:p>
          </table:table-cell>
          <table:table-cell/>
          <table:table-cell table:style-name="ce2" office:value-type="float" office:value="7803.392" calcext:value-type="float">
            <text:p>7803.392</text:p>
          </table:table-cell>
          <table:table-cell table:style-name="ce2" office:value-type="float" office:value="10.6741204" calcext:value-type="float">
            <text:p>10.674</text:p>
          </table:table-cell>
          <table:table-cell table:style-name="ce5" office:value-type="float" office:value="4.72017946" calcext:value-type="float">
            <text:p>4.720</text:p>
          </table:table-cell>
          <table:table-cell/>
          <table:table-cell table:formula="of:=[.M40]/[.H40]" office:value-type="float" office:value="2.09378628666482" calcext:value-type="float">
            <text:p>2.0937862866648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7394" calcext:value-type="float">
            <text:p>0.007394</text:p>
          </table:table-cell>
          <table:table-cell office:value-type="float" office:value="1.340435" calcext:value-type="float">
            <text:p>1.340435</text:p>
          </table:table-cell>
          <table:table-cell table:number-columns-repeated="3"/>
          <table:table-cell table:formula="of:=OFFSET([.$A$82]; (ROW()-2)*5;0)" office:value-type="float" office:value="575" calcext:value-type="float">
            <text:p>575</text:p>
          </table:table-cell>
          <table:table-cell table:formula="of:=OFFSET([.$B$82]; (ROW()-2)*5;0)" office:value-type="float" office:value="2.210958" calcext:value-type="float">
            <text:p>2.210958</text:p>
          </table:table-cell>
          <table:table-cell table:formula="of:=OFFSET([.$C$82]; (ROW()-2)*5;0)" office:value-type="float" office:value="92.147705" calcext:value-type="float">
            <text:p>92.147705</text:p>
          </table:table-cell>
          <table:table-cell/>
          <table:table-cell table:style-name="ce2" office:value-type="float" office:value="8045.021" calcext:value-type="float">
            <text:p>8045.021</text:p>
          </table:table-cell>
          <table:table-cell table:style-name="ce2" office:value-type="float" office:value="10.4221647" calcext:value-type="float">
            <text:p>10.422</text:p>
          </table:table-cell>
          <table:table-cell table:style-name="ce5" office:value-type="float" office:value="4.65976221" calcext:value-type="float">
            <text:p>4.660</text:p>
          </table:table-cell>
          <table:table-cell/>
          <table:table-cell table:formula="of:=[.M41]/[.H41]" office:value-type="float" office:value="2.10757608692702" calcext:value-type="float">
            <text:p>2.1075760869270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7951" calcext:value-type="float">
            <text:p>0.007951</text:p>
          </table:table-cell>
          <table:table-cell office:value-type="float" office:value="1.41501" calcext:value-type="float">
            <text:p>1.41501</text:p>
          </table:table-cell>
          <table:table-cell table:number-columns-repeated="3"/>
          <table:table-cell table:formula="of:=OFFSET([.$A$82]; (ROW()-2)*5;0)" office:value-type="float" office:value="580" calcext:value-type="float">
            <text:p>580</text:p>
          </table:table-cell>
          <table:table-cell table:formula="of:=OFFSET([.$B$82]; (ROW()-2)*5;0)" office:value-type="float" office:value="2.153211" calcext:value-type="float">
            <text:p>2.153211</text:p>
          </table:table-cell>
          <table:table-cell table:formula="of:=OFFSET([.$C$82]; (ROW()-2)*5;0)" office:value-type="float" office:value="86.784698" calcext:value-type="float">
            <text:p>86.784698</text:p>
          </table:table-cell>
          <table:table-cell/>
          <table:table-cell table:style-name="ce2" office:value-type="float" office:value="8289.582" calcext:value-type="float">
            <text:p>8289.582</text:p>
          </table:table-cell>
          <table:table-cell table:style-name="ce2" office:value-type="float" office:value="10.1318523" calcext:value-type="float">
            <text:p>10.132</text:p>
          </table:table-cell>
          <table:table-cell table:style-name="ce5" office:value-type="float" office:value="4.57519848" calcext:value-type="float">
            <text:p>4.575</text:p>
          </table:table-cell>
          <table:table-cell/>
          <table:table-cell table:formula="of:=[.M42]/[.H42]" office:value-type="float" office:value="2.12482589026343" calcext:value-type="float">
            <text:p>2.1248258902634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8291" calcext:value-type="float">
            <text:p>0.008291</text:p>
          </table:table-cell>
          <table:table-cell office:value-type="float" office:value="1.540436" calcext:value-type="float">
            <text:p>1.540436</text:p>
          </table:table-cell>
          <table:table-cell table:number-columns-repeated="3"/>
          <table:table-cell table:formula="of:=OFFSET([.$A$82]; (ROW()-2)*5;0)" office:value-type="float" office:value="585" calcext:value-type="float">
            <text:p>585</text:p>
          </table:table-cell>
          <table:table-cell table:formula="of:=OFFSET([.$B$82]; (ROW()-2)*5;0)" office:value-type="float" office:value="2.104799" calcext:value-type="float">
            <text:p>2.104799</text:p>
          </table:table-cell>
          <table:table-cell table:formula="of:=OFFSET([.$C$82]; (ROW()-2)*5;0)" office:value-type="float" office:value="64.572594" calcext:value-type="float">
            <text:p>64.572594</text:p>
          </table:table-cell>
          <table:table-cell/>
          <table:table-cell table:style-name="ce2" office:value-type="float" office:value="8513.845" calcext:value-type="float">
            <text:p>8513.845</text:p>
          </table:table-cell>
          <table:table-cell table:style-name="ce2" office:value-type="float" office:value="9.88165887" calcext:value-type="float">
            <text:p>9.882</text:p>
          </table:table-cell>
          <table:table-cell table:style-name="ce5" office:value-type="float" office:value="4.50612884" calcext:value-type="float">
            <text:p>4.506</text:p>
          </table:table-cell>
          <table:table-cell/>
          <table:table-cell table:formula="of:=[.M43]/[.H43]" office:value-type="float" office:value="2.14088321022577" calcext:value-type="float">
            <text:p>2.1408832102257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7805" calcext:value-type="float">
            <text:p>0.007805</text:p>
          </table:table-cell>
          <table:table-cell office:value-type="float" office:value="1.59198" calcext:value-type="float">
            <text:p>1.59198</text:p>
          </table:table-cell>
          <table:table-cell table:number-columns-repeated="3"/>
          <table:table-cell table:formula="of:=OFFSET([.$A$82]; (ROW()-2)*5;0)" office:value-type="float" office:value="590" calcext:value-type="float">
            <text:p>590</text:p>
          </table:table-cell>
          <table:table-cell table:formula="of:=OFFSET([.$B$82]; (ROW()-2)*5;0)" office:value-type="float" office:value="2.071636" calcext:value-type="float">
            <text:p>2.071636</text:p>
          </table:table-cell>
          <table:table-cell table:formula="of:=OFFSET([.$C$82]; (ROW()-2)*5;0)" office:value-type="float" office:value="47.868919" calcext:value-type="float">
            <text:p>47.868919</text:p>
          </table:table-cell>
          <table:table-cell/>
          <table:table-cell table:style-name="ce2" office:value-type="float" office:value="8737.641" calcext:value-type="float">
            <text:p>8737.641</text:p>
          </table:table-cell>
          <table:table-cell table:style-name="ce2" office:value-type="float" office:value="9.65634164" calcext:value-type="float">
            <text:p>9.656</text:p>
          </table:table-cell>
          <table:table-cell table:style-name="ce5" office:value-type="float" office:value="4.44426797" calcext:value-type="float">
            <text:p>4.444</text:p>
          </table:table-cell>
          <table:table-cell/>
          <table:table-cell table:formula="of:=[.M44]/[.H44]" office:value-type="float" office:value="2.14529384988483" calcext:value-type="float">
            <text:p>2.1452938498848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8242" calcext:value-type="float">
            <text:p>0.008242</text:p>
          </table:table-cell>
          <table:table-cell office:value-type="float" office:value="1.659859" calcext:value-type="float">
            <text:p>1.659859</text:p>
          </table:table-cell>
          <table:table-cell table:number-columns-repeated="3"/>
          <table:table-cell table:formula="of:=OFFSET([.$A$82]; (ROW()-2)*5;0)" office:value-type="float" office:value="595" calcext:value-type="float">
            <text:p>595</text:p>
          </table:table-cell>
          <table:table-cell table:formula="of:=OFFSET([.$B$82]; (ROW()-2)*5;0)" office:value-type="float" office:value="2.058641" calcext:value-type="float">
            <text:p>2.058641</text:p>
          </table:table-cell>
          <table:table-cell table:formula="of:=OFFSET([.$C$82]; (ROW()-2)*5;0)" office:value-type="float" office:value="38.18713" calcext:value-type="float">
            <text:p>38.18713</text:p>
          </table:table-cell>
          <table:table-cell/>
          <table:table-cell table:style-name="ce2" office:value-type="float" office:value="8967.311" calcext:value-type="float">
            <text:p>8967.311</text:p>
          </table:table-cell>
          <table:table-cell table:style-name="ce2" office:value-type="float" office:value="9.50549653" calcext:value-type="float">
            <text:p>9.505</text:p>
          </table:table-cell>
          <table:table-cell table:style-name="ce5" office:value-type="float" office:value="4.41374319" calcext:value-type="float">
            <text:p>4.414</text:p>
          </table:table-cell>
          <table:table-cell/>
          <table:table-cell table:formula="of:=[.M45]/[.H45]" office:value-type="float" office:value="2.14400820249864" calcext:value-type="float">
            <text:p>2.1440082024986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7854" calcext:value-type="float">
            <text:p>0.007854</text:p>
          </table:table-cell>
          <table:table-cell office:value-type="float" office:value="1.775587" calcext:value-type="float">
            <text:p>1.775587</text:p>
          </table:table-cell>
          <table:table-cell table:number-columns-repeated="3"/>
          <table:table-cell table:formula="of:=OFFSET([.$A$82]; (ROW()-2)*5;0)" office:value-type="float" office:value="600" calcext:value-type="float">
            <text:p>600</text:p>
          </table:table-cell>
          <table:table-cell table:formula="of:=OFFSET([.$B$82]; (ROW()-2)*5;0)" office:value-type="float" office:value="2.0592" calcext:value-type="float">
            <text:p>2.0592</text:p>
          </table:table-cell>
          <table:table-cell table:formula="of:=OFFSET([.$C$82]; (ROW()-2)*5;0)" office:value-type="float" office:value="31.085892" calcext:value-type="float">
            <text:p>31.085892</text:p>
          </table:table-cell>
          <table:table-cell/>
          <table:table-cell table:style-name="ce2" office:value-type="float" office:value="9197.97" calcext:value-type="float">
            <text:p>9197.970</text:p>
          </table:table-cell>
          <table:table-cell table:style-name="ce2" office:value-type="float" office:value="9.36858889" calcext:value-type="float">
            <text:p>9.369</text:p>
          </table:table-cell>
          <table:table-cell table:style-name="ce5" office:value-type="float" office:value="4.39499565" calcext:value-type="float">
            <text:p>4.395</text:p>
          </table:table-cell>
          <table:table-cell/>
          <table:table-cell table:formula="of:=[.M46]/[.H46]" office:value-type="float" office:value="2.13432189685315" calcext:value-type="float">
            <text:p>2.134321896853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1.86107" calcext:value-type="float">
            <text:p>1.86107</text:p>
          </table:table-cell>
          <table:table-cell table:number-columns-repeated="3"/>
          <table:table-cell table:formula="of:=OFFSET([.$A$82]; (ROW()-2)*5;0)" office:value-type="float" office:value="605" calcext:value-type="float">
            <text:p>605</text:p>
          </table:table-cell>
          <table:table-cell table:formula="of:=OFFSET([.$B$82]; (ROW()-2)*5;0)" office:value-type="float" office:value="2.061503" calcext:value-type="float">
            <text:p>2.061503</text:p>
          </table:table-cell>
          <table:table-cell table:formula="of:=OFFSET([.$C$82]; (ROW()-2)*5;0)" office:value-type="float" office:value="26.501646" calcext:value-type="float">
            <text:p>26.501646</text:p>
          </table:table-cell>
          <table:table-cell/>
          <table:table-cell table:style-name="ce2" office:value-type="float" office:value="9418.959" calcext:value-type="float">
            <text:p>9418.959</text:p>
          </table:table-cell>
          <table:table-cell table:style-name="ce2" office:value-type="float" office:value="9.19679942" calcext:value-type="float">
            <text:p>9.197</text:p>
          </table:table-cell>
          <table:table-cell table:style-name="ce5" office:value-type="float" office:value="4.35229917" calcext:value-type="float">
            <text:p>4.352</text:p>
          </table:table-cell>
          <table:table-cell/>
          <table:table-cell table:formula="of:=[.M47]/[.H47]" office:value-type="float" office:value="2.11122621213745" calcext:value-type="float">
            <text:p>2.111226212137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1.970738" calcext:value-type="float">
            <text:p>1.970738</text:p>
          </table:table-cell>
          <table:table-cell table:number-columns-repeated="3"/>
          <table:table-cell table:formula="of:=OFFSET([.$A$82]; (ROW()-2)*5;0)" office:value-type="float" office:value="610" calcext:value-type="float">
            <text:p>610</text:p>
          </table:table-cell>
          <table:table-cell table:formula="of:=OFFSET([.$B$82]; (ROW()-2)*5;0)" office:value-type="float" office:value="1.998908" calcext:value-type="float">
            <text:p>1.998908</text:p>
          </table:table-cell>
          <table:table-cell table:formula="of:=OFFSET([.$C$82]; (ROW()-2)*5;0)" office:value-type="float" office:value="22.582285" calcext:value-type="float">
            <text:p>22.582285</text:p>
          </table:table-cell>
          <table:table-cell/>
          <table:table-cell table:style-name="ce2" office:value-type="float" office:value="9642.723" calcext:value-type="float">
            <text:p>9642.723</text:p>
          </table:table-cell>
          <table:table-cell table:style-name="ce2" office:value-type="float" office:value="8.78840208" calcext:value-type="float">
            <text:p>8.788</text:p>
          </table:table-cell>
          <table:table-cell table:style-name="ce5" office:value-type="float" office:value="4.20051942" calcext:value-type="float">
            <text:p>4.201</text:p>
          </table:table-cell>
          <table:table-cell/>
          <table:table-cell table:formula="of:=[.M48]/[.H48]" office:value-type="float" office:value="2.10140707826473" calcext:value-type="float">
            <text:p>2.1014070782647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9018" calcext:value-type="float">
            <text:p>0.009018</text:p>
          </table:table-cell>
          <table:table-cell office:value-type="float" office:value="2.042253" calcext:value-type="float">
            <text:p>2.042253</text:p>
          </table:table-cell>
          <table:table-cell table:number-columns-repeated="3"/>
          <table:table-cell table:formula="of:=OFFSET([.$A$82]; (ROW()-2)*5;0)" office:value-type="float" office:value="615" calcext:value-type="float">
            <text:p>615</text:p>
          </table:table-cell>
          <table:table-cell table:formula="of:=OFFSET([.$B$82]; (ROW()-2)*5;0)" office:value-type="float" office:value="1.976339" calcext:value-type="float">
            <text:p>1.976339</text:p>
          </table:table-cell>
          <table:table-cell table:formula="of:=OFFSET([.$C$82]; (ROW()-2)*5;0)" office:value-type="float" office:value="20.163464" calcext:value-type="float">
            <text:p>20.163464</text:p>
          </table:table-cell>
          <table:table-cell/>
          <table:table-cell table:style-name="ce2" office:value-type="float" office:value="9854.272" calcext:value-type="float">
            <text:p>9854.272</text:p>
          </table:table-cell>
          <table:table-cell table:style-name="ce2" office:value-type="float" office:value="8.55171537" calcext:value-type="float">
            <text:p>8.552</text:p>
          </table:table-cell>
          <table:table-cell table:style-name="ce5" office:value-type="float" office:value="4.125599" calcext:value-type="float">
            <text:p>4.126</text:p>
          </table:table-cell>
          <table:table-cell/>
          <table:table-cell table:formula="of:=[.M49]/[.H49]" office:value-type="float" office:value="2.08749561689568" calcext:value-type="float">
            <text:p>2.0874956168956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9672" calcext:value-type="float">
            <text:p>0.009672</text:p>
          </table:table-cell>
          <table:table-cell office:value-type="float" office:value="2.144707" calcext:value-type="float">
            <text:p>2.144707</text:p>
          </table:table-cell>
          <table:table-cell table:number-columns-repeated="3"/>
          <table:table-cell table:formula="of:=OFFSET([.$A$82]; (ROW()-2)*5;0)" office:value-type="float" office:value="620" calcext:value-type="float">
            <text:p>620</text:p>
          </table:table-cell>
          <table:table-cell table:formula="of:=OFFSET([.$B$82]; (ROW()-2)*5;0)" office:value-type="float" office:value="2.061478" calcext:value-type="float">
            <text:p>2.061478</text:p>
          </table:table-cell>
          <table:table-cell table:formula="of:=OFFSET([.$C$82]; (ROW()-2)*5;0)" office:value-type="float" office:value="19.325314" calcext:value-type="float">
            <text:p>19.325314</text:p>
          </table:table-cell>
          <table:table-cell/>
          <table:table-cell table:style-name="ce2" office:value-type="float" office:value="10067.46" calcext:value-type="float">
            <text:p>10067.460</text:p>
          </table:table-cell>
          <table:table-cell table:style-name="ce2" office:value-type="float" office:value="8.87338344" calcext:value-type="float">
            <text:p>8.873</text:p>
          </table:table-cell>
          <table:table-cell table:style-name="ce5" office:value-type="float" office:value="4.31188259" calcext:value-type="float">
            <text:p>4.312</text:p>
          </table:table-cell>
          <table:table-cell/>
          <table:table-cell table:formula="of:=[.M50]/[.H50]" office:value-type="float" office:value="2.09164618298134" calcext:value-type="float">
            <text:p>2.091646182981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10618" calcext:value-type="float">
            <text:p>0.010618</text:p>
          </table:table-cell>
          <table:table-cell office:value-type="float" office:value="2.210738" calcext:value-type="float">
            <text:p>2.210738</text:p>
          </table:table-cell>
          <table:table-cell table:number-columns-repeated="3"/>
          <table:table-cell table:formula="of:=OFFSET([.$A$82]; (ROW()-2)*5;0)" office:value-type="float" office:value="625" calcext:value-type="float">
            <text:p>625</text:p>
          </table:table-cell>
          <table:table-cell table:formula="of:=OFFSET([.$B$82]; (ROW()-2)*5;0)" office:value-type="float" office:value="2.166133" calcext:value-type="float">
            <text:p>2.166133</text:p>
          </table:table-cell>
          <table:table-cell table:formula="of:=OFFSET([.$C$82]; (ROW()-2)*5;0)" office:value-type="float" office:value="18.976797" calcext:value-type="float">
            <text:p>18.976797</text:p>
          </table:table-cell>
          <table:table-cell/>
          <table:table-cell table:style-name="ce2" office:value-type="float" office:value="10287.6" calcext:value-type="float">
            <text:p>10287.600</text:p>
          </table:table-cell>
          <table:table-cell table:style-name="ce2" office:value-type="float" office:value="9.3975405" calcext:value-type="float">
            <text:p>9.398</text:p>
          </table:table-cell>
          <table:table-cell table:style-name="ce5" office:value-type="float" office:value="4.60672729" calcext:value-type="float">
            <text:p>4.607</text:p>
          </table:table-cell>
          <table:table-cell/>
          <table:table-cell table:formula="of:=[.M51]/[.H51]" office:value-type="float" office:value="2.12670565011474" calcext:value-type="float">
            <text:p>2.126705650114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2.372586" calcext:value-type="float">
            <text:p>2.372586</text:p>
          </table:table-cell>
          <table:table-cell table:number-columns-repeated="3"/>
          <table:table-cell table:formula="of:=OFFSET([.$A$82]; (ROW()-2)*5;0)" office:value-type="float" office:value="630" calcext:value-type="float">
            <text:p>630</text:p>
          </table:table-cell>
          <table:table-cell table:formula="of:=OFFSET([.$B$82]; (ROW()-2)*5;0)" office:value-type="float" office:value="2.163418" calcext:value-type="float">
            <text:p>2.163418</text:p>
          </table:table-cell>
          <table:table-cell table:formula="of:=OFFSET([.$C$82]; (ROW()-2)*5;0)" office:value-type="float" office:value="17.909557" calcext:value-type="float">
            <text:p>17.909557</text:p>
          </table:table-cell>
          <table:table-cell/>
          <table:table-cell table:style-name="ce2" office:value-type="float" office:value="10511.83" calcext:value-type="float">
            <text:p>10511.830</text:p>
          </table:table-cell>
          <table:table-cell table:style-name="ce2" office:value-type="float" office:value="9.41618514" calcext:value-type="float">
            <text:p>9.416</text:p>
          </table:table-cell>
          <table:table-cell table:style-name="ce5" office:value-type="float" office:value="4.66065854" calcext:value-type="float">
            <text:p>4.661</text:p>
          </table:table-cell>
          <table:table-cell/>
          <table:table-cell table:formula="of:=[.M52]/[.H52]" office:value-type="float" office:value="2.15430330153489" calcext:value-type="float">
            <text:p>2.1543033015348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10617" calcext:value-type="float">
            <text:p>0.010617</text:p>
          </table:table-cell>
          <table:table-cell office:value-type="float" office:value="2.484101" calcext:value-type="float">
            <text:p>2.484101</text:p>
          </table:table-cell>
          <table:table-cell table:number-columns-repeated="3"/>
          <table:table-cell table:formula="of:=OFFSET([.$A$82]; (ROW()-2)*5;0)" office:value-type="float" office:value="635" calcext:value-type="float">
            <text:p>635</text:p>
          </table:table-cell>
          <table:table-cell table:formula="of:=OFFSET([.$B$82]; (ROW()-2)*5;0)" office:value-type="float" office:value="2.091879" calcext:value-type="float">
            <text:p>2.091879</text:p>
          </table:table-cell>
          <table:table-cell table:formula="of:=OFFSET([.$C$82]; (ROW()-2)*5;0)" office:value-type="float" office:value="16.358616" calcext:value-type="float">
            <text:p>16.358616</text:p>
          </table:table-cell>
          <table:table-cell/>
          <table:table-cell table:style-name="ce2" office:value-type="float" office:value="10728.55" calcext:value-type="float">
            <text:p>10728.550</text:p>
          </table:table-cell>
          <table:table-cell table:style-name="ce2" office:value-type="float" office:value="9.10509247" calcext:value-type="float">
            <text:p>9.105</text:p>
          </table:table-cell>
          <table:table-cell table:style-name="ce5" office:value-type="float" office:value="4.54020228" calcext:value-type="float">
            <text:p>4.540</text:p>
          </table:table-cell>
          <table:table-cell/>
          <table:table-cell table:formula="of:=[.M53]/[.H53]" office:value-type="float" office:value="2.17039431056959" calcext:value-type="float">
            <text:p>2.170394310569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10933" calcext:value-type="float">
            <text:p>0.010933</text:p>
          </table:table-cell>
          <table:table-cell office:value-type="float" office:value="2.678617" calcext:value-type="float">
            <text:p>2.678617</text:p>
          </table:table-cell>
          <table:table-cell table:number-columns-repeated="3"/>
          <table:table-cell table:formula="of:=OFFSET([.$A$82]; (ROW()-2)*5;0)" office:value-type="float" office:value="640" calcext:value-type="float">
            <text:p>640</text:p>
          </table:table-cell>
          <table:table-cell table:formula="of:=OFFSET([.$B$82]; (ROW()-2)*5;0)" office:value-type="float" office:value="2.008314" calcext:value-type="float">
            <text:p>2.008314</text:p>
          </table:table-cell>
          <table:table-cell table:formula="of:=OFFSET([.$C$82]; (ROW()-2)*5;0)" office:value-type="float" office:value="14.827132" calcext:value-type="float">
            <text:p>14.827132</text:p>
          </table:table-cell>
          <table:table-cell/>
          <table:table-cell table:style-name="ce2" office:value-type="float" office:value="10944.64" calcext:value-type="float">
            <text:p>10944.640</text:p>
          </table:table-cell>
          <table:table-cell table:style-name="ce2" office:value-type="float" office:value="8.7056797" calcext:value-type="float">
            <text:p>8.706</text:p>
          </table:table-cell>
          <table:table-cell table:style-name="ce5" office:value-type="float" office:value="4.3762948" calcext:value-type="float">
            <text:p>4.376</text:p>
          </table:table-cell>
          <table:table-cell/>
          <table:table-cell table:formula="of:=[.M54]/[.H54]" office:value-type="float" office:value="2.17908892732909" calcext:value-type="float">
            <text:p>2.1790889273290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11078" calcext:value-type="float">
            <text:p>0.011078</text:p>
          </table:table-cell>
          <table:table-cell office:value-type="float" office:value="3.00895" calcext:value-type="float">
            <text:p>3.00895</text:p>
          </table:table-cell>
          <table:table-cell table:number-columns-repeated="3"/>
          <table:table-cell table:formula="of:=OFFSET([.$A$82]; (ROW()-2)*5;0)" office:value-type="float" office:value="645" calcext:value-type="float">
            <text:p>645</text:p>
          </table:table-cell>
          <table:table-cell table:formula="of:=OFFSET([.$B$82]; (ROW()-2)*5;0)" office:value-type="float" office:value="1.930618" calcext:value-type="float">
            <text:p>1.930618</text:p>
          </table:table-cell>
          <table:table-cell table:formula="of:=OFFSET([.$C$82]; (ROW()-2)*5;0)" office:value-type="float" office:value="13.561042" calcext:value-type="float">
            <text:p>13.561042</text:p>
          </table:table-cell>
          <table:table-cell/>
          <table:table-cell table:style-name="ce2" office:value-type="float" office:value="11156.34" calcext:value-type="float">
            <text:p>11156.340</text:p>
          </table:table-cell>
          <table:table-cell table:style-name="ce2" office:value-type="float" office:value="8.33920554" calcext:value-type="float">
            <text:p>8.339</text:p>
          </table:table-cell>
          <table:table-cell table:style-name="ce5" office:value-type="float" office:value="4.22849282" calcext:value-type="float">
            <text:p>4.228</text:p>
          </table:table-cell>
          <table:table-cell/>
          <table:table-cell table:formula="of:=[.M55]/[.H55]" office:value-type="float" office:value="2.19022759551605" calcext:value-type="float">
            <text:p>2.1902275955160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11297" calcext:value-type="float">
            <text:p>0.011297</text:p>
          </table:table-cell>
          <table:table-cell office:value-type="float" office:value="3.274981" calcext:value-type="float">
            <text:p>3.274981</text:p>
          </table:table-cell>
          <table:table-cell table:number-columns-repeated="3"/>
          <table:table-cell table:formula="of:=OFFSET([.$A$82]; (ROW()-2)*5;0)" office:value-type="float" office:value="650" calcext:value-type="float">
            <text:p>650</text:p>
          </table:table-cell>
          <table:table-cell table:formula="of:=OFFSET([.$B$82]; (ROW()-2)*5;0)" office:value-type="float" office:value="1.881987" calcext:value-type="float">
            <text:p>1.881987</text:p>
          </table:table-cell>
          <table:table-cell table:formula="of:=OFFSET([.$C$82]; (ROW()-2)*5;0)" office:value-type="float" office:value="12.522889" calcext:value-type="float">
            <text:p>12.522889</text:p>
          </table:table-cell>
          <table:table-cell/>
          <table:table-cell table:style-name="ce2" office:value-type="float" office:value="11364.19" calcext:value-type="float">
            <text:p>11364.190</text:p>
          </table:table-cell>
          <table:table-cell table:style-name="ce2" office:value-type="float" office:value="8.00069057" calcext:value-type="float">
            <text:p>8.001</text:p>
          </table:table-cell>
          <table:table-cell table:style-name="ce5" office:value-type="float" office:value="4.08954738" calcext:value-type="float">
            <text:p>4.090</text:p>
          </table:table-cell>
          <table:table-cell/>
          <table:table-cell table:formula="of:=[.M56]/[.H56]" office:value-type="float" office:value="2.17299448933494" calcext:value-type="float">
            <text:p>2.1729944893349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12363" calcext:value-type="float">
            <text:p>0.012363</text:p>
          </table:table-cell>
          <table:table-cell office:value-type="float" office:value="3.437406" calcext:value-type="float">
            <text:p>3.437406</text:p>
          </table:table-cell>
          <table:table-cell table:number-columns-repeated="3"/>
          <table:table-cell table:formula="of:=OFFSET([.$A$82]; (ROW()-2)*5;0)" office:value-type="float" office:value="655" calcext:value-type="float">
            <text:p>655</text:p>
          </table:table-cell>
          <table:table-cell table:formula="of:=OFFSET([.$B$82]; (ROW()-2)*5;0)" office:value-type="float" office:value="1.842473" calcext:value-type="float">
            <text:p>1.842473</text:p>
          </table:table-cell>
          <table:table-cell table:formula="of:=OFFSET([.$C$82]; (ROW()-2)*5;0)" office:value-type="float" office:value="11.545283" calcext:value-type="float">
            <text:p>11.545283</text:p>
          </table:table-cell>
          <table:table-cell/>
          <table:table-cell table:style-name="ce2" office:value-type="float" office:value="11562.93" calcext:value-type="float">
            <text:p>11562.930</text:p>
          </table:table-cell>
          <table:table-cell table:style-name="ce2" office:value-type="float" office:value="7.67873397" calcext:value-type="float">
            <text:p>7.679</text:p>
          </table:table-cell>
          <table:table-cell table:style-name="ce5" office:value-type="float" office:value="3.95747821" calcext:value-type="float">
            <text:p>3.957</text:p>
          </table:table-cell>
          <table:table-cell/>
          <table:table-cell table:formula="of:=[.M57]/[.H57]" office:value-type="float" office:value="2.14791652849187" calcext:value-type="float">
            <text:p>2.1479165284918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3.738647" calcext:value-type="float">
            <text:p>3.738647</text:p>
          </table:table-cell>
          <table:table-cell table:number-columns-repeated="3"/>
          <table:table-cell table:formula="of:=OFFSET([.$A$82]; (ROW()-2)*5;0)" office:value-type="float" office:value="660" calcext:value-type="float">
            <text:p>660</text:p>
          </table:table-cell>
          <table:table-cell table:formula="of:=OFFSET([.$B$82]; (ROW()-2)*5;0)" office:value-type="float" office:value="1.805018" calcext:value-type="float">
            <text:p>1.805018</text:p>
          </table:table-cell>
          <table:table-cell table:formula="of:=OFFSET([.$C$82]; (ROW()-2)*5;0)" office:value-type="float" office:value="10.678617" calcext:value-type="float">
            <text:p>10.678617</text:p>
          </table:table-cell>
          <table:table-cell/>
          <table:table-cell table:style-name="ce2" office:value-type="float" office:value="11763.34" calcext:value-type="float">
            <text:p>11763.340</text:p>
          </table:table-cell>
          <table:table-cell table:style-name="ce2" office:value-type="float" office:value="7.42156476" calcext:value-type="float">
            <text:p>7.422</text:p>
          </table:table-cell>
          <table:table-cell table:style-name="ce5" office:value-type="float" office:value="3.85269891" calcext:value-type="float">
            <text:p>3.853</text:p>
          </table:table-cell>
          <table:table-cell/>
          <table:table-cell table:formula="of:=[.M58]/[.H58]" office:value-type="float" office:value="2.13443794466316" calcext:value-type="float">
            <text:p>2.134437944663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14157" calcext:value-type="float">
            <text:p>0.014157</text:p>
          </table:table-cell>
          <table:table-cell office:value-type="float" office:value="4.039829" calcext:value-type="float">
            <text:p>4.039829</text:p>
          </table:table-cell>
          <table:table-cell table:number-columns-repeated="3"/>
          <table:table-cell table:formula="of:=OFFSET([.$A$82]; (ROW()-2)*5;0)" office:value-type="float" office:value="665" calcext:value-type="float">
            <text:p>665</text:p>
          </table:table-cell>
          <table:table-cell table:formula="of:=OFFSET([.$B$82]; (ROW()-2)*5;0)" office:value-type="float" office:value="1.776945" calcext:value-type="float">
            <text:p>1.776945</text:p>
          </table:table-cell>
          <table:table-cell table:formula="of:=OFFSET([.$C$82]; (ROW()-2)*5;0)" office:value-type="float" office:value="9.993192" calcext:value-type="float">
            <text:p>9.993192</text:p>
          </table:table-cell>
          <table:table-cell/>
          <table:table-cell table:style-name="ce2" office:value-type="float" office:value="11944.01" calcext:value-type="float">
            <text:p>11944.010</text:p>
          </table:table-cell>
          <table:table-cell table:style-name="ce2" office:value-type="float" office:value="7.14535127" calcext:value-type="float">
            <text:p>7.145</text:p>
          </table:table-cell>
          <table:table-cell table:style-name="ce5" office:value-type="float" office:value="3.73753814" calcext:value-type="float">
            <text:p>3.738</text:p>
          </table:table-cell>
          <table:table-cell/>
          <table:table-cell table:formula="of:=[.M59]/[.H59]" office:value-type="float" office:value="2.10335049199609" calcext:value-type="float">
            <text:p>2.1033504919960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4.425919" calcext:value-type="float">
            <text:p>4.425919</text:p>
          </table:table-cell>
          <table:table-cell table:number-columns-repeated="3"/>
          <table:table-cell table:formula="of:=OFFSET([.$A$82]; (ROW()-2)*5;0)" office:value-type="float" office:value="670" calcext:value-type="float">
            <text:p>670</text:p>
          </table:table-cell>
          <table:table-cell table:formula="of:=OFFSET([.$B$82]; (ROW()-2)*5;0)" office:value-type="float" office:value="1.737697" calcext:value-type="float">
            <text:p>1.737697</text:p>
          </table:table-cell>
          <table:table-cell table:formula="of:=OFFSET([.$C$82]; (ROW()-2)*5;0)" office:value-type="float" office:value="9.359828" calcext:value-type="float">
            <text:p>9.359828</text:p>
          </table:table-cell>
          <table:table-cell/>
          <table:table-cell table:style-name="ce2" office:value-type="float" office:value="12128.03" calcext:value-type="float">
            <text:p>12128.030</text:p>
          </table:table-cell>
          <table:table-cell table:style-name="ce2" office:value-type="float" office:value="6.85345194" calcext:value-type="float">
            <text:p>6.853</text:p>
          </table:table-cell>
          <table:table-cell table:style-name="ce5" office:value-type="float" office:value="3.61478257" calcext:value-type="float">
            <text:p>3.615</text:p>
          </table:table-cell>
          <table:table-cell/>
          <table:table-cell table:formula="of:=[.M60]/[.H60]" office:value-type="float" office:value="2.08021454258136" calcext:value-type="float">
            <text:p>2.0802145425813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4.808949" calcext:value-type="float">
            <text:p>4.808949</text:p>
          </table:table-cell>
          <table:table-cell table:number-columns-repeated="3"/>
          <table:table-cell table:formula="of:=OFFSET([.$A$82]; (ROW()-2)*5;0)" office:value-type="float" office:value="675" calcext:value-type="float">
            <text:p>675</text:p>
          </table:table-cell>
          <table:table-cell table:formula="of:=OFFSET([.$B$82]; (ROW()-2)*5;0)" office:value-type="float" office:value="1.697284" calcext:value-type="float">
            <text:p>1.697284</text:p>
          </table:table-cell>
          <table:table-cell table:formula="of:=OFFSET([.$C$82]; (ROW()-2)*5;0)" office:value-type="float" office:value="8.567737" calcext:value-type="float">
            <text:p>8.567737</text:p>
          </table:table-cell>
          <table:table-cell/>
          <table:table-cell table:style-name="ce2" office:value-type="float" office:value="12326.04" calcext:value-type="float">
            <text:p>12326.040</text:p>
          </table:table-cell>
          <table:table-cell table:style-name="ce2" office:value-type="float" office:value="6.58960562" calcext:value-type="float">
            <text:p>6.590</text:p>
          </table:table-cell>
          <table:table-cell table:style-name="ce5" office:value-type="float" office:value="3.49870287" calcext:value-type="float">
            <text:p>3.499</text:p>
          </table:table-cell>
          <table:table-cell/>
          <table:table-cell table:formula="of:=[.M61]/[.H61]" office:value-type="float" office:value="2.06135382764464" calcext:value-type="float">
            <text:p>2.061353827644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17042" calcext:value-type="float">
            <text:p>0.017042</text:p>
          </table:table-cell>
          <table:table-cell office:value-type="float" office:value="5.50286" calcext:value-type="float">
            <text:p>5.50286</text:p>
          </table:table-cell>
          <table:table-cell table:number-columns-repeated="3"/>
          <table:table-cell table:formula="of:=OFFSET([.$A$82]; (ROW()-2)*5;0)" office:value-type="float" office:value="680" calcext:value-type="float">
            <text:p>680</text:p>
          </table:table-cell>
          <table:table-cell table:formula="of:=OFFSET([.$B$82]; (ROW()-2)*5;0)" office:value-type="float" office:value="1.618569" calcext:value-type="float">
            <text:p>1.618569</text:p>
          </table:table-cell>
          <table:table-cell table:formula="of:=OFFSET([.$C$82]; (ROW()-2)*5;0)" office:value-type="float" office:value="7.806525" calcext:value-type="float">
            <text:p>7.806525</text:p>
          </table:table-cell>
          <table:table-cell/>
          <table:table-cell table:style-name="ce2" office:value-type="float" office:value="12513.91" calcext:value-type="float">
            <text:p>12513.910</text:p>
          </table:table-cell>
          <table:table-cell table:style-name="ce2" office:value-type="float" office:value="6.25517385" calcext:value-type="float">
            <text:p>6.255</text:p>
          </table:table-cell>
          <table:table-cell table:style-name="ce5" office:value-type="float" office:value="3.34823773" calcext:value-type="float">
            <text:p>3.348</text:p>
          </table:table-cell>
          <table:table-cell/>
          <table:table-cell table:formula="of:=[.M62]/[.H62]" office:value-type="float" office:value="2.06864071287662" calcext:value-type="float">
            <text:p>2.068640712876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17793" calcext:value-type="float">
            <text:p>0.017793</text:p>
          </table:table-cell>
          <table:table-cell office:value-type="float" office:value="6.521677" calcext:value-type="float">
            <text:p>6.521677</text:p>
          </table:table-cell>
          <table:table-cell table:number-columns-repeated="3"/>
          <table:table-cell table:formula="of:=OFFSET([.$A$82]; (ROW()-2)*5;0)" office:value-type="float" office:value="685" calcext:value-type="float">
            <text:p>685</text:p>
          </table:table-cell>
          <table:table-cell table:formula="of:=OFFSET([.$B$82]; (ROW()-2)*5;0)" office:value-type="float" office:value="1.539054" calcext:value-type="float">
            <text:p>1.539054</text:p>
          </table:table-cell>
          <table:table-cell table:formula="of:=OFFSET([.$C$82]; (ROW()-2)*5;0)" office:value-type="float" office:value="6.971951" calcext:value-type="float">
            <text:p>6.971951</text:p>
          </table:table-cell>
          <table:table-cell/>
          <table:table-cell table:style-name="ce2" office:value-type="float" office:value="12682.96" calcext:value-type="float">
            <text:p>12682.960</text:p>
          </table:table-cell>
          <table:table-cell table:style-name="ce2" office:value-type="float" office:value="5.93208253" calcext:value-type="float">
            <text:p>5.932</text:p>
          </table:table-cell>
          <table:table-cell table:style-name="ce5" office:value-type="float" office:value="3.20134307" calcext:value-type="float">
            <text:p>3.201</text:p>
          </table:table-cell>
          <table:table-cell/>
          <table:table-cell table:formula="of:=[.M63]/[.H63]" office:value-type="float" office:value="2.08007195978829" calcext:value-type="float">
            <text:p>2.0800719597882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18376" calcext:value-type="float">
            <text:p>0.018376</text:p>
          </table:table-cell>
          <table:table-cell office:value-type="float" office:value="8.163466" calcext:value-type="float">
            <text:p>8.163466</text:p>
          </table:table-cell>
          <table:table-cell table:number-columns-repeated="3"/>
          <table:table-cell table:formula="of:=OFFSET([.$A$82]; (ROW()-2)*5;0)" office:value-type="float" office:value="690" calcext:value-type="float">
            <text:p>690</text:p>
          </table:table-cell>
          <table:table-cell table:formula="of:=OFFSET([.$B$82]; (ROW()-2)*5;0)" office:value-type="float" office:value="1.461357" calcext:value-type="float">
            <text:p>1.461357</text:p>
          </table:table-cell>
          <table:table-cell table:formula="of:=OFFSET([.$C$82]; (ROW()-2)*5;0)" office:value-type="float" office:value="6.223495" calcext:value-type="float">
            <text:p>6.223495</text:p>
          </table:table-cell>
          <table:table-cell/>
          <table:table-cell table:style-name="ce2" office:value-type="float" office:value="12849.17" calcext:value-type="float">
            <text:p>12849.170</text:p>
          </table:table-cell>
          <table:table-cell table:style-name="ce2" office:value-type="float" office:value="5.62399683" calcext:value-type="float">
            <text:p>5.624</text:p>
          </table:table-cell>
          <table:table-cell table:style-name="ce5" office:value-type="float" office:value="3.05271369" calcext:value-type="float">
            <text:p>3.053</text:p>
          </table:table-cell>
          <table:table-cell/>
          <table:table-cell table:formula="of:=[.M64]/[.H64]" office:value-type="float" office:value="2.08895820117877" calcext:value-type="float">
            <text:p>2.0889582011787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19127" calcext:value-type="float">
            <text:p>0.019127</text:p>
          </table:table-cell>
          <table:table-cell office:value-type="float" office:value="9.358616" calcext:value-type="float">
            <text:p>9.358616</text:p>
          </table:table-cell>
          <table:table-cell table:number-columns-repeated="3"/>
          <table:table-cell table:formula="of:=OFFSET([.$A$82]; (ROW()-2)*5;0)" office:value-type="float" office:value="695" calcext:value-type="float">
            <text:p>695</text:p>
          </table:table-cell>
          <table:table-cell table:formula="of:=OFFSET([.$B$82]; (ROW()-2)*5;0)" office:value-type="float" office:value="1.379151" calcext:value-type="float">
            <text:p>1.379151</text:p>
          </table:table-cell>
          <table:table-cell table:formula="of:=OFFSET([.$C$82]; (ROW()-2)*5;0)" office:value-type="float" office:value="5.628344" calcext:value-type="float">
            <text:p>5.628344</text:p>
          </table:table-cell>
          <table:table-cell/>
          <table:table-cell table:style-name="ce2" office:value-type="float" office:value="13005.72" calcext:value-type="float">
            <text:p>13005.720</text:p>
          </table:table-cell>
          <table:table-cell table:style-name="ce2" office:value-type="float" office:value="5.35050088" calcext:value-type="float">
            <text:p>5.351</text:p>
          </table:table-cell>
          <table:table-cell table:style-name="ce5" office:value-type="float" office:value="2.92647056" calcext:value-type="float">
            <text:p>2.926</text:p>
          </table:table-cell>
          <table:table-cell/>
          <table:table-cell table:formula="of:=[.M65]/[.H65]" office:value-type="float" office:value="2.12193629269021" calcext:value-type="float">
            <text:p>2.121936292690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0872" calcext:value-type="float">
            <text:p>0.020872</text:p>
          </table:table-cell>
          <table:table-cell office:value-type="float" office:value="10.566525" calcext:value-type="float">
            <text:p>10.566525</text:p>
          </table:table-cell>
          <table:table-cell table:number-columns-repeated="3"/>
          <table:table-cell table:formula="of:=OFFSET([.$A$82]; (ROW()-2)*5;0)" office:value-type="float" office:value="700" calcext:value-type="float">
            <text:p>700</text:p>
          </table:table-cell>
          <table:table-cell table:formula="of:=OFFSET([.$B$82]; (ROW()-2)*5;0)" office:value-type="float" office:value="1.299563" calcext:value-type="float">
            <text:p>1.299563</text:p>
          </table:table-cell>
          <table:table-cell table:formula="of:=OFFSET([.$C$82]; (ROW()-2)*5;0)" office:value-type="float" office:value="4.88589" calcext:value-type="float">
            <text:p>4.88589</text:p>
          </table:table-cell>
          <table:table-cell/>
          <table:table-cell table:style-name="ce2" office:value-type="float" office:value="13160.82" calcext:value-type="float">
            <text:p>13160.820</text:p>
          </table:table-cell>
          <table:table-cell table:style-name="ce2" office:value-type="float" office:value="5.05615795" calcext:value-type="float">
            <text:p>5.056</text:p>
          </table:table-cell>
          <table:table-cell table:style-name="ce5" office:value-type="float" office:value="2.78671314" calcext:value-type="float">
            <text:p>2.787</text:p>
          </table:table-cell>
          <table:table-cell/>
          <table:table-cell table:formula="of:=[.M66]/[.H66]" office:value-type="float" office:value="2.14434632257151" calcext:value-type="float">
            <text:p>2.144346322571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2109" calcext:value-type="float">
            <text:p>0.022109</text:p>
          </table:table-cell>
          <table:table-cell office:value-type="float" office:value="11.538011" calcext:value-type="float">
            <text:p>11.538011</text:p>
          </table:table-cell>
          <table:table-cell table:number-columns-repeated="3"/>
          <table:table-cell table:formula="of:=OFFSET([.$A$82]; (ROW()-2)*5;0)" office:value-type="float" office:value="705" calcext:value-type="float">
            <text:p>705</text:p>
          </table:table-cell>
          <table:table-cell table:formula="of:=OFFSET([.$B$82]; (ROW()-2)*5;0)" office:value-type="float" office:value="1.250811" calcext:value-type="float">
            <text:p>1.250811</text:p>
          </table:table-cell>
          <table:table-cell table:formula="of:=OFFSET([.$C$82]; (ROW()-2)*5;0)" office:value-type="float" office:value="4.280465" calcext:value-type="float">
            <text:p>4.280465</text:p>
          </table:table-cell>
          <table:table-cell/>
          <table:table-cell table:style-name="ce2" office:value-type="float" office:value="13312.25" calcext:value-type="float">
            <text:p>13312.250</text:p>
          </table:table-cell>
          <table:table-cell table:style-name="ce2" office:value-type="float" office:value="4.84535009" calcext:value-type="float">
            <text:p>4.845</text:p>
          </table:table-cell>
          <table:table-cell table:style-name="ce5" office:value-type="float" office:value="2.68351163" calcext:value-type="float">
            <text:p>2.684</text:p>
          </table:table-cell>
          <table:table-cell/>
          <table:table-cell table:formula="of:=[.M67]/[.H67]" office:value-type="float" office:value="2.14541735721864" calcext:value-type="float">
            <text:p>2.1454173572186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23538" calcext:value-type="float">
            <text:p>0.023538</text:p>
          </table:table-cell>
          <table:table-cell office:value-type="float" office:value="12.49501" calcext:value-type="float">
            <text:p>12.49501</text:p>
          </table:table-cell>
          <table:table-cell table:number-columns-repeated="3"/>
          <table:table-cell table:formula="of:=OFFSET([.$A$82]; (ROW()-2)*5;0)" office:value-type="float" office:value="710" calcext:value-type="float">
            <text:p>710</text:p>
          </table:table-cell>
          <table:table-cell table:formula="of:=OFFSET([.$B$82]; (ROW()-2)*5;0)" office:value-type="float" office:value="1.185017" calcext:value-type="float">
            <text:p>1.185017</text:p>
          </table:table-cell>
          <table:table-cell table:formula="of:=OFFSET([.$C$82]; (ROW()-2)*5;0)" office:value-type="float" office:value="3.667131" calcext:value-type="float">
            <text:p>3.667131</text:p>
          </table:table-cell>
          <table:table-cell/>
          <table:table-cell table:style-name="ce2" office:value-type="float" office:value="13470.13" calcext:value-type="float">
            <text:p>13470.130</text:p>
          </table:table-cell>
          <table:table-cell table:style-name="ce2" office:value-type="float" office:value="4.56785188" calcext:value-type="float">
            <text:p>4.568</text:p>
          </table:table-cell>
          <table:table-cell table:style-name="ce5" office:value-type="float" office:value="2.55646031" calcext:value-type="float">
            <text:p>2.556</text:p>
          </table:table-cell>
          <table:table-cell/>
          <table:table-cell table:formula="of:=[.M68]/[.H68]" office:value-type="float" office:value="2.15731952368616" calcext:value-type="float">
            <text:p>2.157319523686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23709" calcext:value-type="float">
            <text:p>0.023709</text:p>
          </table:table-cell>
          <table:table-cell office:value-type="float" office:value="13.797406" calcext:value-type="float">
            <text:p>13.797406</text:p>
          </table:table-cell>
          <table:table-cell table:number-columns-repeated="3"/>
          <table:table-cell table:formula="of:=OFFSET([.$A$82]; (ROW()-2)*5;0)" office:value-type="float" office:value="715" calcext:value-type="float">
            <text:p>715</text:p>
          </table:table-cell>
          <table:table-cell table:formula="of:=OFFSET([.$B$82]; (ROW()-2)*5;0)" office:value-type="float" office:value="1.153357" calcext:value-type="float">
            <text:p>1.153357</text:p>
          </table:table-cell>
          <table:table-cell table:formula="of:=OFFSET([.$C$82]; (ROW()-2)*5;0)" office:value-type="float" office:value="3.30286" calcext:value-type="float">
            <text:p>3.30286</text:p>
          </table:table-cell>
          <table:table-cell/>
          <table:table-cell table:style-name="ce2" office:value-type="float" office:value="13641.8" calcext:value-type="float">
            <text:p>13641.800</text:p>
          </table:table-cell>
          <table:table-cell table:style-name="ce2" office:value-type="float" office:value="4.4158281" calcext:value-type="float">
            <text:p>4.416</text:p>
          </table:table-cell>
          <table:table-cell table:style-name="ce5" office:value-type="float" office:value="2.48331931" calcext:value-type="float">
            <text:p>2.483</text:p>
          </table:table-cell>
          <table:table-cell/>
          <table:table-cell table:formula="of:=[.M69]/[.H69]" office:value-type="float" office:value="2.15312284921321" calcext:value-type="float">
            <text:p>2.153122849213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24339" calcext:value-type="float">
            <text:p>0.024339</text:p>
          </table:table-cell>
          <table:table-cell office:value-type="float" office:value="15.072556" calcext:value-type="float">
            <text:p>15.072556</text:p>
          </table:table-cell>
          <table:table-cell table:number-columns-repeated="3"/>
          <table:table-cell table:formula="of:=OFFSET([.$A$82]; (ROW()-2)*5;0)" office:value-type="float" office:value="720" calcext:value-type="float">
            <text:p>720</text:p>
          </table:table-cell>
          <table:table-cell table:formula="of:=OFFSET([.$B$82]; (ROW()-2)*5;0)" office:value-type="float" office:value="1.093794" calcext:value-type="float">
            <text:p>1.093794</text:p>
          </table:table-cell>
          <table:table-cell table:formula="of:=OFFSET([.$C$82]; (ROW()-2)*5;0)" office:value-type="float" office:value="2.727102" calcext:value-type="float">
            <text:p>2.727102</text:p>
          </table:table-cell>
          <table:table-cell/>
          <table:table-cell table:style-name="ce2" office:value-type="float" office:value="13817.11" calcext:value-type="float">
            <text:p>13817.110</text:p>
          </table:table-cell>
          <table:table-cell table:style-name="ce2" office:value-type="float" office:value="4.14499392" calcext:value-type="float">
            <text:p>4.145</text:p>
          </table:table-cell>
          <table:table-cell table:style-name="ce5" office:value-type="float" office:value="2.34377646" calcext:value-type="float">
            <text:p>2.344</text:p>
          </table:table-cell>
          <table:table-cell/>
          <table:table-cell table:formula="of:=[.M70]/[.H70]" office:value-type="float" office:value="2.14279513327007" calcext:value-type="float">
            <text:p>2.1427951332700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25866" calcext:value-type="float">
            <text:p>0.025866</text:p>
          </table:table-cell>
          <table:table-cell office:value-type="float" office:value="16.856222" calcext:value-type="float">
            <text:p>16.856222</text:p>
          </table:table-cell>
          <table:table-cell table:number-columns-repeated="3"/>
          <table:table-cell table:formula="of:=OFFSET([.$A$82]; (ROW()-2)*5;0)" office:value-type="float" office:value="725" calcext:value-type="float">
            <text:p>725</text:p>
          </table:table-cell>
          <table:table-cell table:formula="of:=OFFSET([.$B$82]; (ROW()-2)*5;0)" office:value-type="float" office:value="1.042109" calcext:value-type="float">
            <text:p>1.042109</text:p>
          </table:table-cell>
          <table:table-cell table:formula="of:=OFFSET([.$C$82]; (ROW()-2)*5;0)" office:value-type="float" office:value="2.170738" calcext:value-type="float">
            <text:p>2.170738</text:p>
          </table:table-cell>
          <table:table-cell/>
          <table:table-cell table:style-name="ce2" office:value-type="float" office:value="13957.2" calcext:value-type="float">
            <text:p>13957.200</text:p>
          </table:table-cell>
          <table:table-cell table:style-name="ce2" office:value-type="float" office:value="3.90605444" calcext:value-type="float">
            <text:p>3.906</text:p>
          </table:table-cell>
          <table:table-cell table:style-name="ce5" office:value-type="float" office:value="2.22331806" calcext:value-type="float">
            <text:p>2.223</text:p>
          </table:table-cell>
          <table:table-cell/>
          <table:table-cell table:formula="of:=[.M71]/[.H71]" office:value-type="float" office:value="2.13347937691739" calcext:value-type="float">
            <text:p>2.1334793769173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27127" calcext:value-type="float">
            <text:p>0.027127</text:p>
          </table:table-cell>
          <table:table-cell office:value-type="float" office:value="17.93195" calcext:value-type="float">
            <text:p>17.93195</text:p>
          </table:table-cell>
          <table:table-cell table:number-columns-repeated="3"/>
          <table:table-cell table:formula="of:=OFFSET([.$A$82]; (ROW()-2)*5;0)" office:value-type="float" office:value="730" calcext:value-type="float">
            <text:p>730</text:p>
          </table:table-cell>
          <table:table-cell table:formula="of:=OFFSET([.$B$82]; (ROW()-2)*5;0)" office:value-type="float" office:value="1.013454" calcext:value-type="float">
            <text:p>1.013454</text:p>
          </table:table-cell>
          <table:table-cell table:formula="of:=OFFSET([.$C$82]; (ROW()-2)*5;0)" office:value-type="float" office:value="1.833192" calcext:value-type="float">
            <text:p>1.833192</text:p>
          </table:table-cell>
          <table:table-cell/>
          <table:table-cell table:style-name="ce2" office:value-type="float" office:value="14099.71" calcext:value-type="float">
            <text:p>14099.710</text:p>
          </table:table-cell>
          <table:table-cell table:style-name="ce2" office:value-type="float" office:value="3.73264161" calcext:value-type="float">
            <text:p>3.733</text:p>
          </table:table-cell>
          <table:table-cell table:style-name="ce5" office:value-type="float" office:value="2.13372498" calcext:value-type="float">
            <text:p>2.134</text:p>
          </table:table-cell>
          <table:table-cell/>
          <table:table-cell table:formula="of:=[.M72]/[.H72]" office:value-type="float" office:value="2.10539894262591" calcext:value-type="float">
            <text:p>2.1053989426259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18.235615" calcext:value-type="float">
            <text:p>18.235615</text:p>
          </table:table-cell>
          <table:table-cell table:number-columns-repeated="3"/>
          <table:table-cell table:formula="of:=OFFSET([.$A$82]; (ROW()-2)*5;0)" office:value-type="float" office:value="735" calcext:value-type="float">
            <text:p>735</text:p>
          </table:table-cell>
          <table:table-cell table:formula="of:=OFFSET([.$B$82]; (ROW()-2)*5;0)" office:value-type="float" office:value="0.992605" calcext:value-type="float">
            <text:p>0.992605</text:p>
          </table:table-cell>
          <table:table-cell table:formula="of:=OFFSET([.$C$82]; (ROW()-2)*5;0)" office:value-type="float" office:value="1.423495" calcext:value-type="float">
            <text:p>1.423495</text:p>
          </table:table-cell>
          <table:table-cell/>
          <table:table-cell table:style-name="ce2" office:value-type="float" office:value="14222.78" calcext:value-type="float">
            <text:p>14222.780</text:p>
          </table:table-cell>
          <table:table-cell table:style-name="ce2" office:value-type="float" office:value="3.57637601" calcext:value-type="float">
            <text:p>3.576</text:p>
          </table:table-cell>
          <table:table-cell table:style-name="ce5" office:value-type="float" office:value="2.06191741" calcext:value-type="float">
            <text:p>2.062</text:p>
          </table:table-cell>
          <table:table-cell/>
          <table:table-cell table:formula="of:=[.M73]/[.H73]" office:value-type="float" office:value="2.07727888737212" calcext:value-type="float">
            <text:p>2.077278887372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9526" calcext:value-type="float">
            <text:p>0.029526</text:p>
          </table:table-cell>
          <table:table-cell office:value-type="float" office:value="18.212585" calcext:value-type="float">
            <text:p>18.212585</text:p>
          </table:table-cell>
          <table:table-cell table:number-columns-repeated="3"/>
          <table:table-cell table:formula="of:=OFFSET([.$A$82]; (ROW()-2)*5;0)" office:value-type="float" office:value="740" calcext:value-type="float">
            <text:p>740</text:p>
          </table:table-cell>
          <table:table-cell table:formula="of:=OFFSET([.$B$82]; (ROW()-2)*5;0)" office:value-type="float" office:value="0.965551" calcext:value-type="float">
            <text:p>0.965551</text:p>
          </table:table-cell>
          <table:table-cell table:formula="of:=OFFSET([.$C$82]; (ROW()-2)*5;0)" office:value-type="float" office:value="1.087737" calcext:value-type="float">
            <text:p>1.087737</text:p>
          </table:table-cell>
          <table:table-cell/>
          <table:table-cell table:style-name="ce2" office:value-type="float" office:value="14343.94" calcext:value-type="float">
            <text:p>14343.940</text:p>
          </table:table-cell>
          <table:table-cell table:style-name="ce2" office:value-type="float" office:value="3.42757301" calcext:value-type="float">
            <text:p>3.428</text:p>
          </table:table-cell>
          <table:table-cell table:style-name="ce5" office:value-type="float" office:value="1.98549287" calcext:value-type="float">
            <text:p>1.985</text:p>
          </table:table-cell>
          <table:table-cell/>
          <table:table-cell table:formula="of:=[.M74]/[.H74]" office:value-type="float" office:value="2.05633143148316" calcext:value-type="float">
            <text:p>2.056331431483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304" calcext:value-type="float">
            <text:p>0.0304</text:p>
          </table:table-cell>
          <table:table-cell office:value-type="float" office:value="17.974375" calcext:value-type="float">
            <text:p>17.974375</text:p>
          </table:table-cell>
          <table:table-cell table:number-columns-repeated="3"/>
          <table:table-cell table:formula="of:=OFFSET([.$A$82]; (ROW()-2)*5;0)" office:value-type="float" office:value="745" calcext:value-type="float">
            <text:p>745</text:p>
          </table:table-cell>
          <table:table-cell table:formula="of:=OFFSET([.$B$82]; (ROW()-2)*5;0)" office:value-type="float" office:value="0.933212" calcext:value-type="float">
            <text:p>0.933212</text:p>
          </table:table-cell>
          <table:table-cell table:formula="of:=OFFSET([.$C$82]; (ROW()-2)*5;0)" office:value-type="float" office:value="0.954981" calcext:value-type="float">
            <text:p>0.954981</text:p>
          </table:table-cell>
          <table:table-cell/>
          <table:table-cell table:style-name="ce2" office:value-type="float" office:value="14460.97" calcext:value-type="float">
            <text:p>14460.970</text:p>
          </table:table-cell>
          <table:table-cell table:style-name="ce2" office:value-type="float" office:value="3.25097882" calcext:value-type="float">
            <text:p>3.251</text:p>
          </table:table-cell>
          <table:table-cell table:style-name="ce5" office:value-type="float" office:value="1.89574622" calcext:value-type="float">
            <text:p>1.896</text:p>
          </table:table-cell>
          <table:table-cell/>
          <table:table-cell table:formula="of:=[.M75]/[.H75]" office:value-type="float" office:value="2.03142074898308" calcext:value-type="float">
            <text:p>2.0314207489830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31926" calcext:value-type="float">
            <text:p>0.031926</text:p>
          </table:table-cell>
          <table:table-cell office:value-type="float" office:value="17.657434" calcext:value-type="float">
            <text:p>17.657434</text:p>
          </table:table-cell>
          <table:table-cell table:number-columns-repeated="3"/>
          <table:table-cell table:formula="of:=OFFSET([.$A$82]; (ROW()-2)*5;0)" office:value-type="float" office:value="750" calcext:value-type="float">
            <text:p>750</text:p>
          </table:table-cell>
          <table:table-cell table:formula="of:=OFFSET([.$B$82]; (ROW()-2)*5;0)" office:value-type="float" office:value="0.888169" calcext:value-type="float">
            <text:p>0.888169</text:p>
          </table:table-cell>
          <table:table-cell table:formula="of:=OFFSET([.$C$82]; (ROW()-2)*5;0)" office:value-type="float" office:value="0.774375" calcext:value-type="float">
            <text:p>0.774375</text:p>
          </table:table-cell>
          <table:table-cell/>
          <table:table-cell table:style-name="ce2" office:value-type="float" office:value="14575.28" calcext:value-type="float">
            <text:p>14575.280</text:p>
          </table:table-cell>
          <table:table-cell table:style-name="ce2" office:value-type="float" office:value="3.03961976" calcext:value-type="float">
            <text:p>3.040</text:p>
          </table:table-cell>
          <table:table-cell table:style-name="ce5" office:value-type="float" office:value="1.78296747" calcext:value-type="float">
            <text:p>1.783</text:p>
          </table:table-cell>
          <table:table-cell/>
          <table:table-cell table:formula="of:=[.M76]/[.H76]" office:value-type="float" office:value="2.00746419881802" calcext:value-type="float">
            <text:p>2.007464198818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33212" calcext:value-type="float">
            <text:p>0.033212</text:p>
          </table:table-cell>
          <table:table-cell office:value-type="float" office:value="17.312555" calcext:value-type="float">
            <text:p>17.312555</text:p>
          </table:table-cell>
          <table:table-cell table:number-columns-repeated="3"/>
          <table:table-cell table:formula="of:=OFFSET([.$A$82]; (ROW()-2)*5;0)" office:value-type="float" office:value="755" calcext:value-type="float">
            <text:p>755</text:p>
          </table:table-cell>
          <table:table-cell table:formula="of:=OFFSET([.$B$82]; (ROW()-2)*5;0)" office:value-type="float" office:value="0.867491" calcext:value-type="float">
            <text:p>0.867491</text:p>
          </table:table-cell>
          <table:table-cell table:formula="of:=OFFSET([.$C$82]; (ROW()-2)*5;0)" office:value-type="float" office:value="0.660435" calcext:value-type="float">
            <text:p>0.660435</text:p>
          </table:table-cell>
          <table:table-cell/>
          <table:table-cell table:style-name="ce2" office:value-type="float" office:value="14730.63" calcext:value-type="float">
            <text:p>14730.630</text:p>
          </table:table-cell>
          <table:table-cell table:style-name="ce2" office:value-type="float" office:value="2.94954591" calcext:value-type="float">
            <text:p>2.950</text:p>
          </table:table-cell>
          <table:table-cell table:style-name="ce5" office:value-type="float" office:value="1.7367058" calcext:value-type="float">
            <text:p>1.737</text:p>
          </table:table-cell>
          <table:table-cell/>
          <table:table-cell table:formula="of:=[.M77]/[.H77]" office:value-type="float" office:value="2.00198710995273" calcext:value-type="float">
            <text:p>2.0019871099527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3486" calcext:value-type="float">
            <text:p>0.03486</text:p>
          </table:table-cell>
          <table:table-cell office:value-type="float" office:value="17.093798" calcext:value-type="float">
            <text:p>17.093798</text:p>
          </table:table-cell>
          <table:table-cell table:number-columns-repeated="3"/>
          <table:table-cell table:formula="of:=OFFSET([.$A$82]; (ROW()-2)*5;0)" office:value-type="float" office:value="760" calcext:value-type="float">
            <text:p>760</text:p>
          </table:table-cell>
          <table:table-cell table:formula="of:=OFFSET([.$B$82]; (ROW()-2)*5;0)" office:value-type="float" office:value="0.874254" calcext:value-type="float">
            <text:p>0.874254</text:p>
          </table:table-cell>
          <table:table-cell table:formula="of:=OFFSET([.$C$82]; (ROW()-2)*5;0)" office:value-type="float" office:value="0.674981" calcext:value-type="float">
            <text:p>0.674981</text:p>
          </table:table-cell>
          <table:table-cell/>
          <table:table-cell table:style-name="ce2" office:value-type="float" office:value="14879.16" calcext:value-type="float">
            <text:p>14879.160</text:p>
          </table:table-cell>
          <table:table-cell table:style-name="ce2" office:value-type="float" office:value="2.93947287" calcext:value-type="float">
            <text:p>2.939</text:p>
          </table:table-cell>
          <table:table-cell table:style-name="ce5" office:value-type="float" office:value="1.74190657" calcext:value-type="float">
            <text:p>1.742</text:p>
          </table:table-cell>
          <table:table-cell/>
          <table:table-cell table:formula="of:=[.M78]/[.H78]" office:value-type="float" office:value="1.99244907086499" calcext:value-type="float">
            <text:p>1.9924490708649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36169" calcext:value-type="float">
            <text:p>0.036169</text:p>
          </table:table-cell>
          <table:table-cell office:value-type="float" office:value="16.982283" calcext:value-type="float">
            <text:p>16.982283</text:p>
          </table:table-cell>
          <table:table-cell table:number-columns-repeated="3"/>
          <table:table-cell table:formula="of:=OFFSET([.$A$82]; (ROW()-2)*5;0)" office:value-type="float" office:value="765" calcext:value-type="float">
            <text:p>765</text:p>
          </table:table-cell>
          <table:table-cell table:formula="of:=OFFSET([.$B$82]; (ROW()-2)*5;0)" office:value-type="float" office:value="0.889018" calcext:value-type="float">
            <text:p>0.889018</text:p>
          </table:table-cell>
          <table:table-cell table:formula="of:=OFFSET([.$C$82]; (ROW()-2)*5;0)" office:value-type="float" office:value="0.712557" calcext:value-type="float">
            <text:p>0.712557</text:p>
          </table:table-cell>
          <table:table-cell/>
          <table:table-cell table:style-name="ce2" office:value-type="float" office:value="14978.68" calcext:value-type="float">
            <text:p>14978.680</text:p>
          </table:table-cell>
          <table:table-cell table:style-name="ce2" office:value-type="float" office:value="2.97782279" calcext:value-type="float">
            <text:p>2.978</text:p>
          </table:table-cell>
          <table:table-cell table:style-name="ce5" office:value-type="float" office:value="1.7804633" calcext:value-type="float">
            <text:p>1.780</text:p>
          </table:table-cell>
          <table:table-cell/>
          <table:table-cell table:formula="of:=[.M79]/[.H79]" office:value-type="float" office:value="2.00273031592161" calcext:value-type="float">
            <text:p>2.0027303159216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38376" calcext:value-type="float">
            <text:p>0.038376</text:p>
          </table:table-cell>
          <table:table-cell office:value-type="float" office:value="16.928312" calcext:value-type="float">
            <text:p>16.928312</text:p>
          </table:table-cell>
          <table:table-cell table:number-columns-repeated="3"/>
          <table:table-cell table:formula="of:=OFFSET([.$A$82]; (ROW()-2)*5;0)" office:value-type="float" office:value="770" calcext:value-type="float">
            <text:p>770</text:p>
          </table:table-cell>
          <table:table-cell table:formula="of:=OFFSET([.$B$82]; (ROW()-2)*5;0)" office:value-type="float" office:value="0.847709" calcext:value-type="float">
            <text:p>0.847709</text:p>
          </table:table-cell>
          <table:table-cell table:formula="of:=OFFSET([.$C$82]; (ROW()-2)*5;0)" office:value-type="float" office:value="0.569526" calcext:value-type="float">
            <text:p>0.569526</text:p>
          </table:table-cell>
          <table:table-cell/>
          <table:table-cell table:style-name="ce2" office:value-type="float" office:value="15071.27" calcext:value-type="float">
            <text:p>15071.270</text:p>
          </table:table-cell>
          <table:table-cell table:style-name="ce2" office:value-type="float" office:value="2.87216578" calcext:value-type="float">
            <text:p>2.872</text:p>
          </table:table-cell>
          <table:table-cell table:style-name="ce5" office:value-type="float" office:value="1.72260687" calcext:value-type="float">
            <text:p>1.723</text:p>
          </table:table-cell>
          <table:table-cell/>
          <table:table-cell table:formula="of:=[.M80]/[.H80]" office:value-type="float" office:value="2.03207335300203" calcext:value-type="float">
            <text:p>2.0320733530020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41454" calcext:value-type="float">
            <text:p>0.041454</text:p>
          </table:table-cell>
          <table:table-cell office:value-type="float" office:value="17.031981" calcext:value-type="float">
            <text:p>17.031981</text:p>
          </table:table-cell>
          <table:table-cell table:number-columns-repeated="3"/>
          <table:table-cell table:formula="of:=OFFSET([.$A$82]; (ROW()-2)*5;0)" office:value-type="float" office:value="775" calcext:value-type="float">
            <text:p>775</text:p>
          </table:table-cell>
          <table:table-cell table:formula="of:=OFFSET([.$B$82]; (ROW()-2)*5;0)" office:value-type="float" office:value="0.781527" calcext:value-type="float">
            <text:p>0.781527</text:p>
          </table:table-cell>
          <table:table-cell table:formula="of:=OFFSET([.$C$82]; (ROW()-2)*5;0)" office:value-type="float" office:value="0.578011" calcext:value-type="float">
            <text:p>0.578011</text:p>
          </table:table-cell>
          <table:table-cell/>
          <table:table-cell table:style-name="ce2" office:value-type="float" office:value="15164.62" calcext:value-type="float">
            <text:p>15164.620</text:p>
          </table:table-cell>
          <table:table-cell table:style-name="ce2" office:value-type="float" office:value="2.66471442" calcext:value-type="float">
            <text:p>2.665</text:p>
          </table:table-cell>
          <table:table-cell table:style-name="ce5" office:value-type="float" office:value="1.60231999" calcext:value-type="float">
            <text:p>1.602</text:p>
          </table:table-cell>
          <table:table-cell/>
          <table:table-cell table:formula="of:=[.M81]/[.H81]" office:value-type="float" office:value="2.05024265316489" calcext:value-type="float">
            <text:p>2.050242653164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44703" calcext:value-type="float">
            <text:p>0.044703</text:p>
          </table:table-cell>
          <table:table-cell office:value-type="float" office:value="17.190132" calcext:value-type="float">
            <text:p>17.190132</text:p>
          </table:table-cell>
          <table:table-cell table:number-columns-repeated="3"/>
          <table:table-cell table:formula="of:=OFFSET([.$A$82]; (ROW()-2)*5;0)" office:value-type="float" office:value="780" calcext:value-type="float">
            <text:p>780</text:p>
          </table:table-cell>
          <table:table-cell table:formula="of:=OFFSET([.$B$82]; (ROW()-2)*5;0)" office:value-type="float" office:value="0.704751" calcext:value-type="float">
            <text:p>0.704751</text:p>
          </table:table-cell>
          <table:table-cell table:formula="of:=OFFSET([.$C$82]; (ROW()-2)*5;0)" office:value-type="float" office:value="0.434981" calcext:value-type="float">
            <text:p>0.434981</text:p>
          </table:table-cell>
          <table:table-cell/>
          <table:table-cell table:style-name="ce3" office:value-type="float" office:value="15254.46" calcext:value-type="float">
            <text:p>15254.460</text:p>
          </table:table-cell>
          <table:table-cell table:style-name="ce3" office:value-type="float" office:value="2.41699562" calcext:value-type="float">
            <text:p>2.417</text:p>
          </table:table-cell>
          <table:table-cell table:style-name="ce6" office:value-type="float" office:value="1.45847686" calcext:value-type="float">
            <text:p>1.458</text:p>
          </table:table-cell>
          <table:table-cell/>
          <table:table-cell table:formula="of:=[.M82]/[.H82]" office:value-type="float" office:value="2.06949243065991" calcext:value-type="float">
            <text:p>2.0694924306599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4686" calcext:value-type="float">
            <text:p>0.04686</text:p>
          </table:table-cell>
          <table:table-cell office:value-type="float" office:value="17.34407" calcext:value-type="float">
            <text:p>17.34407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49745" calcext:value-type="float">
            <text:p>0.049745</text:p>
          </table:table-cell>
          <table:table-cell office:value-type="float" office:value="17.50592" calcext:value-type="float">
            <text:p>17.50592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52727" calcext:value-type="float">
            <text:p>0.052727</text:p>
          </table:table-cell>
          <table:table-cell office:value-type="float" office:value="17.694374" calcext:value-type="float">
            <text:p>17.694374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55587" calcext:value-type="float">
            <text:p>0.055587</text:p>
          </table:table-cell>
          <table:table-cell office:value-type="float" office:value="17.850159" calcext:value-type="float">
            <text:p>17.850159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57575" calcext:value-type="float">
            <text:p>0.057575</text:p>
          </table:table-cell>
          <table:table-cell office:value-type="float" office:value="17.987131" calcext:value-type="float">
            <text:p>17.987131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60872" calcext:value-type="float">
            <text:p>0.060872</text:p>
          </table:table-cell>
          <table:table-cell office:value-type="float" office:value="18.237404" calcext:value-type="float">
            <text:p>18.237404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62957" calcext:value-type="float">
            <text:p>0.062957</text:p>
          </table:table-cell>
          <table:table-cell office:value-type="float" office:value="18.327736" calcext:value-type="float">
            <text:p>18.327736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64824" calcext:value-type="float">
            <text:p>0.064824</text:p>
          </table:table-cell>
          <table:table-cell office:value-type="float" office:value="18.513767" calcext:value-type="float">
            <text:p>18.51376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66981" calcext:value-type="float">
            <text:p>0.066981</text:p>
          </table:table-cell>
          <table:table-cell office:value-type="float" office:value="18.70713" calcext:value-type="float">
            <text:p>18.70713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68387" calcext:value-type="float">
            <text:p>0.068387</text:p>
          </table:table-cell>
          <table:table-cell office:value-type="float" office:value="18.845312" calcext:value-type="float">
            <text:p>18.845312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71394" calcext:value-type="float">
            <text:p>0.071394</text:p>
          </table:table-cell>
          <table:table-cell office:value-type="float" office:value="19.438618" calcext:value-type="float">
            <text:p>19.43861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74181" calcext:value-type="float">
            <text:p>0.074181</text:p>
          </table:table-cell>
          <table:table-cell office:value-type="float" office:value="20.079254" calcext:value-type="float">
            <text:p>20.079254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768" calcext:value-type="float">
            <text:p>0.0768</text:p>
          </table:table-cell>
          <table:table-cell office:value-type="float" office:value="21.101648" calcext:value-type="float">
            <text:p>21.10164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80169" calcext:value-type="float">
            <text:p>0.080169</text:p>
          </table:table-cell>
          <table:table-cell office:value-type="float" office:value="22.314405" calcext:value-type="float">
            <text:p>22.314405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82084" calcext:value-type="float">
            <text:p>0.082084</text:p>
          </table:table-cell>
          <table:table-cell office:value-type="float" office:value="23.322887" calcext:value-type="float">
            <text:p>23.322887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86885" calcext:value-type="float">
            <text:p>0.086885</text:p>
          </table:table-cell>
          <table:table-cell office:value-type="float" office:value="25.130737" calcext:value-type="float">
            <text:p>25.130737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92557" calcext:value-type="float">
            <text:p>0.092557</text:p>
          </table:table-cell>
          <table:table-cell office:value-type="float" office:value="27.0938" calcext:value-type="float">
            <text:p>27.0938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98569" calcext:value-type="float">
            <text:p>0.098569</text:p>
          </table:table-cell>
          <table:table-cell office:value-type="float" office:value="29.237406" calcext:value-type="float">
            <text:p>29.237406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032" calcext:value-type="float">
            <text:p>0.1032</text:p>
          </table:table-cell>
          <table:table-cell office:value-type="float" office:value="30.845892" calcext:value-type="float">
            <text:p>30.845892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10375" calcext:value-type="float">
            <text:p>0.110375</text:p>
          </table:table-cell>
          <table:table-cell office:value-type="float" office:value="33.492584" calcext:value-type="float">
            <text:p>33.492584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16921" calcext:value-type="float">
            <text:p>0.116921</text:p>
          </table:table-cell>
          <table:table-cell office:value-type="float" office:value="36.849522" calcext:value-type="float">
            <text:p>36.849522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24678" calcext:value-type="float">
            <text:p>0.124678</text:p>
          </table:table-cell>
          <table:table-cell office:value-type="float" office:value="42.925308" calcext:value-type="float">
            <text:p>42.925308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33042" calcext:value-type="float">
            <text:p>0.133042</text:p>
          </table:table-cell>
          <table:table-cell office:value-type="float" office:value="53.822857" calcext:value-type="float">
            <text:p>53.822857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3726" calcext:value-type="float">
            <text:p>0.13726</text:p>
          </table:table-cell>
          <table:table-cell office:value-type="float" office:value="62.825283" calcext:value-type="float">
            <text:p>62.825283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44605" calcext:value-type="float">
            <text:p>0.144605</text:p>
          </table:table-cell>
          <table:table-cell office:value-type="float" office:value="77.693794" calcext:value-type="float">
            <text:p>77.693794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51539" calcext:value-type="float">
            <text:p>0.151539</text:p>
          </table:table-cell>
          <table:table-cell office:value-type="float" office:value="89.725883" calcext:value-type="float">
            <text:p>89.725883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55951" calcext:value-type="float">
            <text:p>0.155951</text:p>
          </table:table-cell>
          <table:table-cell office:value-type="float" office:value="94.394402" calcext:value-type="float">
            <text:p>94.394402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62957" calcext:value-type="float">
            <text:p>0.162957</text:p>
          </table:table-cell>
          <table:table-cell office:value-type="float" office:value="93.276192" calcext:value-type="float">
            <text:p>93.276192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65891" calcext:value-type="float">
            <text:p>0.165891</text:p>
          </table:table-cell>
          <table:table-cell office:value-type="float" office:value="89.655594" calcext:value-type="float">
            <text:p>89.655594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83.496223" calcext:value-type="float">
            <text:p>83.496223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75976" calcext:value-type="float">
            <text:p>0.175976</text:p>
          </table:table-cell>
          <table:table-cell office:value-type="float" office:value="78.186501" calcext:value-type="float">
            <text:p>78.186501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80896" calcext:value-type="float">
            <text:p>0.180896</text:p>
          </table:table-cell>
          <table:table-cell office:value-type="float" office:value="74.524094" calcext:value-type="float">
            <text:p>74.524094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87612" calcext:value-type="float">
            <text:p>0.187612</text:p>
          </table:table-cell>
          <table:table-cell office:value-type="float" office:value="71.815582" calcext:value-type="float">
            <text:p>71.8155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92072" calcext:value-type="float">
            <text:p>0.192072</text:p>
          </table:table-cell>
          <table:table-cell office:value-type="float" office:value="70.32589" calcext:value-type="float">
            <text:p>70.32589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9932" calcext:value-type="float">
            <text:p>0.19932</text:p>
          </table:table-cell>
          <table:table-cell office:value-type="float" office:value="68.182281" calcext:value-type="float">
            <text:p>68.182281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07418" calcext:value-type="float">
            <text:p>0.207418</text:p>
          </table:table-cell>
          <table:table-cell office:value-type="float" office:value="66.121048" calcext:value-type="float">
            <text:p>66.121048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1532" calcext:value-type="float">
            <text:p>0.21532</text:p>
          </table:table-cell>
          <table:table-cell office:value-type="float" office:value="64.890167" calcext:value-type="float">
            <text:p>64.890167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2526" calcext:value-type="float">
            <text:p>0.22526</text:p>
          </table:table-cell>
          <table:table-cell office:value-type="float" office:value="64.593773" calcext:value-type="float">
            <text:p>64.59377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32776" calcext:value-type="float">
            <text:p>0.232776</text:p>
          </table:table-cell>
          <table:table-cell office:value-type="float" office:value="64.996193" calcext:value-type="float">
            <text:p>64.99619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42738" calcext:value-type="float">
            <text:p>0.242738</text:p>
          </table:table-cell>
          <table:table-cell office:value-type="float" office:value="66.382286" calcext:value-type="float">
            <text:p>66.382286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54812" calcext:value-type="float">
            <text:p>0.254812</text:p>
          </table:table-cell>
          <table:table-cell office:value-type="float" office:value="68.769531" calcext:value-type="float">
            <text:p>68.769531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63732" calcext:value-type="float">
            <text:p>0.263732</text:p>
          </table:table-cell>
          <table:table-cell office:value-type="float" office:value="70.920471" calcext:value-type="float">
            <text:p>70.920471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76751" calcext:value-type="float">
            <text:p>0.276751</text:p>
          </table:table-cell>
          <table:table-cell office:value-type="float" office:value="74.050751" calcext:value-type="float">
            <text:p>74.050751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84873" calcext:value-type="float">
            <text:p>0.284873</text:p>
          </table:table-cell>
          <table:table-cell office:value-type="float" office:value="76.376793" calcext:value-type="float">
            <text:p>76.376793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94326" calcext:value-type="float">
            <text:p>0.294326</text:p>
          </table:table-cell>
          <table:table-cell office:value-type="float" office:value="78.89138" calcext:value-type="float">
            <text:p>78.89138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02424" calcext:value-type="float">
            <text:p>0.302424</text:p>
          </table:table-cell>
          <table:table-cell office:value-type="float" office:value="81.014381" calcext:value-type="float">
            <text:p>81.014381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05963" calcext:value-type="float">
            <text:p>0.305963</text:p>
          </table:table-cell>
          <table:table-cell office:value-type="float" office:value="82.713196" calcext:value-type="float">
            <text:p>82.713196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07588" calcext:value-type="float">
            <text:p>0.307588</text:p>
          </table:table-cell>
          <table:table-cell office:value-type="float" office:value="84.356201" calcext:value-type="float">
            <text:p>84.356201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11732" calcext:value-type="float">
            <text:p>0.311732</text:p>
          </table:table-cell>
          <table:table-cell office:value-type="float" office:value="87.456215" calcext:value-type="float">
            <text:p>87.45621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14181" calcext:value-type="float">
            <text:p>0.314181</text:p>
          </table:table-cell>
          <table:table-cell office:value-type="float" office:value="90.015007" calcext:value-type="float">
            <text:p>90.015007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16679" calcext:value-type="float">
            <text:p>0.316679</text:p>
          </table:table-cell>
          <table:table-cell office:value-type="float" office:value="92.845894" calcext:value-type="float">
            <text:p>92.845894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20896" calcext:value-type="float">
            <text:p>0.320896</text:p>
          </table:table-cell>
          <table:table-cell office:value-type="float" office:value="95.44532" calcext:value-type="float">
            <text:p>95.44532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23176" calcext:value-type="float">
            <text:p>0.323176</text:p>
          </table:table-cell>
          <table:table-cell office:value-type="float" office:value="98.178009" calcext:value-type="float">
            <text:p>98.178009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28726" calcext:value-type="float">
            <text:p>0.328726</text:p>
          </table:table-cell>
          <table:table-cell office:value-type="float" office:value="103.562889" calcext:value-type="float">
            <text:p>103.562889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31611" calcext:value-type="float">
            <text:p>0.331611</text:p>
          </table:table-cell>
          <table:table-cell office:value-type="float" office:value="107.034409" calcext:value-type="float">
            <text:p>107.034409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35733" calcext:value-type="float">
            <text:p>0.335733</text:p>
          </table:table-cell>
          <table:table-cell office:value-type="float" office:value="113.317413" calcext:value-type="float">
            <text:p>113.317413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41745" calcext:value-type="float">
            <text:p>0.341745</text:p>
          </table:table-cell>
          <table:table-cell office:value-type="float" office:value="120.66713" calcext:value-type="float">
            <text:p>120.66713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45939" calcext:value-type="float">
            <text:p>0.345939</text:p>
          </table:table-cell>
          <table:table-cell office:value-type="float" office:value="125.414375" calcext:value-type="float">
            <text:p>125.414375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51272" calcext:value-type="float">
            <text:p>0.351272</text:p>
          </table:table-cell>
          <table:table-cell office:value-type="float" office:value="128.693802" calcext:value-type="float">
            <text:p>128.693802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58205" calcext:value-type="float">
            <text:p>0.358205</text:p>
          </table:table-cell>
          <table:table-cell office:value-type="float" office:value="129.274399" calcext:value-type="float">
            <text:p>129.274399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67539" calcext:value-type="float">
            <text:p>0.367539</text:p>
          </table:table-cell>
          <table:table-cell office:value-type="float" office:value="124.913788" calcext:value-type="float">
            <text:p>124.9137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77478" calcext:value-type="float">
            <text:p>0.377478</text:p>
          </table:table-cell>
          <table:table-cell office:value-type="float" office:value="116.947144" calcext:value-type="float">
            <text:p>116.947144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89139" calcext:value-type="float">
            <text:p>0.389139</text:p>
          </table:table-cell>
          <table:table-cell office:value-type="float" office:value="108.471336" calcext:value-type="float">
            <text:p>108.471336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97987" calcext:value-type="float">
            <text:p>0.397987</text:p>
          </table:table-cell>
          <table:table-cell office:value-type="float" office:value="99.981071" calcext:value-type="float">
            <text:p>99.981071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1166" calcext:value-type="float">
            <text:p>0.41166</text:p>
          </table:table-cell>
          <table:table-cell office:value-type="float" office:value="94.68589" calcext:value-type="float">
            <text:p>94.685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419297" calcext:value-type="float">
            <text:p>0.419297</text:p>
          </table:table-cell>
          <table:table-cell office:value-type="float" office:value="91.794983" calcext:value-type="float">
            <text:p>91.794983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429914" calcext:value-type="float">
            <text:p>0.429914</text:p>
          </table:table-cell>
          <table:table-cell office:value-type="float" office:value="87.673187" calcext:value-type="float">
            <text:p>87.673187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443224" calcext:value-type="float">
            <text:p>0.443224</text:p>
          </table:table-cell>
          <table:table-cell office:value-type="float" office:value="84.582855" calcext:value-type="float">
            <text:p>84.582855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460314" calcext:value-type="float">
            <text:p>0.460314</text:p>
          </table:table-cell>
          <table:table-cell office:value-type="float" office:value="82.229553" calcext:value-type="float">
            <text:p>82.229553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76072" calcext:value-type="float">
            <text:p>0.476072</text:p>
          </table:table-cell>
          <table:table-cell office:value-type="float" office:value="79.471344" calcext:value-type="float">
            <text:p>79.471344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492557" calcext:value-type="float">
            <text:p>0.492557</text:p>
          </table:table-cell>
          <table:table-cell office:value-type="float" office:value="76.920471" calcext:value-type="float">
            <text:p>76.920471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501187" calcext:value-type="float">
            <text:p>0.501187</text:p>
          </table:table-cell>
          <table:table-cell office:value-type="float" office:value="74.790771" calcext:value-type="float">
            <text:p>74.790771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08751" calcext:value-type="float">
            <text:p>0.508751</text:p>
          </table:table-cell>
          <table:table-cell office:value-type="float" office:value="70.901649" calcext:value-type="float">
            <text:p>70.901649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517138" calcext:value-type="float">
            <text:p>0.517138</text:p>
          </table:table-cell>
          <table:table-cell office:value-type="float" office:value="67.766525" calcext:value-type="float">
            <text:p>67.766525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519345" calcext:value-type="float">
            <text:p>0.519345</text:p>
          </table:table-cell>
          <table:table-cell office:value-type="float" office:value="64.762253" calcext:value-type="float">
            <text:p>64.762253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526593" calcext:value-type="float">
            <text:p>0.526593</text:p>
          </table:table-cell>
          <table:table-cell office:value-type="float" office:value="63.069561" calcext:value-type="float">
            <text:p>63.06956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532218" calcext:value-type="float">
            <text:p>0.532218</text:p>
          </table:table-cell>
          <table:table-cell office:value-type="float" office:value="61.613163" calcext:value-type="float">
            <text:p>61.613163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536703" calcext:value-type="float">
            <text:p>0.536703</text:p>
          </table:table-cell>
          <table:table-cell office:value-type="float" office:value="60.594982" calcext:value-type="float">
            <text:p>60.594982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54509" calcext:value-type="float">
            <text:p>0.54509</text:p>
          </table:table-cell>
          <table:table-cell office:value-type="float" office:value="58.800465" calcext:value-type="float">
            <text:p>58.800465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46497" calcext:value-type="float">
            <text:p>0.546497</text:p>
          </table:table-cell>
          <table:table-cell office:value-type="float" office:value="55.900433" calcext:value-type="float">
            <text:p>55.900433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549381" calcext:value-type="float">
            <text:p>0.549381</text:p>
          </table:table-cell>
          <table:table-cell office:value-type="float" office:value="53.138641" calcext:value-type="float">
            <text:p>53.138641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554715" calcext:value-type="float">
            <text:p>0.554715</text:p>
          </table:table-cell>
          <table:table-cell office:value-type="float" office:value="50.695587" calcext:value-type="float">
            <text:p>50.695587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59054" calcext:value-type="float">
            <text:p>0.559054</text:p>
          </table:table-cell>
          <table:table-cell office:value-type="float" office:value="48.67683" calcext:value-type="float">
            <text:p>48.67683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564314" calcext:value-type="float">
            <text:p>0.564314</text:p>
          </table:table-cell>
          <table:table-cell office:value-type="float" office:value="47.915619" calcext:value-type="float">
            <text:p>47.915619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573188" calcext:value-type="float">
            <text:p>0.573188</text:p>
          </table:table-cell>
          <table:table-cell office:value-type="float" office:value="46.958618" calcext:value-type="float">
            <text:p>46.958618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581745" calcext:value-type="float">
            <text:p>0.581745</text:p>
          </table:table-cell>
          <table:table-cell office:value-type="float" office:value="46.629555" calcext:value-type="float">
            <text:p>46.629555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595951" calcext:value-type="float">
            <text:p>0.595951</text:p>
          </table:table-cell>
          <table:table-cell office:value-type="float" office:value="47.096806" calcext:value-type="float">
            <text:p>47.096806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12242" calcext:value-type="float">
            <text:p>0.612242</text:p>
          </table:table-cell>
          <table:table-cell office:value-type="float" office:value="47.987133" calcext:value-type="float">
            <text:p>47.98713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25721" calcext:value-type="float">
            <text:p>0.625721</text:p>
          </table:table-cell>
          <table:table-cell office:value-type="float" office:value="48.853165" calcext:value-type="float">
            <text:p>48.853165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40921" calcext:value-type="float">
            <text:p>0.640921</text:p>
          </table:table-cell>
          <table:table-cell office:value-type="float" office:value="49.890739" calcext:value-type="float">
            <text:p>49.890739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61235" calcext:value-type="float">
            <text:p>0.661235</text:p>
          </table:table-cell>
          <table:table-cell office:value-type="float" office:value="51.360466" calcext:value-type="float">
            <text:p>51.360466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85503" calcext:value-type="float">
            <text:p>0.685503</text:p>
          </table:table-cell>
          <table:table-cell office:value-type="float" office:value="53.130737" calcext:value-type="float">
            <text:p>53.130737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712144" calcext:value-type="float">
            <text:p>0.712144</text:p>
          </table:table-cell>
          <table:table-cell office:value-type="float" office:value="55.040459" calcext:value-type="float">
            <text:p>55.040459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741212" calcext:value-type="float">
            <text:p>0.741212</text:p>
          </table:table-cell>
          <table:table-cell office:value-type="float" office:value="56.522259" calcext:value-type="float">
            <text:p>56.522259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768823" calcext:value-type="float">
            <text:p>0.768823</text:p>
          </table:table-cell>
          <table:table-cell office:value-type="float" office:value="57.353188" calcext:value-type="float">
            <text:p>57.353188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799515" calcext:value-type="float">
            <text:p>0.799515</text:p>
          </table:table-cell>
          <table:table-cell office:value-type="float" office:value="57.810738" calcext:value-type="float">
            <text:p>57.810738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824363" calcext:value-type="float">
            <text:p>0.824363</text:p>
          </table:table-cell>
          <table:table-cell office:value-type="float" office:value="58.114979" calcext:value-type="float">
            <text:p>58.114979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856969" calcext:value-type="float">
            <text:p>0.856969</text:p>
          </table:table-cell>
          <table:table-cell office:value-type="float" office:value="58.216225" calcext:value-type="float">
            <text:p>58.21622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89743" calcext:value-type="float">
            <text:p>0.89743</text:p>
          </table:table-cell>
          <table:table-cell office:value-type="float" office:value="58.724682" calcext:value-type="float">
            <text:p>58.724682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36702" calcext:value-type="float">
            <text:p>0.936702</text:p>
          </table:table-cell>
          <table:table-cell office:value-type="float" office:value="59.661072" calcext:value-type="float">
            <text:p>59.661072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70448" calcext:value-type="float">
            <text:p>0.970448</text:p>
          </table:table-cell>
          <table:table-cell office:value-type="float" office:value="61.021648" calcext:value-type="float">
            <text:p>61.021648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012169" calcext:value-type="float">
            <text:p>1.012169</text:p>
          </table:table-cell>
          <table:table-cell office:value-type="float" office:value="63.526524" calcext:value-type="float">
            <text:p>63.526524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039223" calcext:value-type="float">
            <text:p>1.039223</text:p>
          </table:table-cell>
          <table:table-cell office:value-type="float" office:value="65.491379" calcext:value-type="float">
            <text:p>65.491379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076363" calcext:value-type="float">
            <text:p>1.076363</text:p>
          </table:table-cell>
          <table:table-cell office:value-type="float" office:value="68.730736" calcext:value-type="float">
            <text:p>68.73073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112944" calcext:value-type="float">
            <text:p>1.112944</text:p>
          </table:table-cell>
          <table:table-cell office:value-type="float" office:value="72.058647" calcext:value-type="float">
            <text:p>72.05864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144169" calcext:value-type="float">
            <text:p>1.144169</text:p>
          </table:table-cell>
          <table:table-cell office:value-type="float" office:value="74.627701" calcext:value-type="float">
            <text:p>74.627701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16989" calcext:value-type="float">
            <text:p>1.16989</text:p>
          </table:table-cell>
          <table:table-cell office:value-type="float" office:value="75.931374" calcext:value-type="float">
            <text:p>75.931374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196897" calcext:value-type="float">
            <text:p>1.196897</text:p>
          </table:table-cell>
          <table:table-cell office:value-type="float" office:value="75.969521" calcext:value-type="float">
            <text:p>75.969521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21726" calcext:value-type="float">
            <text:p>1.21726</text:p>
          </table:table-cell>
          <table:table-cell office:value-type="float" office:value="74.759254" calcext:value-type="float">
            <text:p>74.759254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227902" calcext:value-type="float">
            <text:p>1.227902</text:p>
          </table:table-cell>
          <table:table-cell office:value-type="float" office:value="73.446533" calcext:value-type="float">
            <text:p>73.446533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245163" calcext:value-type="float">
            <text:p>1.245163</text:p>
          </table:table-cell>
          <table:table-cell office:value-type="float" office:value="71.009521" calcext:value-type="float">
            <text:p>71.009521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257526" calcext:value-type="float">
            <text:p>1.257526</text:p>
          </table:table-cell>
          <table:table-cell office:value-type="float" office:value="67.71804" calcext:value-type="float">
            <text:p>67.71804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27086" calcext:value-type="float">
            <text:p>1.27086</text:p>
          </table:table-cell>
          <table:table-cell office:value-type="float" office:value="63.878613" calcext:value-type="float">
            <text:p>63.878613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281623" calcext:value-type="float">
            <text:p>1.281623</text:p>
          </table:table-cell>
          <table:table-cell office:value-type="float" office:value="60.166523" calcext:value-type="float">
            <text:p>60.166523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29166" calcext:value-type="float">
            <text:p>1.29166</text:p>
          </table:table-cell>
          <table:table-cell office:value-type="float" office:value="57.04953" calcext:value-type="float">
            <text:p>57.04953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299272" calcext:value-type="float">
            <text:p>1.299272</text:p>
          </table:table-cell>
          <table:table-cell office:value-type="float" office:value="54.77137" calcext:value-type="float">
            <text:p>54.77137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303442" calcext:value-type="float">
            <text:p>1.303442</text:p>
          </table:table-cell>
          <table:table-cell office:value-type="float" office:value="53.12468" calcext:value-type="float">
            <text:p>53.12468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307442" calcext:value-type="float">
            <text:p>1.307442</text:p>
          </table:table-cell>
          <table:table-cell office:value-type="float" office:value="51.946495" calcext:value-type="float">
            <text:p>51.946495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310302" calcext:value-type="float">
            <text:p>1.310302</text:p>
          </table:table-cell>
          <table:table-cell office:value-type="float" office:value="50.279251" calcext:value-type="float">
            <text:p>50.279251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19151" calcext:value-type="float">
            <text:p>1.319151</text:p>
          </table:table-cell>
          <table:table-cell office:value-type="float" office:value="48.603462" calcext:value-type="float">
            <text:p>48.603462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322739" calcext:value-type="float">
            <text:p>1.322739</text:p>
          </table:table-cell>
          <table:table-cell office:value-type="float" office:value="46.795616" calcext:value-type="float">
            <text:p>46.795616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325939" calcext:value-type="float">
            <text:p>1.325939</text:p>
          </table:table-cell>
          <table:table-cell office:value-type="float" office:value="45.242252" calcext:value-type="float">
            <text:p>45.242252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328435" calcext:value-type="float">
            <text:p>1.328435</text:p>
          </table:table-cell>
          <table:table-cell office:value-type="float" office:value="43.768955" calcext:value-type="float">
            <text:p>43.768955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337212" calcext:value-type="float">
            <text:p>1.337212</text:p>
          </table:table-cell>
          <table:table-cell office:value-type="float" office:value="42.52589" calcext:value-type="float">
            <text:p>42.52589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346618" calcext:value-type="float">
            <text:p>1.346618</text:p>
          </table:table-cell>
          <table:table-cell office:value-type="float" office:value="41.86771" calcext:value-type="float">
            <text:p>41.8677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362084" calcext:value-type="float">
            <text:p>1.362084</text:p>
          </table:table-cell>
          <table:table-cell office:value-type="float" office:value="41.150772" calcext:value-type="float">
            <text:p>41.150772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379224" calcext:value-type="float">
            <text:p>1.379224</text:p>
          </table:table-cell>
          <table:table-cell office:value-type="float" office:value="40.593769" calcext:value-type="float">
            <text:p>40.593769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395175" calcext:value-type="float">
            <text:p>1.395175</text:p>
          </table:table-cell>
          <table:table-cell office:value-type="float" office:value="40.215012" calcext:value-type="float">
            <text:p>40.215012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13406" calcext:value-type="float">
            <text:p>1.413406</text:p>
          </table:table-cell>
          <table:table-cell office:value-type="float" office:value="40.008316" calcext:value-type="float">
            <text:p>40.008316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35611" calcext:value-type="float">
            <text:p>1.435611</text:p>
          </table:table-cell>
          <table:table-cell office:value-type="float" office:value="39.850159" calcext:value-type="float">
            <text:p>39.850159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66133" calcext:value-type="float">
            <text:p>1.466133</text:p>
          </table:table-cell>
          <table:table-cell office:value-type="float" office:value="40.015583" calcext:value-type="float">
            <text:p>40.015583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02375" calcext:value-type="float">
            <text:p>1.502375</text:p>
          </table:table-cell>
          <table:table-cell office:value-type="float" office:value="40.322887" calcext:value-type="float">
            <text:p>40.322887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528557" calcext:value-type="float">
            <text:p>1.528557</text:p>
          </table:table-cell>
          <table:table-cell office:value-type="float" office:value="40.617435" calcext:value-type="float">
            <text:p>40.617435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572121" calcext:value-type="float">
            <text:p>1.572121</text:p>
          </table:table-cell>
          <table:table-cell office:value-type="float" office:value="41.125893" calcext:value-type="float">
            <text:p>41.125893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618884" calcext:value-type="float">
            <text:p>1.618884</text:p>
          </table:table-cell>
          <table:table-cell office:value-type="float" office:value="41.60289" calcext:value-type="float">
            <text:p>41.60289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666303" calcext:value-type="float">
            <text:p>1.666303</text:p>
          </table:table-cell>
          <table:table-cell office:value-type="float" office:value="42.163464" calcext:value-type="float">
            <text:p>42.163464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717769" calcext:value-type="float">
            <text:p>1.717769</text:p>
          </table:table-cell>
          <table:table-cell office:value-type="float" office:value="42.695007" calcext:value-type="float">
            <text:p>42.695007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772048" calcext:value-type="float">
            <text:p>1.772048</text:p>
          </table:table-cell>
          <table:table-cell office:value-type="float" office:value="43.405888" calcext:value-type="float">
            <text:p>43.405888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824072" calcext:value-type="float">
            <text:p>1.824072</text:p>
          </table:table-cell>
          <table:table-cell office:value-type="float" office:value="43.950768" calcext:value-type="float">
            <text:p>43.950768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875176" calcext:value-type="float">
            <text:p>1.875176</text:p>
          </table:table-cell>
          <table:table-cell office:value-type="float" office:value="44.539227" calcext:value-type="float">
            <text:p>44.539227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922132" calcext:value-type="float">
            <text:p>1.922132</text:p>
          </table:table-cell>
          <table:table-cell office:value-type="float" office:value="44.966522" calcext:value-type="float">
            <text:p>44.966522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951417" calcext:value-type="float">
            <text:p>1.951417</text:p>
          </table:table-cell>
          <table:table-cell office:value-type="float" office:value="45.23077" calcext:value-type="float">
            <text:p>45.23077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991054" calcext:value-type="float">
            <text:p>1.991054</text:p>
          </table:table-cell>
          <table:table-cell office:value-type="float" office:value="45.521042" calcext:value-type="float">
            <text:p>45.521042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023393" calcext:value-type="float">
            <text:p>2.023393</text:p>
          </table:table-cell>
          <table:table-cell office:value-type="float" office:value="45.619858" calcext:value-type="float">
            <text:p>45.619858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053794" calcext:value-type="float">
            <text:p>2.053794</text:p>
          </table:table-cell>
          <table:table-cell office:value-type="float" office:value="45.727104" calcext:value-type="float">
            <text:p>45.727104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078254" calcext:value-type="float">
            <text:p>2.078254</text:p>
          </table:table-cell>
          <table:table-cell office:value-type="float" office:value="45.850163" calcext:value-type="float">
            <text:p>45.850163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096776" calcext:value-type="float">
            <text:p>2.096776</text:p>
          </table:table-cell>
          <table:table-cell office:value-type="float" office:value="45.862862" calcext:value-type="float">
            <text:p>45.862862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108944" calcext:value-type="float">
            <text:p>2.108944</text:p>
          </table:table-cell>
          <table:table-cell office:value-type="float" office:value="45.97501" calcext:value-type="float">
            <text:p>45.97501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115612" calcext:value-type="float">
            <text:p>2.115612</text:p>
          </table:table-cell>
          <table:table-cell office:value-type="float" office:value="46.476189" calcext:value-type="float">
            <text:p>46.476189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117769" calcext:value-type="float">
            <text:p>2.117769</text:p>
          </table:table-cell>
          <table:table-cell office:value-type="float" office:value="47.394405" calcext:value-type="float">
            <text:p>47.394405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117041" calcext:value-type="float">
            <text:p>2.117041</text:p>
          </table:table-cell>
          <table:table-cell office:value-type="float" office:value="48.53986" calcext:value-type="float">
            <text:p>48.5398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114133" calcext:value-type="float">
            <text:p>2.114133</text:p>
          </table:table-cell>
          <table:table-cell office:value-type="float" office:value="50.736801" calcext:value-type="float">
            <text:p>50.736801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110714" calcext:value-type="float">
            <text:p>2.110714</text:p>
          </table:table-cell>
          <table:table-cell office:value-type="float" office:value="53.128944" calcext:value-type="float">
            <text:p>53.128944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108121" calcext:value-type="float">
            <text:p>2.108121</text:p>
          </table:table-cell>
          <table:table-cell office:value-type="float" office:value="55.467712" calcext:value-type="float">
            <text:p>55.467712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10235" calcext:value-type="float">
            <text:p>2.10235</text:p>
          </table:table-cell>
          <table:table-cell office:value-type="float" office:value="57.619858" calcext:value-type="float">
            <text:p>57.619858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097915" calcext:value-type="float">
            <text:p>2.097915</text:p>
          </table:table-cell>
          <table:table-cell office:value-type="float" office:value="59.9865" calcext:value-type="float">
            <text:p>59.9865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093575" calcext:value-type="float">
            <text:p>2.093575</text:p>
          </table:table-cell>
          <table:table-cell office:value-type="float" office:value="63.142284" calcext:value-type="float">
            <text:p>63.142284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087078" calcext:value-type="float">
            <text:p>2.087078</text:p>
          </table:table-cell>
          <table:table-cell office:value-type="float" office:value="66.877411" calcext:value-type="float">
            <text:p>66.877411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084266" calcext:value-type="float">
            <text:p>2.084266</text:p>
          </table:table-cell>
          <table:table-cell office:value-type="float" office:value="70.708351" calcext:value-type="float">
            <text:p>70.708351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079418" calcext:value-type="float">
            <text:p>2.079418</text:p>
          </table:table-cell>
          <table:table-cell office:value-type="float" office:value="74.272552" calcext:value-type="float">
            <text:p>74.272552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079273" calcext:value-type="float">
            <text:p>2.079273</text:p>
          </table:table-cell>
          <table:table-cell office:value-type="float" office:value="76.494385" calcext:value-type="float">
            <text:p>76.494385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077648" calcext:value-type="float">
            <text:p>2.077648</text:p>
          </table:table-cell>
          <table:table-cell office:value-type="float" office:value="80.198044" calcext:value-type="float">
            <text:p>80.198044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076994" calcext:value-type="float">
            <text:p>2.076994</text:p>
          </table:table-cell>
          <table:table-cell office:value-type="float" office:value="86.536804" calcext:value-type="float">
            <text:p>86.536804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074617" calcext:value-type="float">
            <text:p>2.074617</text:p>
          </table:table-cell>
          <table:table-cell office:value-type="float" office:value="100.45137" calcext:value-type="float">
            <text:p>100.45137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076121" calcext:value-type="float">
            <text:p>2.076121</text:p>
          </table:table-cell>
          <table:table-cell office:value-type="float" office:value="122.242249" calcext:value-type="float">
            <text:p>122.24224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078447" calcext:value-type="float">
            <text:p>2.078447</text:p>
          </table:table-cell>
          <table:table-cell office:value-type="float" office:value="146.533783" calcext:value-type="float">
            <text:p>146.533783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084558" calcext:value-type="float">
            <text:p>2.084558</text:p>
          </table:table-cell>
          <table:table-cell office:value-type="float" office:value="167.830154" calcext:value-type="float">
            <text:p>167.830154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092387" calcext:value-type="float">
            <text:p>2.092387</text:p>
          </table:table-cell>
          <table:table-cell office:value-type="float" office:value="179.599243" calcext:value-type="float">
            <text:p>179.599243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097163" calcext:value-type="float">
            <text:p>2.097163</text:p>
          </table:table-cell>
          <table:table-cell office:value-type="float" office:value="183.028931" calcext:value-type="float">
            <text:p>183.028931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098254" calcext:value-type="float">
            <text:p>2.098254</text:p>
          </table:table-cell>
          <table:table-cell office:value-type="float" office:value="179.951996" calcext:value-type="float">
            <text:p>179.951996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103079" calcext:value-type="float">
            <text:p>2.103079</text:p>
          </table:table-cell>
          <table:table-cell office:value-type="float" office:value="172.607101" calcext:value-type="float">
            <text:p>172.607101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117139" calcext:value-type="float">
            <text:p>2.117139</text:p>
          </table:table-cell>
          <table:table-cell office:value-type="float" office:value="162.093796" calcext:value-type="float">
            <text:p>162.093796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120823" calcext:value-type="float">
            <text:p>2.120823</text:p>
          </table:table-cell>
          <table:table-cell office:value-type="float" office:value="153.804108" calcext:value-type="float">
            <text:p>153.804108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134982" calcext:value-type="float">
            <text:p>2.134982</text:p>
          </table:table-cell>
          <table:table-cell office:value-type="float" office:value="141.03862" calcext:value-type="float">
            <text:p>141.03862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149308" calcext:value-type="float">
            <text:p>2.149308</text:p>
          </table:table-cell>
          <table:table-cell office:value-type="float" office:value="128.505905" calcext:value-type="float">
            <text:p>128.505905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160751" calcext:value-type="float">
            <text:p>2.160751</text:p>
          </table:table-cell>
          <table:table-cell office:value-type="float" office:value="116.961044" calcext:value-type="float">
            <text:p>116.961044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18235" calcext:value-type="float">
            <text:p>2.18235</text:p>
          </table:table-cell>
          <table:table-cell office:value-type="float" office:value="106.913193" calcext:value-type="float">
            <text:p>106.913193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198012" calcext:value-type="float">
            <text:p>2.198012</text:p>
          </table:table-cell>
          <table:table-cell office:value-type="float" office:value="98.136803" calcext:value-type="float">
            <text:p>98.136803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211248" calcext:value-type="float">
            <text:p>2.211248</text:p>
          </table:table-cell>
          <table:table-cell office:value-type="float" office:value="90.871971" calcext:value-type="float">
            <text:p>90.87197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224048" calcext:value-type="float">
            <text:p>2.224048</text:p>
          </table:table-cell>
          <table:table-cell office:value-type="float" office:value="85.118614" calcext:value-type="float">
            <text:p>85.118614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232751" calcext:value-type="float">
            <text:p>2.232751</text:p>
          </table:table-cell>
          <table:table-cell office:value-type="float" office:value="80.524094" calcext:value-type="float">
            <text:p>80.524094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241842" calcext:value-type="float">
            <text:p>2.241842</text:p>
          </table:table-cell>
          <table:table-cell office:value-type="float" office:value="76.733162" calcext:value-type="float">
            <text:p>76.73316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251102" calcext:value-type="float">
            <text:p>2.251102</text:p>
          </table:table-cell>
          <table:table-cell office:value-type="float" office:value="73.241684" calcext:value-type="float">
            <text:p>73.241684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255661" calcext:value-type="float">
            <text:p>2.255661</text:p>
          </table:table-cell>
          <table:table-cell office:value-type="float" office:value="69.907707" calcext:value-type="float">
            <text:p>69.907707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259854" calcext:value-type="float">
            <text:p>2.259854</text:p>
          </table:table-cell>
          <table:table-cell office:value-type="float" office:value="67.924675" calcext:value-type="float">
            <text:p>67.924675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265841" calcext:value-type="float">
            <text:p>2.265841</text:p>
          </table:table-cell>
          <table:table-cell office:value-type="float" office:value="65.156837" calcext:value-type="float">
            <text:p>65.156837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263636" calcext:value-type="float">
            <text:p>2.263636</text:p>
          </table:table-cell>
          <table:table-cell office:value-type="float" office:value="62.881042" calcext:value-type="float">
            <text:p>62.881042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263927" calcext:value-type="float">
            <text:p>2.263927</text:p>
          </table:table-cell>
          <table:table-cell office:value-type="float" office:value="62.088947" calcext:value-type="float">
            <text:p>62.088947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258764" calcext:value-type="float">
            <text:p>2.258764</text:p>
          </table:table-cell>
          <table:table-cell office:value-type="float" office:value="62.548927" calcext:value-type="float">
            <text:p>62.548927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254375" calcext:value-type="float">
            <text:p>2.254375</text:p>
          </table:table-cell>
          <table:table-cell office:value-type="float" office:value="64.848946" calcext:value-type="float">
            <text:p>64.848946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248848" calcext:value-type="float">
            <text:p>2.248848</text:p>
          </table:table-cell>
          <table:table-cell office:value-type="float" office:value="69.048317" calcext:value-type="float">
            <text:p>69.048317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242181" calcext:value-type="float">
            <text:p>2.242181</text:p>
          </table:table-cell>
          <table:table-cell office:value-type="float" office:value="74.704712" calcext:value-type="float">
            <text:p>74.704712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231345" calcext:value-type="float">
            <text:p>2.231345</text:p>
          </table:table-cell>
          <table:table-cell office:value-type="float" office:value="81.102867" calcext:value-type="float">
            <text:p>81.102867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221526" calcext:value-type="float">
            <text:p>2.221526</text:p>
          </table:table-cell>
          <table:table-cell office:value-type="float" office:value="87.291374" calcext:value-type="float">
            <text:p>87.29137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210958" calcext:value-type="float">
            <text:p>2.210958</text:p>
          </table:table-cell>
          <table:table-cell office:value-type="float" office:value="92.147705" calcext:value-type="float">
            <text:p>92.14770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202351" calcext:value-type="float">
            <text:p>2.202351</text:p>
          </table:table-cell>
          <table:table-cell office:value-type="float" office:value="95.154404" calcext:value-type="float">
            <text:p>95.154404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192994" calcext:value-type="float">
            <text:p>2.192994</text:p>
          </table:table-cell>
          <table:table-cell office:value-type="float" office:value="95.94165" calcext:value-type="float">
            <text:p>95.9416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179854" calcext:value-type="float">
            <text:p>2.179854</text:p>
          </table:table-cell>
          <table:table-cell office:value-type="float" office:value="94.519264" calcext:value-type="float">
            <text:p>94.519264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165697" calcext:value-type="float">
            <text:p>2.165697</text:p>
          </table:table-cell>
          <table:table-cell office:value-type="float" office:value="91.313782" calcext:value-type="float">
            <text:p>91.313782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153211" calcext:value-type="float">
            <text:p>2.153211</text:p>
          </table:table-cell>
          <table:table-cell office:value-type="float" office:value="86.784698" calcext:value-type="float">
            <text:p>86.784698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142642" calcext:value-type="float">
            <text:p>2.142642</text:p>
          </table:table-cell>
          <table:table-cell office:value-type="float" office:value="83.422287" calcext:value-type="float">
            <text:p>83.422287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132436" calcext:value-type="float">
            <text:p>2.132436</text:p>
          </table:table-cell>
          <table:table-cell office:value-type="float" office:value="78.43013" calcext:value-type="float">
            <text:p>78.43013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122254" calcext:value-type="float">
            <text:p>2.122254</text:p>
          </table:table-cell>
          <table:table-cell office:value-type="float" office:value="73.524101" calcext:value-type="float">
            <text:p>73.524101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113745" calcext:value-type="float">
            <text:p>2.113745</text:p>
          </table:table-cell>
          <table:table-cell office:value-type="float" office:value="68.850739" calcext:value-type="float">
            <text:p>68.850739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104799" calcext:value-type="float">
            <text:p>2.104799</text:p>
          </table:table-cell>
          <table:table-cell office:value-type="float" office:value="64.572594" calcext:value-type="float">
            <text:p>64.572594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097576" calcext:value-type="float">
            <text:p>2.097576</text:p>
          </table:table-cell>
          <table:table-cell office:value-type="float" office:value="60.387703" calcext:value-type="float">
            <text:p>60.387703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092823" calcext:value-type="float">
            <text:p>2.092823</text:p>
          </table:table-cell>
          <table:table-cell office:value-type="float" office:value="56.739857" calcext:value-type="float">
            <text:p>56.73985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083224" calcext:value-type="float">
            <text:p>2.083224</text:p>
          </table:table-cell>
          <table:table-cell office:value-type="float" office:value="53.444683" calcext:value-type="float">
            <text:p>53.444683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077672" calcext:value-type="float">
            <text:p>2.077672</text:p>
          </table:table-cell>
          <table:table-cell office:value-type="float" office:value="50.455013" calcext:value-type="float">
            <text:p>50.455013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071636" calcext:value-type="float">
            <text:p>2.071636</text:p>
          </table:table-cell>
          <table:table-cell office:value-type="float" office:value="47.868919" calcext:value-type="float">
            <text:p>47.868919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064314" calcext:value-type="float">
            <text:p>2.064314</text:p>
          </table:table-cell>
          <table:table-cell office:value-type="float" office:value="45.424706" calcext:value-type="float">
            <text:p>45.424706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064169" calcext:value-type="float">
            <text:p>2.064169</text:p>
          </table:table-cell>
          <table:table-cell office:value-type="float" office:value="43.208313" calcext:value-type="float">
            <text:p>43.208313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059975" calcext:value-type="float">
            <text:p>2.059975</text:p>
          </table:table-cell>
          <table:table-cell office:value-type="float" office:value="41.361679" calcext:value-type="float">
            <text:p>41.361679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059515" calcext:value-type="float">
            <text:p>2.059515</text:p>
          </table:table-cell>
          <table:table-cell office:value-type="float" office:value="39.687103" calcext:value-type="float">
            <text:p>39.687103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058641" calcext:value-type="float">
            <text:p>2.058641</text:p>
          </table:table-cell>
          <table:table-cell office:value-type="float" office:value="38.18713" calcext:value-type="float">
            <text:p>38.18713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059733" calcext:value-type="float">
            <text:p>2.059733</text:p>
          </table:table-cell>
          <table:table-cell office:value-type="float" office:value="36.805889" calcext:value-type="float">
            <text:p>36.80588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061357" calcext:value-type="float">
            <text:p>2.061357</text:p>
          </table:table-cell>
          <table:table-cell office:value-type="float" office:value="35.270767" calcext:value-type="float">
            <text:p>35.270767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060145" calcext:value-type="float">
            <text:p>2.060145</text:p>
          </table:table-cell>
          <table:table-cell office:value-type="float" office:value="33.785286" calcext:value-type="float">
            <text:p>33.785286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060799" calcext:value-type="float">
            <text:p>2.060799</text:p>
          </table:table-cell>
          <table:table-cell office:value-type="float" office:value="32.390766" calcext:value-type="float">
            <text:p>32.390766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0592" calcext:value-type="float">
            <text:p>2.0592</text:p>
          </table:table-cell>
          <table:table-cell office:value-type="float" office:value="31.085892" calcext:value-type="float">
            <text:p>31.085892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060969" calcext:value-type="float">
            <text:p>2.060969</text:p>
          </table:table-cell>
          <table:table-cell office:value-type="float" office:value="30.013798" calcext:value-type="float">
            <text:p>30.013798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062812" calcext:value-type="float">
            <text:p>2.062812</text:p>
          </table:table-cell>
          <table:table-cell office:value-type="float" office:value="28.985285" calcext:value-type="float">
            <text:p>28.985285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064266" calcext:value-type="float">
            <text:p>2.064266</text:p>
          </table:table-cell>
          <table:table-cell office:value-type="float" office:value="27.985918" calcext:value-type="float">
            <text:p>27.985918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06497" calcext:value-type="float">
            <text:p>2.06497</text:p>
          </table:table-cell>
          <table:table-cell office:value-type="float" office:value="27.093161" calcext:value-type="float">
            <text:p>27.093161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061503" calcext:value-type="float">
            <text:p>2.061503</text:p>
          </table:table-cell>
          <table:table-cell office:value-type="float" office:value="26.501646" calcext:value-type="float">
            <text:p>26.501646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056241" calcext:value-type="float">
            <text:p>2.056241</text:p>
          </table:table-cell>
          <table:table-cell office:value-type="float" office:value="25.731375" calcext:value-type="float">
            <text:p>25.731375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044824" calcext:value-type="float">
            <text:p>2.044824</text:p>
          </table:table-cell>
          <table:table-cell office:value-type="float" office:value="24.987709" calcext:value-type="float">
            <text:p>24.987709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033648" calcext:value-type="float">
            <text:p>2.033648</text:p>
          </table:table-cell>
          <table:table-cell office:value-type="float" office:value="24.190771" calcext:value-type="float">
            <text:p>24.19077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018569" calcext:value-type="float">
            <text:p>2.018569</text:p>
          </table:table-cell>
          <table:table-cell office:value-type="float" office:value="23.444679" calcext:value-type="float">
            <text:p>23.444679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98908" calcext:value-type="float">
            <text:p>1.998908</text:p>
          </table:table-cell>
          <table:table-cell office:value-type="float" office:value="22.582285" calcext:value-type="float">
            <text:p>22.582285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86933" calcext:value-type="float">
            <text:p>1.986933</text:p>
          </table:table-cell>
          <table:table-cell office:value-type="float" office:value="22.020435" calcext:value-type="float">
            <text:p>22.020435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97709" calcext:value-type="float">
            <text:p>1.97709</text:p>
          </table:table-cell>
          <table:table-cell office:value-type="float" office:value="21.476828" calcext:value-type="float">
            <text:p>21.476828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973552" calcext:value-type="float">
            <text:p>1.973552</text:p>
          </table:table-cell>
          <table:table-cell office:value-type="float" office:value="20.978012" calcext:value-type="float">
            <text:p>20.97801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975078" calcext:value-type="float">
            <text:p>1.975078</text:p>
          </table:table-cell>
          <table:table-cell office:value-type="float" office:value="20.593191" calcext:value-type="float">
            <text:p>20.593191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976339" calcext:value-type="float">
            <text:p>1.976339</text:p>
          </table:table-cell>
          <table:table-cell office:value-type="float" office:value="20.163464" calcext:value-type="float">
            <text:p>20.163464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983102" calcext:value-type="float">
            <text:p>1.983102</text:p>
          </table:table-cell>
          <table:table-cell office:value-type="float" office:value="19.796829" calcext:value-type="float">
            <text:p>19.796829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995321" calcext:value-type="float">
            <text:p>1.995321</text:p>
          </table:table-cell>
          <table:table-cell office:value-type="float" office:value="19.645887" calcext:value-type="float">
            <text:p>19.645887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011417" calcext:value-type="float">
            <text:p>2.011417</text:p>
          </table:table-cell>
          <table:table-cell office:value-type="float" office:value="19.440464" calcext:value-type="float">
            <text:p>19.440464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033576" calcext:value-type="float">
            <text:p>2.033576</text:p>
          </table:table-cell>
          <table:table-cell office:value-type="float" office:value="19.391344" calcext:value-type="float">
            <text:p>19.391344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061478" calcext:value-type="float">
            <text:p>2.061478</text:p>
          </table:table-cell>
          <table:table-cell office:value-type="float" office:value="19.325314" calcext:value-type="float">
            <text:p>19.32531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083684" calcext:value-type="float">
            <text:p>2.083684</text:p>
          </table:table-cell>
          <table:table-cell office:value-type="float" office:value="19.251949" calcext:value-type="float">
            <text:p>19.251949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106933" calcext:value-type="float">
            <text:p>2.106933</text:p>
          </table:table-cell>
          <table:table-cell office:value-type="float" office:value="19.172585" calcext:value-type="float">
            <text:p>19.172585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129624" calcext:value-type="float">
            <text:p>2.129624</text:p>
          </table:table-cell>
          <table:table-cell office:value-type="float" office:value="19.133162" calcext:value-type="float">
            <text:p>19.133162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150399" calcext:value-type="float">
            <text:p>2.150399</text:p>
          </table:table-cell>
          <table:table-cell office:value-type="float" office:value="19.074402" calcext:value-type="float">
            <text:p>19.074402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166133" calcext:value-type="float">
            <text:p>2.166133</text:p>
          </table:table-cell>
          <table:table-cell office:value-type="float" office:value="18.976797" calcext:value-type="float">
            <text:p>18.976797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179635" calcext:value-type="float">
            <text:p>2.179635</text:p>
          </table:table-cell>
          <table:table-cell office:value-type="float" office:value="18.868341" calcext:value-type="float">
            <text:p>18.868341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182909" calcext:value-type="float">
            <text:p>2.182909</text:p>
          </table:table-cell>
          <table:table-cell office:value-type="float" office:value="18.637405" calcext:value-type="float">
            <text:p>18.63740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179441" calcext:value-type="float">
            <text:p>2.179441</text:p>
          </table:table-cell>
          <table:table-cell office:value-type="float" office:value="18.446526" calcext:value-type="float">
            <text:p>18.446526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17183" calcext:value-type="float">
            <text:p>2.17183</text:p>
          </table:table-cell>
          <table:table-cell office:value-type="float" office:value="18.163467" calcext:value-type="float">
            <text:p>18.163467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163418" calcext:value-type="float">
            <text:p>2.163418</text:p>
          </table:table-cell>
          <table:table-cell office:value-type="float" office:value="17.909557" calcext:value-type="float">
            <text:p>17.909557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154667" calcext:value-type="float">
            <text:p>2.154667</text:p>
          </table:table-cell>
          <table:table-cell office:value-type="float" office:value="17.599829" calcext:value-type="float">
            <text:p>17.599829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140775" calcext:value-type="float">
            <text:p>2.140775</text:p>
          </table:table-cell>
          <table:table-cell office:value-type="float" office:value="17.307131" calcext:value-type="float">
            <text:p>17.307131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125527" calcext:value-type="float">
            <text:p>2.125527</text:p>
          </table:table-cell>
          <table:table-cell office:value-type="float" office:value="16.965889" calcext:value-type="float">
            <text:p>16.965889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109138" calcext:value-type="float">
            <text:p>2.109138</text:p>
          </table:table-cell>
          <table:table-cell office:value-type="float" office:value="16.682892" calcext:value-type="float">
            <text:p>16.682892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091879" calcext:value-type="float">
            <text:p>2.091879</text:p>
          </table:table-cell>
          <table:table-cell office:value-type="float" office:value="16.358616" calcext:value-type="float">
            <text:p>16.358616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07532" calcext:value-type="float">
            <text:p>2.07532</text:p>
          </table:table-cell>
          <table:table-cell office:value-type="float" office:value="16.046526" calcext:value-type="float">
            <text:p>16.046526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058836" calcext:value-type="float">
            <text:p>2.058836</text:p>
          </table:table-cell>
          <table:table-cell office:value-type="float" office:value="15.771952" calcext:value-type="float">
            <text:p>15.771952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041793" calcext:value-type="float">
            <text:p>2.041793</text:p>
          </table:table-cell>
          <table:table-cell office:value-type="float" office:value="15.447739" calcext:value-type="float">
            <text:p>15.447739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024339" calcext:value-type="float">
            <text:p>2.024339</text:p>
          </table:table-cell>
          <table:table-cell office:value-type="float" office:value="15.117405" calcext:value-type="float">
            <text:p>15.117405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008314" calcext:value-type="float">
            <text:p>2.008314</text:p>
          </table:table-cell>
          <table:table-cell office:value-type="float" office:value="14.827132" calcext:value-type="float">
            <text:p>14.827132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989309" calcext:value-type="float">
            <text:p>1.989309</text:p>
          </table:table-cell>
          <table:table-cell office:value-type="float" office:value="14.538011" calcext:value-type="float">
            <text:p>14.538011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978326" calcext:value-type="float">
            <text:p>1.978326</text:p>
          </table:table-cell>
          <table:table-cell office:value-type="float" office:value="14.279253" calcext:value-type="float">
            <text:p>14.279253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96126" calcext:value-type="float">
            <text:p>1.96126</text:p>
          </table:table-cell>
          <table:table-cell office:value-type="float" office:value="14.07377" calcext:value-type="float">
            <text:p>14.07377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944363" calcext:value-type="float">
            <text:p>1.944363</text:p>
          </table:table-cell>
          <table:table-cell office:value-type="float" office:value="13.810161" calcext:value-type="float">
            <text:p>13.810161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930618" calcext:value-type="float">
            <text:p>1.930618</text:p>
          </table:table-cell>
          <table:table-cell office:value-type="float" office:value="13.561042" calcext:value-type="float">
            <text:p>13.561042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915199" calcext:value-type="float">
            <text:p>1.915199</text:p>
          </table:table-cell>
          <table:table-cell office:value-type="float" office:value="13.314404" calcext:value-type="float">
            <text:p>13.314404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903588" calcext:value-type="float">
            <text:p>1.903588</text:p>
          </table:table-cell>
          <table:table-cell office:value-type="float" office:value="13.033768" calcext:value-type="float">
            <text:p>13.033768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895902" calcext:value-type="float">
            <text:p>1.895902</text:p>
          </table:table-cell>
          <table:table-cell office:value-type="float" office:value="12.876828" calcext:value-type="float">
            <text:p>12.876828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886957" calcext:value-type="float">
            <text:p>1.886957</text:p>
          </table:table-cell>
          <table:table-cell office:value-type="float" office:value="12.627709" calcext:value-type="float">
            <text:p>12.62770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881987" calcext:value-type="float">
            <text:p>1.881987</text:p>
          </table:table-cell>
          <table:table-cell office:value-type="float" office:value="12.522889" calcext:value-type="float">
            <text:p>12.522889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870085" calcext:value-type="float">
            <text:p>1.870085</text:p>
          </table:table-cell>
          <table:table-cell office:value-type="float" office:value="12.254375" calcext:value-type="float">
            <text:p>12.254375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864484" calcext:value-type="float">
            <text:p>1.864484</text:p>
          </table:table-cell>
          <table:table-cell office:value-type="float" office:value="12.07198" calcext:value-type="float">
            <text:p>12.07198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858036" calcext:value-type="float">
            <text:p>1.858036</text:p>
          </table:table-cell>
          <table:table-cell office:value-type="float" office:value="11.914981" calcext:value-type="float">
            <text:p>11.914981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849623" calcext:value-type="float">
            <text:p>1.849623</text:p>
          </table:table-cell>
          <table:table-cell office:value-type="float" office:value="11.693798" calcext:value-type="float">
            <text:p>11.693798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842473" calcext:value-type="float">
            <text:p>1.842473</text:p>
          </table:table-cell>
          <table:table-cell office:value-type="float" office:value="11.545283" calcext:value-type="float">
            <text:p>11.545283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830738" calcext:value-type="float">
            <text:p>1.830738</text:p>
          </table:table-cell>
          <table:table-cell office:value-type="float" office:value="11.367737" calcext:value-type="float">
            <text:p>11.367737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819223" calcext:value-type="float">
            <text:p>1.819223</text:p>
          </table:table-cell>
          <table:table-cell office:value-type="float" office:value="11.096223" calcext:value-type="float">
            <text:p>11.096223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815879" calcext:value-type="float">
            <text:p>1.815879</text:p>
          </table:table-cell>
          <table:table-cell office:value-type="float" office:value="10.985284" calcext:value-type="float">
            <text:p>10.985284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809308" calcext:value-type="float">
            <text:p>1.809308</text:p>
          </table:table-cell>
          <table:table-cell office:value-type="float" office:value="10.867131" calcext:value-type="float">
            <text:p>10.867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805018" calcext:value-type="float">
            <text:p>1.805018</text:p>
          </table:table-cell>
          <table:table-cell office:value-type="float" office:value="10.678617" calcext:value-type="float">
            <text:p>10.678617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800945" calcext:value-type="float">
            <text:p>1.800945</text:p>
          </table:table-cell>
          <table:table-cell office:value-type="float" office:value="10.585919" calcext:value-type="float">
            <text:p>10.585919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795418" calcext:value-type="float">
            <text:p>1.795418</text:p>
          </table:table-cell>
          <table:table-cell office:value-type="float" office:value="10.433768" calcext:value-type="float">
            <text:p>10.433768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789575" calcext:value-type="float">
            <text:p>1.789575</text:p>
          </table:table-cell>
          <table:table-cell office:value-type="float" office:value="10.322888" calcext:value-type="float">
            <text:p>10.322888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783878" calcext:value-type="float">
            <text:p>1.783878</text:p>
          </table:table-cell>
          <table:table-cell office:value-type="float" office:value="10.146497" calcext:value-type="float">
            <text:p>10.146497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776945" calcext:value-type="float">
            <text:p>1.776945</text:p>
          </table:table-cell>
          <table:table-cell office:value-type="float" office:value="9.993192" calcext:value-type="float">
            <text:p>9.993192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770254" calcext:value-type="float">
            <text:p>1.770254</text:p>
          </table:table-cell>
          <table:table-cell office:value-type="float" office:value="9.864072" calcext:value-type="float">
            <text:p>9.864072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762811" calcext:value-type="float">
            <text:p>1.762811</text:p>
          </table:table-cell>
          <table:table-cell office:value-type="float" office:value="9.702282" calcext:value-type="float">
            <text:p>9.702282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75246" calcext:value-type="float">
            <text:p>1.75246</text:p>
          </table:table-cell>
          <table:table-cell office:value-type="float" office:value="9.642252" calcext:value-type="float">
            <text:p>9.642252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745502" calcext:value-type="float">
            <text:p>1.745502</text:p>
          </table:table-cell>
          <table:table-cell office:value-type="float" office:value="9.492585" calcext:value-type="float">
            <text:p>9.492585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737697" calcext:value-type="float">
            <text:p>1.737697</text:p>
          </table:table-cell>
          <table:table-cell office:value-type="float" office:value="9.359828" calcext:value-type="float">
            <text:p>9.359828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727102" calcext:value-type="float">
            <text:p>1.727102</text:p>
          </table:table-cell>
          <table:table-cell office:value-type="float" office:value="9.184706" calcext:value-type="float">
            <text:p>9.184706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719539" calcext:value-type="float">
            <text:p>1.719539</text:p>
          </table:table-cell>
          <table:table-cell office:value-type="float" office:value="9.031343" calcext:value-type="float">
            <text:p>9.031343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712144" calcext:value-type="float">
            <text:p>1.712144</text:p>
          </table:table-cell>
          <table:table-cell office:value-type="float" office:value="8.840465" calcext:value-type="float">
            <text:p>8.840465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704048" calcext:value-type="float">
            <text:p>1.704048</text:p>
          </table:table-cell>
          <table:table-cell office:value-type="float" office:value="8.693161" calcext:value-type="float">
            <text:p>8.693161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697284" calcext:value-type="float">
            <text:p>1.697284</text:p>
          </table:table-cell>
          <table:table-cell office:value-type="float" office:value="8.567737" calcext:value-type="float">
            <text:p>8.567737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683588" calcext:value-type="float">
            <text:p>1.683588</text:p>
          </table:table-cell>
          <table:table-cell office:value-type="float" office:value="8.450738" calcext:value-type="float">
            <text:p>8.450738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670496" calcext:value-type="float">
            <text:p>1.670496</text:p>
          </table:table-cell>
          <table:table-cell office:value-type="float" office:value="8.326524" calcext:value-type="float">
            <text:p>8.326524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651078" calcext:value-type="float">
            <text:p>1.651078</text:p>
          </table:table-cell>
          <table:table-cell office:value-type="float" office:value="8.18892" calcext:value-type="float">
            <text:p>8.18892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633842" calcext:value-type="float">
            <text:p>1.633842</text:p>
          </table:table-cell>
          <table:table-cell office:value-type="float" office:value="7.97801" calcext:value-type="float">
            <text:p>7.97801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618569" calcext:value-type="float">
            <text:p>1.618569</text:p>
          </table:table-cell>
          <table:table-cell office:value-type="float" office:value="7.806525" calcext:value-type="float">
            <text:p>7.806525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604" calcext:value-type="float">
            <text:p>1.604</text:p>
          </table:table-cell>
          <table:table-cell office:value-type="float" office:value="7.628921" calcext:value-type="float">
            <text:p>7.628921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591951" calcext:value-type="float">
            <text:p>1.591951</text:p>
          </table:table-cell>
          <table:table-cell office:value-type="float" office:value="7.430768" calcext:value-type="float">
            <text:p>7.430768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573721" calcext:value-type="float">
            <text:p>1.573721</text:p>
          </table:table-cell>
          <table:table-cell office:value-type="float" office:value="7.250738" calcext:value-type="float">
            <text:p>7.250738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555514" calcext:value-type="float">
            <text:p>1.555514</text:p>
          </table:table-cell>
          <table:table-cell office:value-type="float" office:value="7.105919" calcext:value-type="float">
            <text:p>7.105919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539054" calcext:value-type="float">
            <text:p>1.539054</text:p>
          </table:table-cell>
          <table:table-cell office:value-type="float" office:value="6.971951" calcext:value-type="float">
            <text:p>6.971951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521284" calcext:value-type="float">
            <text:p>1.521284</text:p>
          </table:table-cell>
          <table:table-cell office:value-type="float" office:value="6.856223" calcext:value-type="float">
            <text:p>6.856223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508485" calcext:value-type="float">
            <text:p>1.508485</text:p>
          </table:table-cell>
          <table:table-cell office:value-type="float" office:value="6.687102" calcext:value-type="float">
            <text:p>6.687102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92145" calcext:value-type="float">
            <text:p>1.492145</text:p>
          </table:table-cell>
          <table:table-cell office:value-type="float" office:value="6.505919" calcext:value-type="float">
            <text:p>6.505919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224" calcext:value-type="float">
            <text:p>1.475224</text:p>
          </table:table-cell>
          <table:table-cell office:value-type="float" office:value="6.367101" calcext:value-type="float">
            <text:p>6.367101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61357" calcext:value-type="float">
            <text:p>1.461357</text:p>
          </table:table-cell>
          <table:table-cell office:value-type="float" office:value="6.223495" calcext:value-type="float">
            <text:p>6.223495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4206" calcext:value-type="float">
            <text:p>1.44206</text:p>
          </table:table-cell>
          <table:table-cell office:value-type="float" office:value="6.082254" calcext:value-type="float">
            <text:p>6.082254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27272" calcext:value-type="float">
            <text:p>1.427272</text:p>
          </table:table-cell>
          <table:table-cell office:value-type="float" office:value="5.941071" calcext:value-type="float">
            <text:p>5.941071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13357" calcext:value-type="float">
            <text:p>1.413357</text:p>
          </table:table-cell>
          <table:table-cell office:value-type="float" office:value="5.819224" calcext:value-type="float">
            <text:p>5.819224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392" calcext:value-type="float">
            <text:p>1.392</text:p>
          </table:table-cell>
          <table:table-cell office:value-type="float" office:value="5.727102" calcext:value-type="float">
            <text:p>5.727102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379151" calcext:value-type="float">
            <text:p>1.379151</text:p>
          </table:table-cell>
          <table:table-cell office:value-type="float" office:value="5.628344" calcext:value-type="float">
            <text:p>5.628344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36543" calcext:value-type="float">
            <text:p>1.36543</text:p>
          </table:table-cell>
          <table:table-cell office:value-type="float" office:value="5.500435" calcext:value-type="float">
            <text:p>5.500435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348532" calcext:value-type="float">
            <text:p>1.348532</text:p>
          </table:table-cell>
          <table:table-cell office:value-type="float" office:value="5.333797" calcext:value-type="float">
            <text:p>5.333797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329163" calcext:value-type="float">
            <text:p>1.329163</text:p>
          </table:table-cell>
          <table:table-cell office:value-type="float" office:value="5.146496" calcext:value-type="float">
            <text:p>5.146496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316702" calcext:value-type="float">
            <text:p>1.316702</text:p>
          </table:table-cell>
          <table:table-cell office:value-type="float" office:value="5.027131" calcext:value-type="float">
            <text:p>5.027131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99563" calcext:value-type="float">
            <text:p>1.299563</text:p>
          </table:table-cell>
          <table:table-cell office:value-type="float" office:value="4.88589" calcext:value-type="float">
            <text:p>4.88589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290448" calcext:value-type="float">
            <text:p>1.290448</text:p>
          </table:table-cell>
          <table:table-cell office:value-type="float" office:value="4.821071" calcext:value-type="float">
            <text:p>4.821071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28177" calcext:value-type="float">
            <text:p>1.28177</text:p>
          </table:table-cell>
          <table:table-cell office:value-type="float" office:value="4.688314" calcext:value-type="float">
            <text:p>4.688314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269866" calcext:value-type="float">
            <text:p>1.269866</text:p>
          </table:table-cell>
          <table:table-cell office:value-type="float" office:value="4.584707" calcext:value-type="float">
            <text:p>4.584707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259394" calcext:value-type="float">
            <text:p>1.259394</text:p>
          </table:table-cell>
          <table:table-cell office:value-type="float" office:value="4.399829" calcext:value-type="float">
            <text:p>4.399829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250811" calcext:value-type="float">
            <text:p>1.250811</text:p>
          </table:table-cell>
          <table:table-cell office:value-type="float" office:value="4.280465" calcext:value-type="float">
            <text:p>4.280465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233745" calcext:value-type="float">
            <text:p>1.233745</text:p>
          </table:table-cell>
          <table:table-cell office:value-type="float" office:value="4.132586" calcext:value-type="float">
            <text:p>4.132586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220775" calcext:value-type="float">
            <text:p>1.220775</text:p>
          </table:table-cell>
          <table:table-cell office:value-type="float" office:value="4.056799" calcext:value-type="float">
            <text:p>4.056799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208048" calcext:value-type="float">
            <text:p>1.208048</text:p>
          </table:table-cell>
          <table:table-cell office:value-type="float" office:value="3.914404" calcext:value-type="float">
            <text:p>3.914404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192897" calcext:value-type="float">
            <text:p>1.192897</text:p>
          </table:table-cell>
          <table:table-cell office:value-type="float" office:value="3.76589" calcext:value-type="float">
            <text:p>3.76589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185017" calcext:value-type="float">
            <text:p>1.185017</text:p>
          </table:table-cell>
          <table:table-cell office:value-type="float" office:value="3.667131" calcext:value-type="float">
            <text:p>3.667131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175103" calcext:value-type="float">
            <text:p>1.175103</text:p>
          </table:table-cell>
          <table:table-cell office:value-type="float" office:value="3.562254" calcext:value-type="float">
            <text:p>3.562254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170569" calcext:value-type="float">
            <text:p>1.170569</text:p>
          </table:table-cell>
          <table:table-cell office:value-type="float" office:value="3.487737" calcext:value-type="float">
            <text:p>3.487737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164" calcext:value-type="float">
            <text:p>1.164</text:p>
          </table:table-cell>
          <table:table-cell office:value-type="float" office:value="3.442253" calcext:value-type="float">
            <text:p>3.442253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159272" calcext:value-type="float">
            <text:p>1.159272</text:p>
          </table:table-cell>
          <table:table-cell office:value-type="float" office:value="3.353192" calcext:value-type="float">
            <text:p>3.35319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153357" calcext:value-type="float">
            <text:p>1.153357</text:p>
          </table:table-cell>
          <table:table-cell office:value-type="float" office:value="3.30286" calcext:value-type="float">
            <text:p>3.30286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142739" calcext:value-type="float">
            <text:p>1.142739</text:p>
          </table:table-cell>
          <table:table-cell office:value-type="float" office:value="3.130738" calcext:value-type="float">
            <text:p>3.130738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133866" calcext:value-type="float">
            <text:p>1.133866</text:p>
          </table:table-cell>
          <table:table-cell office:value-type="float" office:value="3.017435" calcext:value-type="float">
            <text:p>3.017435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115176" calcext:value-type="float">
            <text:p>1.115176</text:p>
          </table:table-cell>
          <table:table-cell office:value-type="float" office:value="2.888314" calcext:value-type="float">
            <text:p>2.888314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102932" calcext:value-type="float">
            <text:p>1.102932</text:p>
          </table:table-cell>
          <table:table-cell office:value-type="float" office:value="2.773798" calcext:value-type="float">
            <text:p>2.773798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093794" calcext:value-type="float">
            <text:p>1.093794</text:p>
          </table:table-cell>
          <table:table-cell office:value-type="float" office:value="2.727102" calcext:value-type="float">
            <text:p>2.727102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08286" calcext:value-type="float">
            <text:p>1.08286</text:p>
          </table:table-cell>
          <table:table-cell office:value-type="float" office:value="2.645313" calcext:value-type="float">
            <text:p>2.645313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07663" calcext:value-type="float">
            <text:p>1.07663</text:p>
          </table:table-cell>
          <table:table-cell office:value-type="float" office:value="2.511344" calcext:value-type="float">
            <text:p>2.5113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06332" calcext:value-type="float">
            <text:p>1.06332</text:p>
          </table:table-cell>
          <table:table-cell office:value-type="float" office:value="2.410162" calcext:value-type="float">
            <text:p>2.410162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051078" calcext:value-type="float">
            <text:p>1.051078</text:p>
          </table:table-cell>
          <table:table-cell office:value-type="float" office:value="2.251374" calcext:value-type="float">
            <text:p>2.25137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042109" calcext:value-type="float">
            <text:p>1.042109</text:p>
          </table:table-cell>
          <table:table-cell office:value-type="float" office:value="2.170738" calcext:value-type="float">
            <text:p>2.170738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034448" calcext:value-type="float">
            <text:p>1.034448</text:p>
          </table:table-cell>
          <table:table-cell office:value-type="float" office:value="2.103495" calcext:value-type="float">
            <text:p>2.10349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027879" calcext:value-type="float">
            <text:p>1.027879</text:p>
          </table:table-cell>
          <table:table-cell office:value-type="float" office:value="1.996193" calcext:value-type="float">
            <text:p>1.996193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022714" calcext:value-type="float">
            <text:p>1.022714</text:p>
          </table:table-cell>
          <table:table-cell office:value-type="float" office:value="1.961677" calcext:value-type="float">
            <text:p>1.961677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016945" calcext:value-type="float">
            <text:p>1.016945</text:p>
          </table:table-cell>
          <table:table-cell office:value-type="float" office:value="1.884678" calcext:value-type="float">
            <text:p>1.884678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013454" calcext:value-type="float">
            <text:p>1.013454</text:p>
          </table:table-cell>
          <table:table-cell office:value-type="float" office:value="1.833192" calcext:value-type="float">
            <text:p>1.833192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010472" calcext:value-type="float">
            <text:p>1.010472</text:p>
          </table:table-cell>
          <table:table-cell office:value-type="float" office:value="1.74286" calcext:value-type="float">
            <text:p>1.7428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009842" calcext:value-type="float">
            <text:p>1.009842</text:p>
          </table:table-cell>
          <table:table-cell office:value-type="float" office:value="1.618011" calcext:value-type="float">
            <text:p>1.618011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003854" calcext:value-type="float">
            <text:p>1.003854</text:p>
          </table:table-cell>
          <table:table-cell office:value-type="float" office:value="1.56895" calcext:value-type="float">
            <text:p>1.56895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998909" calcext:value-type="float">
            <text:p>0.998909</text:p>
          </table:table-cell>
          <table:table-cell office:value-type="float" office:value="1.500436" calcext:value-type="float">
            <text:p>1.50043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992605" calcext:value-type="float">
            <text:p>0.992605</text:p>
          </table:table-cell>
          <table:table-cell office:value-type="float" office:value="1.423495" calcext:value-type="float">
            <text:p>1.423495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87588" calcext:value-type="float">
            <text:p>0.987588</text:p>
          </table:table-cell>
          <table:table-cell office:value-type="float" office:value="1.352557" calcext:value-type="float">
            <text:p>1.35255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984169" calcext:value-type="float">
            <text:p>0.984169</text:p>
          </table:table-cell>
          <table:table-cell office:value-type="float" office:value="1.239253" calcext:value-type="float">
            <text:p>1.239253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978618" calcext:value-type="float">
            <text:p>0.978618</text:p>
          </table:table-cell>
          <table:table-cell office:value-type="float" office:value="1.194981" calcext:value-type="float">
            <text:p>1.194981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97229" calcext:value-type="float">
            <text:p>0.97229</text:p>
          </table:table-cell>
          <table:table-cell office:value-type="float" office:value="1.116828" calcext:value-type="float">
            <text:p>1.116828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65551" calcext:value-type="float">
            <text:p>0.965551</text:p>
          </table:table-cell>
          <table:table-cell office:value-type="float" office:value="1.087737" calcext:value-type="float">
            <text:p>1.087737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960654" calcext:value-type="float">
            <text:p>0.960654</text:p>
          </table:table-cell>
          <table:table-cell office:value-type="float" office:value="1.066496" calcext:value-type="float">
            <text:p>1.066496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956484" calcext:value-type="float">
            <text:p>0.956484</text:p>
          </table:table-cell>
          <table:table-cell office:value-type="float" office:value="1.047737" calcext:value-type="float">
            <text:p>1.047737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950885" calcext:value-type="float">
            <text:p>0.950885</text:p>
          </table:table-cell>
          <table:table-cell office:value-type="float" office:value="1.015587" calcext:value-type="float">
            <text:p>1.015587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41017" calcext:value-type="float">
            <text:p>0.941017</text:p>
          </table:table-cell>
          <table:table-cell office:value-type="float" office:value="0.985919" calcext:value-type="float">
            <text:p>0.985919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933212" calcext:value-type="float">
            <text:p>0.933212</text:p>
          </table:table-cell>
          <table:table-cell office:value-type="float" office:value="0.954981" calcext:value-type="float">
            <text:p>0.954981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921139" calcext:value-type="float">
            <text:p>0.921139</text:p>
          </table:table-cell>
          <table:table-cell office:value-type="float" office:value="0.856799" calcext:value-type="float">
            <text:p>0.85679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12678" calcext:value-type="float">
            <text:p>0.912678</text:p>
          </table:table-cell>
          <table:table-cell office:value-type="float" office:value="0.834404" calcext:value-type="float">
            <text:p>0.834404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02278" calcext:value-type="float">
            <text:p>0.902278</text:p>
          </table:table-cell>
          <table:table-cell office:value-type="float" office:value="0.825284" calcext:value-type="float">
            <text:p>0.825284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894641" calcext:value-type="float">
            <text:p>0.894641</text:p>
          </table:table-cell>
          <table:table-cell office:value-type="float" office:value="0.813798" calcext:value-type="float">
            <text:p>0.813798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888169" calcext:value-type="float">
            <text:p>0.888169</text:p>
          </table:table-cell>
          <table:table-cell office:value-type="float" office:value="0.774375" calcext:value-type="float">
            <text:p>0.774375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881187" calcext:value-type="float">
            <text:p>0.881187</text:p>
          </table:table-cell>
          <table:table-cell office:value-type="float" office:value="0.730162" calcext:value-type="float">
            <text:p>0.730162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875757" calcext:value-type="float">
            <text:p>0.875757</text:p>
          </table:table-cell>
          <table:table-cell office:value-type="float" office:value="0.667708" calcext:value-type="float">
            <text:p>0.667708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868557" calcext:value-type="float">
            <text:p>0.868557</text:p>
          </table:table-cell>
          <table:table-cell office:value-type="float" office:value="0.670132" calcext:value-type="float">
            <text:p>0.670132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868435" calcext:value-type="float">
            <text:p>0.868435</text:p>
          </table:table-cell>
          <table:table-cell office:value-type="float" office:value="0.662283" calcext:value-type="float">
            <text:p>0.662283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867491" calcext:value-type="float">
            <text:p>0.867491</text:p>
          </table:table-cell>
          <table:table-cell office:value-type="float" office:value="0.660435" calcext:value-type="float">
            <text:p>0.660435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869478" calcext:value-type="float">
            <text:p>0.869478</text:p>
          </table:table-cell>
          <table:table-cell office:value-type="float" office:value="0.652586" calcext:value-type="float">
            <text:p>0.652586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869285" calcext:value-type="float">
            <text:p>0.869285</text:p>
          </table:table-cell>
          <table:table-cell office:value-type="float" office:value="0.615587" calcext:value-type="float">
            <text:p>0.615587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868872" calcext:value-type="float">
            <text:p>0.868872</text:p>
          </table:table-cell>
          <table:table-cell office:value-type="float" office:value="0.647737" calcext:value-type="float">
            <text:p>0.647737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870302" calcext:value-type="float">
            <text:p>0.870302</text:p>
          </table:table-cell>
          <table:table-cell office:value-type="float" office:value="0.657434" calcext:value-type="float">
            <text:p>0.657434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874254" calcext:value-type="float">
            <text:p>0.874254</text:p>
          </table:table-cell>
          <table:table-cell office:value-type="float" office:value="0.674981" calcext:value-type="float">
            <text:p>0.674981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878447" calcext:value-type="float">
            <text:p>0.878447</text:p>
          </table:table-cell>
          <table:table-cell office:value-type="float" office:value="0.663495" calcext:value-type="float">
            <text:p>0.663495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883903" calcext:value-type="float">
            <text:p>0.883903</text:p>
          </table:table-cell>
          <table:table-cell office:value-type="float" office:value="0.659223" calcext:value-type="float">
            <text:p>0.659223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88926" calcext:value-type="float">
            <text:p>0.88926</text:p>
          </table:table-cell>
          <table:table-cell office:value-type="float" office:value="0.687737" calcext:value-type="float">
            <text:p>0.687737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888629" calcext:value-type="float">
            <text:p>0.888629</text:p>
          </table:table-cell>
          <table:table-cell office:value-type="float" office:value="0.71198" calcext:value-type="float">
            <text:p>0.71198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889018" calcext:value-type="float">
            <text:p>0.889018</text:p>
          </table:table-cell>
          <table:table-cell office:value-type="float" office:value="0.712557" calcext:value-type="float">
            <text:p>0.712557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887708" calcext:value-type="float">
            <text:p>0.887708</text:p>
          </table:table-cell>
          <table:table-cell office:value-type="float" office:value="0.692586" calcext:value-type="float">
            <text:p>0.692586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882085" calcext:value-type="float">
            <text:p>0.882085</text:p>
          </table:table-cell>
          <table:table-cell office:value-type="float" office:value="0.693163" calcext:value-type="float">
            <text:p>0.69316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876145" calcext:value-type="float">
            <text:p>0.876145</text:p>
          </table:table-cell>
          <table:table-cell office:value-type="float" office:value="0.673192" calcext:value-type="float">
            <text:p>0.673192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865066" calcext:value-type="float">
            <text:p>0.865066</text:p>
          </table:table-cell>
          <table:table-cell office:value-type="float" office:value="0.653162" calcext:value-type="float">
            <text:p>0.653162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847709" calcext:value-type="float">
            <text:p>0.847709</text:p>
          </table:table-cell>
          <table:table-cell office:value-type="float" office:value="0.569526" calcext:value-type="float">
            <text:p>0.569526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83229" calcext:value-type="float">
            <text:p>0.83229</text:p>
          </table:table-cell>
          <table:table-cell office:value-type="float" office:value="0.530161" calcext:value-type="float">
            <text:p>0.530161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817018" calcext:value-type="float">
            <text:p>0.817018</text:p>
          </table:table-cell>
          <table:table-cell office:value-type="float" office:value="0.529526" calcext:value-type="float">
            <text:p>0.529526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806108" calcext:value-type="float">
            <text:p>0.806108</text:p>
          </table:table-cell>
          <table:table-cell office:value-type="float" office:value="0.589556" calcext:value-type="float">
            <text:p>0.589556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798036" calcext:value-type="float">
            <text:p>0.798036</text:p>
          </table:table-cell>
          <table:table-cell office:value-type="float" office:value="0.602254" calcext:value-type="float">
            <text:p>0.6022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781527" calcext:value-type="float">
            <text:p>0.781527</text:p>
          </table:table-cell>
          <table:table-cell office:value-type="float" office:value="0.578011" calcext:value-type="float">
            <text:p>0.578011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768823" calcext:value-type="float">
            <text:p>0.768823</text:p>
          </table:table-cell>
          <table:table-cell office:value-type="float" office:value="0.554404" calcext:value-type="float">
            <text:p>0.554404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753866" calcext:value-type="float">
            <text:p>0.753866</text:p>
          </table:table-cell>
          <table:table-cell office:value-type="float" office:value="0.54892" calcext:value-type="float">
            <text:p>0.54892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737454" calcext:value-type="float">
            <text:p>0.737454</text:p>
          </table:table-cell>
          <table:table-cell office:value-type="float" office:value="0.526525" calcext:value-type="float">
            <text:p>0.52652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723806" calcext:value-type="float">
            <text:p>0.723806</text:p>
          </table:table-cell>
          <table:table-cell office:value-type="float" office:value="0.504072" calcext:value-type="float">
            <text:p>0.504072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704751" calcext:value-type="float">
            <text:p>0.704751</text:p>
          </table:table-cell>
          <table:table-cell office:value-type="float" office:value="0.434981" calcext:value-type="float">
            <text:p>0.434981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91344" calcext:value-type="float">
            <text:p>0.691344</text:p>
          </table:table-cell>
          <table:table-cell office:value-type="float" office:value="0.394404" calcext:value-type="float">
            <text:p>0.394404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72072" calcext:value-type="float">
            <text:p>0.672072</text:p>
          </table:table-cell>
          <table:table-cell office:value-type="float" office:value="0.390132" calcext:value-type="float">
            <text:p>0.390132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5806" calcext:value-type="float">
            <text:p>0.65806</text:p>
          </table:table-cell>
          <table:table-cell office:value-type="float" office:value="0.387131" calcext:value-type="float">
            <text:p>0.387131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49479" calcext:value-type="float">
            <text:p>0.649479</text:p>
          </table:table-cell>
          <table:table-cell office:value-type="float" office:value="0.416799" calcext:value-type="float">
            <text:p>0.416799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35515" calcext:value-type="float">
            <text:p>0.635515</text:p>
          </table:table-cell>
          <table:table-cell office:value-type="float" office:value="0.370738" calcext:value-type="float">
            <text:p>0.370738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2366" calcext:value-type="float">
            <text:p>0.62366</text:p>
          </table:table-cell>
          <table:table-cell office:value-type="float" office:value="0.341071" calcext:value-type="float">
            <text:p>0.341071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74375" calcext:value-type="float">
            <text:p>0.374375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597793" calcext:value-type="float">
            <text:p>0.597793</text:p>
          </table:table-cell>
          <table:table-cell office:value-type="float" office:value="0.393192" calcext:value-type="float">
            <text:p>0.393192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581526" calcext:value-type="float">
            <text:p>0.581526</text:p>
          </table:table-cell>
          <table:table-cell office:value-type="float" office:value="0.404101" calcext:value-type="float">
            <text:p>0.404101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571151" calcext:value-type="float">
            <text:p>0.571151</text:p>
          </table:table-cell>
          <table:table-cell office:value-type="float" office:value="0.414375" calcext:value-type="float">
            <text:p>0.414375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55966" calcext:value-type="float">
            <text:p>0.55966</text:p>
          </table:table-cell>
          <table:table-cell office:value-type="float" office:value="0.330162" calcext:value-type="float">
            <text:p>0.330162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549745" calcext:value-type="float">
            <text:p>0.549745</text:p>
          </table:table-cell>
          <table:table-cell office:value-type="float" office:value="0.322254" calcext:value-type="float">
            <text:p>0.322254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41187" calcext:value-type="float">
            <text:p>0.541187</text:p>
          </table:table-cell>
          <table:table-cell office:value-type="float" office:value="0.287737" calcext:value-type="float">
            <text:p>0.287737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528557" calcext:value-type="float">
            <text:p>0.528557</text:p>
          </table:table-cell>
          <table:table-cell office:value-type="float" office:value="0.258646" calcext:value-type="float">
            <text:p>0.258646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517066" calcext:value-type="float">
            <text:p>0.517066</text:p>
          </table:table-cell>
          <table:table-cell office:value-type="float" office:value="0.278617" calcext:value-type="float">
            <text:p>0.278617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507005" calcext:value-type="float">
            <text:p>0.507005</text:p>
          </table:table-cell>
          <table:table-cell office:value-type="float" office:value="0.270768" calcext:value-type="float">
            <text:p>0.270768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499491" calcext:value-type="float">
            <text:p>0.499491</text:p>
          </table:table-cell>
          <table:table-cell office:value-type="float" office:value="0.271345" calcext:value-type="float">
            <text:p>0.271345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258011" calcext:value-type="float">
            <text:p>0.258011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477526" calcext:value-type="float">
            <text:p>0.477526</text:p>
          </table:table-cell>
          <table:table-cell office:value-type="float" office:value="0.222283" calcext:value-type="float">
            <text:p>0.222283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7103" calcext:value-type="float">
            <text:p>0.47103</text:p>
          </table:table-cell>
          <table:table-cell office:value-type="float" office:value="0.201042" calcext:value-type="float">
            <text:p>0.20104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0:51:17.789950800</dc:date>
    <meta:editing-duration>PT3M34S</meta:editing-duration>
    <meta:editing-cycles>1</meta:editing-cycles>
    <meta:generator>LibreOffice/5.2.7.2$Linux_X86_64 LibreOffice_project/20m0$Build-2</meta:generator>
    <meta:document-statistic meta:table-count="1" meta:cell-count="20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column-mapping="2 1" chart:style-name="ch1">
        <chart:title svg:x="5.241cm" svg:y="0.316cm" chart:style-name="ch2">
          <text:p>Absorptionskorrekturlampe</text:p>
        </chart:title>
        <chart:legend chart:legend-position="end" svg:x="13.274cm" svg:y="3.954cm" style:legend-expansion="high" chart:style-name="ch3"/>
        <chart:plot-area chart:style-name="ch4" table:cell-range-address="'AKL '.G2:'AKL '.H82 'AKL '.M1:'AKL '.M82 'AKL '.H1:'AKL '.H1" chart:data-source-has-labels="row" svg:x="1.33cm" svg:y="1.275cm" svg:width="11.625cm" svg:height="6.569cm">
          <chartooo:coordinate-region svg:x="2.057cm" svg:y="1.474cm" svg:width="10.618cm" svg:height="5.723cm"/>
          <chart:axis chart:dimension="x" chart:name="primary-x" chart:style-name="ch5">
            <chart:title svg:x="5.841cm" svg:y="8.024cm" chart:style-name="ch6">
              <text:p>Wellenlänge [nm]</text:p>
            </chart:title>
          </chart:axis>
          <chart:axis chart:dimension="y" chart:name="primary-y" chart:style-name="ch5">
            <chart:title svg:x="0.451cm" svg:y="6.071cm" chart:style-name="ch7">
              <text:p>Intensität [Messwert]</text:p>
            </chart:title>
            <chart:grid chart:style-name="ch8" chart:class="major"/>
          </chart:axis>
          <chart:series chart:style-name="ch9" chart:values-cell-range-address="'AKL '.M2:'AKL '.M82" chart:label-cell-address="'AKL '.M1:'AKL '.M1" chart:class="chart:scatter">
            <chart:domain table:cell-range-address="'AKL '.G2:'AKL '.G82"/>
            <chart:data-point chart:repeated="81"/>
          </chart:series>
          <chart:series chart:style-name="ch10" chart:values-cell-range-address="'AKL '.H2:'AKL '.H82" chart:label-cell-address="'AKL '.H1:'AKL '.H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eferenz</text:p>
                <draw:g>
                  <svg:desc>'AKL '.M1:'AKL '.M1</svg:desc>
                </draw:g>
              </table:table-cell>
              <table:table-cell office:value-type="string">
                <text:p>Mit QDL</text:p>
                <draw:g>
                  <svg:desc>'AKL '.H1:'AKL 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AKL '.G2:'AKL '.G82</svg:desc>
                </draw:g>
              </table:table-cell>
              <table:table-cell office:value-type="float" office:value="0.08367697">
                <text:p>0.08367697</text:p>
                <draw:g>
                  <svg:desc>'AKL '.M2:'AKL '.M82</svg:desc>
                </draw:g>
              </table:table-cell>
              <table:table-cell office:value-type="float" office:value="0.044703">
                <text:p>0.044703</text:p>
                <draw:g>
                  <svg:desc>'AKL '.H2:'AKL '.H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0.10619877">
                <text:p>0.10619877</text:p>
              </table:table-cell>
              <table:table-cell office:value-type="float" office:value="0.057575">
                <text:p>0.057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0.12789302">
                <text:p>0.12789302</text:p>
              </table:table-cell>
              <table:table-cell office:value-type="float" office:value="0.068387">
                <text:p>0.068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0.15646505">
                <text:p>0.15646505</text:p>
              </table:table-cell>
              <table:table-cell office:value-type="float" office:value="0.082084">
                <text:p>0.082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20600272">
                <text:p>0.20600272</text:p>
              </table:table-cell>
              <table:table-cell office:value-type="float" office:value="0.110375">
                <text:p>0.110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0.27040492">
                <text:p>0.27040492</text:p>
              </table:table-cell>
              <table:table-cell office:value-type="float" office:value="0.144605">
                <text:p>0.144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0.33882559">
                <text:p>0.33882559</text:p>
              </table:table-cell>
              <table:table-cell office:value-type="float" office:value="0.170181">
                <text:p>0.170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0.4119598">
                <text:p>0.4119598</text:p>
              </table:table-cell>
              <table:table-cell office:value-type="float" office:value="0.19932">
                <text:p>0.19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0.4945721">
                <text:p>0.4945721</text:p>
              </table:table-cell>
              <table:table-cell office:value-type="float" office:value="0.242738">
                <text:p>0.242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0.58556572">
                <text:p>0.58556572</text:p>
              </table:table-cell>
              <table:table-cell office:value-type="float" office:value="0.294326">
                <text:p>0.294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0.63759351">
                <text:p>0.63759351</text:p>
              </table:table-cell>
              <table:table-cell office:value-type="float" office:value="0.314181">
                <text:p>0.314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0.69022876">
                <text:p>0.69022876</text:p>
              </table:table-cell>
              <table:table-cell office:value-type="float" office:value="0.331611">
                <text:p>0.331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0.75597909">
                <text:p>0.75597909</text:p>
              </table:table-cell>
              <table:table-cell office:value-type="float" office:value="0.358205">
                <text:p>0.358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0.84545298">
                <text:p>0.84545298</text:p>
              </table:table-cell>
              <table:table-cell office:value-type="float" office:value="0.41166">
                <text:p>0.41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0.95366788">
                <text:p>0.95366788</text:p>
              </table:table-cell>
              <table:table-cell office:value-type="float" office:value="0.476072">
                <text:p>0.476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1.03373184">
                <text:p>1.03373184</text:p>
              </table:table-cell>
              <table:table-cell office:value-type="float" office:value="0.519345">
                <text:p>0.519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1.09582672">
                <text:p>1.09582672</text:p>
              </table:table-cell>
              <table:table-cell office:value-type="float" office:value="0.546497">
                <text:p>0.546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1.19270204">
                <text:p>1.19270204</text:p>
              </table:table-cell>
              <table:table-cell office:value-type="float" office:value="0.573188">
                <text:p>0.573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1.3630705">
                <text:p>1.3630705</text:p>
              </table:table-cell>
              <table:table-cell office:value-type="float" office:value="0.640921">
                <text:p>0.640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1.63062246">
                <text:p>1.63062246</text:p>
              </table:table-cell>
              <table:table-cell office:value-type="float" office:value="0.768823">
                <text:p>0.7688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1.97756275">
                <text:p>1.97756275</text:p>
              </table:table-cell>
              <table:table-cell office:value-type="float" office:value="0.936702">
                <text:p>0.936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2.36432973">
                <text:p>2.36432973</text:p>
              </table:table-cell>
              <table:table-cell office:value-type="float" office:value="1.112944">
                <text:p>1.112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2.67909659">
                <text:p>2.67909659</text:p>
              </table:table-cell>
              <table:table-cell office:value-type="float" office:value="1.227902">
                <text:p>1.227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2.88331947">
                <text:p>2.88331947</text:p>
              </table:table-cell>
              <table:table-cell office:value-type="float" office:value="1.29166">
                <text:p>1.29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3.00540207">
                <text:p>3.00540207</text:p>
              </table:table-cell>
              <table:table-cell office:value-type="float" office:value="1.319151">
                <text:p>1.319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3.08663717">
                <text:p>3.08663717</text:p>
              </table:table-cell>
              <table:table-cell office:value-type="float" office:value="1.346618">
                <text:p>1.346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.26251678">
                <text:p>3.26251678</text:p>
              </table:table-cell>
              <table:table-cell office:value-type="float" office:value="1.435611">
                <text:p>1.435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3.61826645">
                <text:p>3.61826645</text:p>
              </table:table-cell>
              <table:table-cell office:value-type="float" office:value="1.618884">
                <text:p>1.6188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4.07975319">
                <text:p>4.07975319</text:p>
              </table:table-cell>
              <table:table-cell office:value-type="float" office:value="1.875176">
                <text:p>1.875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.43169867">
                <text:p>4.43169867</text:p>
              </table:table-cell>
              <table:table-cell office:value-type="float" office:value="2.053794">
                <text:p>2.0537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4.57514894">
                <text:p>4.57514894</text:p>
              </table:table-cell>
              <table:table-cell office:value-type="float" office:value="2.117769">
                <text:p>2.117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4.59225491">
                <text:p>4.59225491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4.59068502">
                <text:p>4.59068502</text:p>
              </table:table-cell>
              <table:table-cell office:value-type="float" office:value="2.079418">
                <text:p>2.0794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4.59223968">
                <text:p>4.59223968</text:p>
              </table:table-cell>
              <table:table-cell office:value-type="float" office:value="2.076121">
                <text:p>2.076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4.60653709">
                <text:p>4.60653709</text:p>
              </table:table-cell>
              <table:table-cell office:value-type="float" office:value="2.098254">
                <text:p>2.098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4.66119292">
                <text:p>4.66119292</text:p>
              </table:table-cell>
              <table:table-cell office:value-type="float" office:value="2.149308">
                <text:p>2.149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4.72394581">
                <text:p>4.72394581</text:p>
              </table:table-cell>
              <table:table-cell office:value-type="float" office:value="2.224048">
                <text:p>2.224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4.74523085">
                <text:p>4.74523085</text:p>
              </table:table-cell>
              <table:table-cell office:value-type="float" office:value="2.259854">
                <text:p>2.259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4.72017946">
                <text:p>4.72017946</text:p>
              </table:table-cell>
              <table:table-cell office:value-type="float" office:value="2.254375">
                <text:p>2.25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4.65976221">
                <text:p>4.65976221</text:p>
              </table:table-cell>
              <table:table-cell office:value-type="float" office:value="2.210958">
                <text:p>2.210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4.57519848">
                <text:p>4.57519848</text:p>
              </table:table-cell>
              <table:table-cell office:value-type="float" office:value="2.153211">
                <text:p>2.153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4.50612884">
                <text:p>4.50612884</text:p>
              </table:table-cell>
              <table:table-cell office:value-type="float" office:value="2.104799">
                <text:p>2.104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4.44426797">
                <text:p>4.44426797</text:p>
              </table:table-cell>
              <table:table-cell office:value-type="float" office:value="2.071636">
                <text:p>2.071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4.41374319">
                <text:p>4.41374319</text:p>
              </table:table-cell>
              <table:table-cell office:value-type="float" office:value="2.058641">
                <text:p>2.058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4.39499565">
                <text:p>4.39499565</text:p>
              </table:table-cell>
              <table:table-cell office:value-type="float" office:value="2.0592">
                <text:p>2.0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4.35229917">
                <text:p>4.35229917</text:p>
              </table:table-cell>
              <table:table-cell office:value-type="float" office:value="2.061503">
                <text:p>2.061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4.20051942">
                <text:p>4.20051942</text:p>
              </table:table-cell>
              <table:table-cell office:value-type="float" office:value="1.998908">
                <text:p>1.9989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4.125599">
                <text:p>4.125599</text:p>
              </table:table-cell>
              <table:table-cell office:value-type="float" office:value="1.976339">
                <text:p>1.976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4.31188259">
                <text:p>4.31188259</text:p>
              </table:table-cell>
              <table:table-cell office:value-type="float" office:value="2.061478">
                <text:p>2.061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4.60672729">
                <text:p>4.60672729</text:p>
              </table:table-cell>
              <table:table-cell office:value-type="float" office:value="2.166133">
                <text:p>2.166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4.66065854">
                <text:p>4.66065854</text:p>
              </table:table-cell>
              <table:table-cell office:value-type="float" office:value="2.163418">
                <text:p>2.163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4.54020228">
                <text:p>4.54020228</text:p>
              </table:table-cell>
              <table:table-cell office:value-type="float" office:value="2.091879">
                <text:p>2.091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4.3762948">
                <text:p>4.3762948</text:p>
              </table:table-cell>
              <table:table-cell office:value-type="float" office:value="2.008314">
                <text:p>2.008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4.22849282">
                <text:p>4.22849282</text:p>
              </table:table-cell>
              <table:table-cell office:value-type="float" office:value="1.930618">
                <text:p>1.9306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4.08954738">
                <text:p>4.08954738</text:p>
              </table:table-cell>
              <table:table-cell office:value-type="float" office:value="1.881987">
                <text:p>1.881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3.95747821">
                <text:p>3.95747821</text:p>
              </table:table-cell>
              <table:table-cell office:value-type="float" office:value="1.842473">
                <text:p>1.842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3.85269891">
                <text:p>3.85269891</text:p>
              </table:table-cell>
              <table:table-cell office:value-type="float" office:value="1.805018">
                <text:p>1.805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3.73753814">
                <text:p>3.73753814</text:p>
              </table:table-cell>
              <table:table-cell office:value-type="float" office:value="1.776945">
                <text:p>1.776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3.61478257">
                <text:p>3.61478257</text:p>
              </table:table-cell>
              <table:table-cell office:value-type="float" office:value="1.737697">
                <text:p>1.7376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3.49870287">
                <text:p>3.49870287</text:p>
              </table:table-cell>
              <table:table-cell office:value-type="float" office:value="1.697284">
                <text:p>1.697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3.34823773">
                <text:p>3.34823773</text:p>
              </table:table-cell>
              <table:table-cell office:value-type="float" office:value="1.618569">
                <text:p>1.618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3.20134307">
                <text:p>3.20134307</text:p>
              </table:table-cell>
              <table:table-cell office:value-type="float" office:value="1.539054">
                <text:p>1.5390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3.05271369">
                <text:p>3.05271369</text:p>
              </table:table-cell>
              <table:table-cell office:value-type="float" office:value="1.461357">
                <text:p>1.461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2.92647056">
                <text:p>2.92647056</text:p>
              </table:table-cell>
              <table:table-cell office:value-type="float" office:value="1.379151">
                <text:p>1.379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2.78671314">
                <text:p>2.78671314</text:p>
              </table:table-cell>
              <table:table-cell office:value-type="float" office:value="1.299563">
                <text:p>1.299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2.68351163">
                <text:p>2.68351163</text:p>
              </table:table-cell>
              <table:table-cell office:value-type="float" office:value="1.250811">
                <text:p>1.250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2.55646031">
                <text:p>2.55646031</text:p>
              </table:table-cell>
              <table:table-cell office:value-type="float" office:value="1.185017">
                <text:p>1.185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2.48331931">
                <text:p>2.48331931</text:p>
              </table:table-cell>
              <table:table-cell office:value-type="float" office:value="1.153357">
                <text:p>1.153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2.34377646">
                <text:p>2.34377646</text:p>
              </table:table-cell>
              <table:table-cell office:value-type="float" office:value="1.093794">
                <text:p>1.093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2.22331806">
                <text:p>2.22331806</text:p>
              </table:table-cell>
              <table:table-cell office:value-type="float" office:value="1.042109">
                <text:p>1.042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2.13372498">
                <text:p>2.13372498</text:p>
              </table:table-cell>
              <table:table-cell office:value-type="float" office:value="1.013454">
                <text:p>1.013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2.06191741">
                <text:p>2.06191741</text:p>
              </table:table-cell>
              <table:table-cell office:value-type="float" office:value="0.992605">
                <text:p>0.992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.98549287">
                <text:p>1.98549287</text:p>
              </table:table-cell>
              <table:table-cell office:value-type="float" office:value="0.965551">
                <text:p>0.9655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1.89574622">
                <text:p>1.89574622</text:p>
              </table:table-cell>
              <table:table-cell office:value-type="float" office:value="0.933212">
                <text:p>0.933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78296747">
                <text:p>1.78296747</text:p>
              </table:table-cell>
              <table:table-cell office:value-type="float" office:value="0.888169">
                <text:p>0.888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1.7367058">
                <text:p>1.7367058</text:p>
              </table:table-cell>
              <table:table-cell office:value-type="float" office:value="0.867491">
                <text:p>0.8674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.74190657">
                <text:p>1.74190657</text:p>
              </table:table-cell>
              <table:table-cell office:value-type="float" office:value="0.874254">
                <text:p>0.874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1.7804633">
                <text:p>1.7804633</text:p>
              </table:table-cell>
              <table:table-cell office:value-type="float" office:value="0.889018">
                <text:p>0.889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1.72260687">
                <text:p>1.72260687</text:p>
              </table:table-cell>
              <table:table-cell office:value-type="float" office:value="0.847709">
                <text:p>0.847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1.60231999">
                <text:p>1.60231999</text:p>
              </table:table-cell>
              <table:table-cell office:value-type="float" office:value="0.781527">
                <text:p>0.7815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1.45847686">
                <text:p>1.45847686</text:p>
              </table:table-cell>
              <table:table-cell office:value-type="float" office:value="0.704751">
                <text:p>0.704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title svg:x="6.18cm" svg:y="0.316cm" chart:style-name="ch2">
          <text:p>Korrekturfaktoren</text:p>
        </chart:title>
        <chart:plot-area chart:style-name="ch3" table:cell-range-address="'AKL '.G2:'AKL '.G82 'AKL '.O1:'AKL '.O82" chart:data-source-has-labels="row" svg:x="1.33cm" svg:y="1.275cm" svg:width="14.343cm" svg:height="6.57cm">
          <chartooo:coordinate-region svg:x="2.057cm" svg:y="1.474cm" svg:width="13.336cm" svg:height="5.724cm"/>
          <chart:axis chart:dimension="x" chart:name="primary-x" chart:style-name="ch4">
            <chart:title svg:x="7.2cm" svg:y="8.025cm" chart:style-name="ch5">
              <text:p>Wellenlänge [nm]</text:p>
            </chart:title>
          </chart:axis>
          <chart:axis chart:dimension="y" chart:name="primary-y" chart:style-name="ch4">
            <chart:title svg:x="0.451cm" svg:y="5.411cm" chart:style-name="ch6">
              <text:p>Rel. Fehler</text:p>
            </chart:title>
            <chart:grid chart:style-name="ch7" chart:class="major"/>
          </chart:axis>
          <chart:series chart:style-name="ch8" chart:values-cell-range-address="'AKL '.O2:'AKL '.O82" chart:label-cell-address="'AKL '.O1:'AKL '.O1" chart:class="chart:scatter">
            <chart:domain table:cell-range-address="'AKL '.G2:'AKL '.G82"/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Korrekturfaktoren</text:p>
                <draw:g>
                  <svg:desc>'AKL '.O1:'AKL 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AKL '.G2:'AKL '.G82</svg:desc>
                </draw:g>
              </table:table-cell>
              <table:table-cell office:value-type="float" office:value="1.87184238194305">
                <text:p>1.87184238194305</text:p>
                <draw:g>
                  <svg:desc>'AKL '.O2:'AKL 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1.84452922275293">
                <text:p>1.84452922275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1.87013642943834">
                <text:p>1.87013642943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1.90615771648555">
                <text:p>1.90615771648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.86638930917327">
                <text:p>1.86638930917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1.86995553404101">
                <text:p>1.86995553404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1.99097190638203">
                <text:p>1.99097190638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2.06682620911098">
                <text:p>2.06682620911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2.03747291318211">
                <text:p>2.03747291318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1.9895140762284">
                <text:p>1.9895140762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2.02938277617042">
                <text:p>2.02938277617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2.08144108609184">
                <text:p>2.08144108609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2.11046492930026">
                <text:p>2.1104649293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2.05376519457805">
                <text:p>2.05376519457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2.00320094439497">
                <text:p>2.00320094439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1.99045305143979">
                <text:p>1.99045305143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2.00518341363265">
                <text:p>2.00518341363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2.08082171992435">
                <text:p>2.08082171992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2.12673714857213">
                <text:p>2.12673714857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2.12093350485092">
                <text:p>2.12093350485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2.1111973178236">
                <text:p>2.1111973178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2.12439235936399">
                <text:p>2.12439235936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2.18184886904655">
                <text:p>2.18184886904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2.23225885294892">
                <text:p>2.23225885294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2.27828510155395">
                <text:p>2.27828510155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2.29214013922285">
                <text:p>2.292140139222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2.27256323614127">
                <text:p>2.27256323614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2.23503750114276">
                <text:p>2.23503750114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2.17566414565886">
                <text:p>2.17566414565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2.15781070058633">
                <text:p>2.15781070058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2.16036259856481">
                <text:p>2.16036259856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2.18434366780032">
                <text:p>2.18434366780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2.20767783100848">
                <text:p>2.20767783100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2.21193258003748">
                <text:p>2.21193258003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2.19541442075173">
                <text:p>2.19541442075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2.16869472406933">
                <text:p>2.16869472406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2.12403051103214">
                <text:p>2.12403051103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2.09979531863563">
                <text:p>2.09979531863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2.09378628666482">
                <text:p>2.093786286664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2.10757608692702">
                <text:p>2.10757608692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2.12482589026343">
                <text:p>2.12482589026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2.14088321022577">
                <text:p>2.140883210225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2.14529384988483">
                <text:p>2.14529384988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2.14400820249864">
                <text:p>2.14400820249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2.13432189685315">
                <text:p>2.134321896853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2.11122621213745">
                <text:p>2.111226212137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2.10140707826473">
                <text:p>2.10140707826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2.08749561689568">
                <text:p>2.08749561689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2.09164618298134">
                <text:p>2.0916461829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2.12670565011474">
                <text:p>2.12670565011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2.15430330153489">
                <text:p>2.15430330153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2.17039431056959">
                <text:p>2.170394310569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2.17908892732909">
                <text:p>2.17908892732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2.19022759551605">
                <text:p>2.19022759551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2.17299448933494">
                <text:p>2.17299448933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2.14791652849187">
                <text:p>2.14791652849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2.13443794466316">
                <text:p>2.13443794466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2.10335049199609">
                <text:p>2.10335049199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2.08021454258136">
                <text:p>2.08021454258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2.06135382764464">
                <text:p>2.06135382764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2.06864071287662">
                <text:p>2.06864071287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2.08007195978829">
                <text:p>2.08007195978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2.08895820117877">
                <text:p>2.08895820117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2.12193629269021">
                <text:p>2.12193629269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2.14434632257151">
                <text:p>2.14434632257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2.14541735721864">
                <text:p>2.14541735721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2.15731952368616">
                <text:p>2.15731952368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2.15312284921321">
                <text:p>2.153122849213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2.14279513327007">
                <text:p>2.14279513327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2.13347937691739">
                <text:p>2.133479376917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2.10539894262591">
                <text:p>2.10539894262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2.07727888737212">
                <text:p>2.07727888737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2.05633143148316">
                <text:p>2.05633143148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2.03142074898308">
                <text:p>2.031420748983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.00746419881802">
                <text:p>2.00746419881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2.00198710995273">
                <text:p>2.00198710995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.99244907086499">
                <text:p>1.99244907086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2.00273031592161">
                <text:p>2.002730315921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2.03207335300203">
                <text:p>2.03207335300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2.05024265316489">
                <text:p>2.05024265316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2.06949243065991">
                <text:p>2.06949243065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title svg:x="4.314cm" svg:y="0.316cm" chart:style-name="ch2">
          <text:p>Gemessenes Damplampenspektrum</text:p>
        </chart:title>
        <chart:plot-area chart:style-name="ch3" table:cell-range-address="'AKL '.G2:'AKL '.G82 'AKL '.I1:'AKL '.I82" chart:data-source-has-labels="row" svg:x="1.33cm" svg:y="1.275cm" svg:width="14.343cm" svg:height="6.569cm">
          <chartooo:coordinate-region svg:x="1.951cm" svg:y="1.474cm" svg:width="13.256cm" svg:height="5.723cm"/>
          <chart:axis chart:dimension="x" chart:name="primary-x" chart:style-name="ch4">
            <chart:title svg:x="7.2cm" svg:y="8.024cm" chart:style-name="ch5">
              <text:p>Wellenlänge [nm]</text:p>
            </chart:title>
          </chart:axis>
          <chart:axis chart:dimension="y" chart:name="primary-y" chart:style-name="ch4">
            <chart:title svg:x="0.451cm" svg:y="6.217cm" chart:style-name="ch6">
              <text:p>Messwert [Einheitslos]</text:p>
            </chart:title>
            <chart:grid chart:style-name="ch7" chart:class="major"/>
          </chart:axis>
          <chart:series chart:style-name="ch8" chart:values-cell-range-address="'AKL '.I2:'AKL '.I82" chart:label-cell-address="'AKL '.I1:'AKL '.I1" chart:class="chart:scatter">
            <chart:domain table:cell-range-address="'AKL '.G2:'AKL '.G82"/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 QDL</text:p>
                <draw:g>
                  <svg:desc>'AKL '.I1:'AKL 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AKL '.G2:'AKL '.G82</svg:desc>
                </draw:g>
              </table:table-cell>
              <table:table-cell office:value-type="float" office:value="17.190132">
                <text:p>17.190132</text:p>
                <draw:g>
                  <svg:desc>'AKL '.I2:'AKL '.I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17.987131">
                <text:p>17.987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18.845312">
                <text:p>18.845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23.322887">
                <text:p>23.322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3.492584">
                <text:p>33.492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77.693794">
                <text:p>77.693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83.496223">
                <text:p>83.49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68.182281">
                <text:p>68.182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66.382286">
                <text:p>66.382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78.89138">
                <text:p>78.8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90.015007">
                <text:p>90.015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107.034409">
                <text:p>107.034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129.274399">
                <text:p>129.274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94.68589">
                <text:p>94.68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79.471344">
                <text:p>79.471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64.762253">
                <text:p>64.762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55.900433">
                <text:p>55.900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46.958618">
                <text:p>46.958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49.890739">
                <text:p>49.890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57.353188">
                <text:p>57.353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59.661072">
                <text:p>59.661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72.058647">
                <text:p>72.058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73.446533">
                <text:p>73.446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57.04953">
                <text:p>57.04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48.603462">
                <text:p>48.603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41.86771">
                <text:p>41.86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9.850159">
                <text:p>39.850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41.60289">
                <text:p>41.60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44.539227">
                <text:p>44.5392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5.727104">
                <text:p>45.727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47.394405">
                <text:p>47.394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57.619858">
                <text:p>57.619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74.272552">
                <text:p>74.272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122.242249">
                <text:p>122.242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179.951996">
                <text:p>179.951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128.505905">
                <text:p>128.505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85.118614">
                <text:p>85.118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67.924675">
                <text:p>67.924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64.848946">
                <text:p>64.8489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92.147705">
                <text:p>92.147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86.784698">
                <text:p>86.784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64.572594">
                <text:p>64.572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47.868919">
                <text:p>47.868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38.18713">
                <text:p>38.187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31.085892">
                <text:p>31.0858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26.501646">
                <text:p>26.5016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22.582285">
                <text:p>22.582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20.163464">
                <text:p>20.163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19.325314">
                <text:p>19.325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18.976797">
                <text:p>18.976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17.909557">
                <text:p>17.909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16.358616">
                <text:p>16.358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14.827132">
                <text:p>14.827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13.561042">
                <text:p>13.561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12.522889">
                <text:p>12.522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11.545283">
                <text:p>11.545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10.678617">
                <text:p>10.678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9.993192">
                <text:p>9.993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9.359828">
                <text:p>9.359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8.567737">
                <text:p>8.567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7.806525">
                <text:p>7.8065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6.971951">
                <text:p>6.971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6.223495">
                <text:p>6.2234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5.628344">
                <text:p>5.6283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4.88589">
                <text:p>4.88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4.280465">
                <text:p>4.2804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3.667131">
                <text:p>3.667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3.30286">
                <text:p>3.30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2.727102">
                <text:p>2.727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2.170738">
                <text:p>2.170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1.833192">
                <text:p>1.8331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1.423495">
                <text:p>1.4234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.087737">
                <text:p>1.087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0.954981">
                <text:p>0.954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774375">
                <text:p>0.77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0.660435">
                <text:p>0.660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0.674981">
                <text:p>0.674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0.712557">
                <text:p>0.712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0.569526">
                <text:p>0.569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0.578011">
                <text:p>0.578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0.434981">
                <text:p>0.434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